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0512in" svg:y="0.0394in">
            <draw:object draw:notify-on-update-of-ranges="Sheet1.C1:Sheet1.C400 Sheet1.A1:Sheet1.A400 Sheet1.B1:Sheet1.B4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970423908676">
            <text:p>0.9704239087</text:p>
          </table:table-cell>
          <table:table-cell office:value-type="float" office:value="3.20726688885">
            <text:p>3.2072668889</text:p>
          </table:table-cell>
          <table:table-cell office:value-type="string">
            <text:p>2_2_0.05_0.05</text:p>
          </table:table-cell>
        </table:table-row>
        <table:table-row table:style-name="ro1">
          <table:table-cell office:value-type="float" office:value="0.953505998174">
            <text:p>0.9535059982</text:p>
          </table:table-cell>
          <table:table-cell office:value-type="float" office:value="3.15243826278">
            <text:p>3.1524382628</text:p>
          </table:table-cell>
          <table:table-cell office:value-type="string">
            <text:p>2_2_0.05_0.1</text:p>
          </table:table-cell>
        </table:table-row>
        <table:table-row table:style-name="ro1">
          <table:table-cell office:value-type="float" office:value="0.936836263014">
            <text:p>0.936836263</text:p>
          </table:table-cell>
          <table:table-cell office:value-type="float" office:value="3.09734575194">
            <text:p>3.0973457519</text:p>
          </table:table-cell>
          <table:table-cell office:value-type="string">
            <text:p>2_2_0.05_0.15</text:p>
          </table:table-cell>
        </table:table-row>
        <table:table-row table:style-name="ro1">
          <table:table-cell office:value-type="float" office:value="0.920632919635">
            <text:p>0.9206329196</text:p>
          </table:table-cell>
          <table:table-cell office:value-type="float" office:value="3.04225009804">
            <text:p>3.042250098</text:p>
          </table:table-cell>
          <table:table-cell office:value-type="string">
            <text:p>2_2_0.05_0.2</text:p>
          </table:table-cell>
        </table:table-row>
        <table:table-row table:style-name="ro1">
          <table:table-cell office:value-type="float" office:value="0.904506452055">
            <text:p>0.9045064521</text:p>
          </table:table-cell>
          <table:table-cell office:value-type="float" office:value="2.9894158834">
            <text:p>2.9894158834</text:p>
          </table:table-cell>
          <table:table-cell office:value-type="string">
            <text:p>2_2_0.05_0.25</text:p>
          </table:table-cell>
        </table:table-row>
        <table:table-row table:style-name="ro1">
          <table:table-cell office:value-type="float" office:value="0.954504908676">
            <text:p>0.9545049087</text:p>
          </table:table-cell>
          <table:table-cell office:value-type="float" office:value="3.15711904878">
            <text:p>3.1571190488</text:p>
          </table:table-cell>
          <table:table-cell office:value-type="string">
            <text:p>2_2_0.1_0.05</text:p>
          </table:table-cell>
        </table:table-row>
        <table:table-row table:style-name="ro1">
          <table:table-cell office:value-type="float" office:value="0.93787323105">
            <text:p>0.9378732311</text:p>
          </table:table-cell>
          <table:table-cell office:value-type="float" office:value="3.09885708842">
            <text:p>3.0988570884</text:p>
          </table:table-cell>
          <table:table-cell office:value-type="string">
            <text:p>2_2_0.1_0.1</text:p>
          </table:table-cell>
        </table:table-row>
        <table:table-row table:style-name="ro1">
          <table:table-cell office:value-type="float" office:value="0.921262486758">
            <text:p>0.9212624868</text:p>
          </table:table-cell>
          <table:table-cell office:value-type="float" office:value="3.04402088667">
            <text:p>3.0440208867</text:p>
          </table:table-cell>
          <table:table-cell office:value-type="string">
            <text:p>2_2_0.1_0.15</text:p>
          </table:table-cell>
        </table:table-row>
        <table:table-row table:style-name="ro1">
          <table:table-cell office:value-type="float" office:value="0.904695630137">
            <text:p>0.9046956301</text:p>
          </table:table-cell>
          <table:table-cell office:value-type="float" office:value="2.9877727156">
            <text:p>2.9877727156</text:p>
          </table:table-cell>
          <table:table-cell office:value-type="string">
            <text:p>2_2_0.1_0.2</text:p>
          </table:table-cell>
        </table:table-row>
        <table:table-row table:style-name="ro1">
          <table:table-cell office:value-type="float" office:value="0.887115494064">
            <text:p>0.8871154941</text:p>
          </table:table-cell>
          <table:table-cell office:value-type="float" office:value="2.93164263506">
            <text:p>2.9316426351</text:p>
          </table:table-cell>
          <table:table-cell office:value-type="string">
            <text:p>2_2_0.1_0.25</text:p>
          </table:table-cell>
        </table:table-row>
        <table:table-row table:style-name="ro1">
          <table:table-cell office:value-type="float" office:value="0.937837863927">
            <text:p>0.9378378639</text:p>
          </table:table-cell>
          <table:table-cell office:value-type="float" office:value="3.10135636621">
            <text:p>3.1013563662</text:p>
          </table:table-cell>
          <table:table-cell office:value-type="string">
            <text:p>2_2_0.15_0.05</text:p>
          </table:table-cell>
        </table:table-row>
        <table:table-row table:style-name="ro1">
          <table:table-cell office:value-type="float" office:value="0.921679921461">
            <text:p>0.9216799215</text:p>
          </table:table-cell>
          <table:table-cell office:value-type="float" office:value="3.04810143673">
            <text:p>3.0481014367</text:p>
          </table:table-cell>
          <table:table-cell office:value-type="string">
            <text:p>2_2_0.15_0.1</text:p>
          </table:table-cell>
        </table:table-row>
        <table:table-row table:style-name="ro1">
          <table:table-cell office:value-type="float" office:value="0.904993708676">
            <text:p>0.9049937087</text:p>
          </table:table-cell>
          <table:table-cell office:value-type="float" office:value="2.9924261651">
            <text:p>2.9924261651</text:p>
          </table:table-cell>
          <table:table-cell office:value-type="string">
            <text:p>2_2_0.15_0.15</text:p>
          </table:table-cell>
        </table:table-row>
        <table:table-row table:style-name="ro1">
          <table:table-cell office:value-type="float" office:value="0.888403182648">
            <text:p>0.8884031826</text:p>
          </table:table-cell>
          <table:table-cell office:value-type="float" office:value="2.93936874527">
            <text:p>2.9393687453</text:p>
          </table:table-cell>
          <table:table-cell office:value-type="string">
            <text:p>2_2_0.15_0.2</text:p>
          </table:table-cell>
        </table:table-row>
        <table:table-row table:style-name="ro1">
          <table:table-cell office:value-type="float" office:value="0.871363915982">
            <text:p>0.871363916</text:p>
          </table:table-cell>
          <table:table-cell office:value-type="float" office:value="2.87996042618">
            <text:p>2.8799604262</text:p>
          </table:table-cell>
          <table:table-cell office:value-type="string">
            <text:p>2_2_0.15_0.25</text:p>
          </table:table-cell>
        </table:table-row>
        <table:table-row table:style-name="ro1">
          <table:table-cell office:value-type="float" office:value="0.921461303196">
            <text:p>0.9214613032</text:p>
          </table:table-cell>
          <table:table-cell office:value-type="float" office:value="3.04844287423">
            <text:p>3.0484428742</text:p>
          </table:table-cell>
          <table:table-cell office:value-type="string">
            <text:p>2_2_0.2_0.05</text:p>
          </table:table-cell>
        </table:table-row>
        <table:table-row table:style-name="ro1">
          <table:table-cell office:value-type="float" office:value="0.904458938813">
            <text:p>0.9044589388</text:p>
          </table:table-cell>
          <table:table-cell office:value-type="float" office:value="2.99101141556">
            <text:p>2.9910114156</text:p>
          </table:table-cell>
          <table:table-cell office:value-type="string">
            <text:p>2_2_0.2_0.1</text:p>
          </table:table-cell>
        </table:table-row>
        <table:table-row table:style-name="ro1">
          <table:table-cell office:value-type="float" office:value="0.887867973516">
            <text:p>0.8878679735</text:p>
          </table:table-cell>
          <table:table-cell office:value-type="float" office:value="2.93614661167">
            <text:p>2.9361466117</text:p>
          </table:table-cell>
          <table:table-cell office:value-type="string">
            <text:p>2_2_0.2_0.15</text:p>
          </table:table-cell>
        </table:table-row>
        <table:table-row table:style-name="ro1">
          <table:table-cell office:value-type="float" office:value="0.871553214612">
            <text:p>0.8715532146</text:p>
          </table:table-cell>
          <table:table-cell office:value-type="float" office:value="2.88239002412">
            <text:p>2.8823900241</text:p>
          </table:table-cell>
          <table:table-cell office:value-type="string">
            <text:p>2_2_0.2_0.2</text:p>
          </table:table-cell>
        </table:table-row>
        <table:table-row table:style-name="ro1">
          <table:table-cell office:value-type="float" office:value="0.854466032877">
            <text:p>0.8544660329</text:p>
          </table:table-cell>
          <table:table-cell office:value-type="float" office:value="2.82521804023">
            <text:p>2.8252180402</text:p>
          </table:table-cell>
          <table:table-cell office:value-type="string">
            <text:p>2_2_0.2_0.25</text:p>
          </table:table-cell>
        </table:table-row>
        <table:table-row table:style-name="ro1">
          <table:table-cell office:value-type="float" office:value="0.904431945205">
            <text:p>0.9044319452</text:p>
          </table:table-cell>
          <table:table-cell office:value-type="float" office:value="2.99107078582">
            <text:p>2.9910707858</text:p>
          </table:table-cell>
          <table:table-cell office:value-type="string">
            <text:p>2_2_0.25_0.05</text:p>
          </table:table-cell>
        </table:table-row>
        <table:table-row table:style-name="ro1">
          <table:table-cell office:value-type="float" office:value="0.888232842922">
            <text:p>0.8882328429</text:p>
          </table:table-cell>
          <table:table-cell office:value-type="float" office:value="2.93901877051">
            <text:p>2.9390187705</text:p>
          </table:table-cell>
          <table:table-cell office:value-type="string">
            <text:p>2_2_0.25_0.1</text:p>
          </table:table-cell>
        </table:table-row>
        <table:table-row table:style-name="ro1">
          <table:table-cell office:value-type="float" office:value="0.871740326027">
            <text:p>0.871740326</text:p>
          </table:table-cell>
          <table:table-cell office:value-type="float" office:value="2.88161825453">
            <text:p>2.8816182545</text:p>
          </table:table-cell>
          <table:table-cell office:value-type="string">
            <text:p>2_2_0.25_0.15</text:p>
          </table:table-cell>
        </table:table-row>
        <table:table-row table:style-name="ro1">
          <table:table-cell office:value-type="float" office:value="0.855183379909">
            <text:p>0.8551833799</text:p>
          </table:table-cell>
          <table:table-cell office:value-type="float" office:value="2.82686426937">
            <text:p>2.8268642694</text:p>
          </table:table-cell>
          <table:table-cell office:value-type="string">
            <text:p>2_2_0.25_0.2</text:p>
          </table:table-cell>
        </table:table-row>
        <table:table-row table:style-name="ro1">
          <table:table-cell office:value-type="float" office:value="0.838149408219">
            <text:p>0.8381494082</text:p>
          </table:table-cell>
          <table:table-cell office:value-type="float" office:value="2.77101590099">
            <text:p>2.771015901</text:p>
          </table:table-cell>
          <table:table-cell office:value-type="string">
            <text:p>2_2_0.25_0.25</text:p>
          </table:table-cell>
        </table:table-row>
        <table:table-row table:style-name="ro1">
          <table:table-cell office:value-type="float" office:value="0.969939868493">
            <text:p>0.9699398685</text:p>
          </table:table-cell>
          <table:table-cell office:value-type="float" office:value="4.39254673852">
            <text:p>4.3925467385</text:p>
          </table:table-cell>
          <table:table-cell office:value-type="string">
            <text:p>2_4_0.05_0.05</text:p>
          </table:table-cell>
        </table:table-row>
        <table:table-row table:style-name="ro1">
          <table:table-cell office:value-type="float" office:value="0.953837731507">
            <text:p>0.9538377315</text:p>
          </table:table-cell>
          <table:table-cell office:value-type="float" office:value="4.31922134076">
            <text:p>4.3192213408</text:p>
          </table:table-cell>
          <table:table-cell office:value-type="string">
            <text:p>2_4_0.05_0.1</text:p>
          </table:table-cell>
        </table:table-row>
        <table:table-row table:style-name="ro1">
          <table:table-cell office:value-type="float" office:value="0.937777950685">
            <text:p>0.9377779507</text:p>
          </table:table-cell>
          <table:table-cell office:value-type="float" office:value="4.24819513457">
            <text:p>4.2481951346</text:p>
          </table:table-cell>
          <table:table-cell office:value-type="string">
            <text:p>2_4_0.05_0.15</text:p>
          </table:table-cell>
        </table:table-row>
        <table:table-row table:style-name="ro1">
          <table:table-cell office:value-type="float" office:value="0.921258765297">
            <text:p>0.9212587653</text:p>
          </table:table-cell>
          <table:table-cell office:value-type="float" office:value="4.17327696861">
            <text:p>4.1732769686</text:p>
          </table:table-cell>
          <table:table-cell office:value-type="string">
            <text:p>2_4_0.05_0.2</text:p>
          </table:table-cell>
        </table:table-row>
        <table:table-row table:style-name="ro1">
          <table:table-cell office:value-type="float" office:value="0.904304842922">
            <text:p>0.9043048429</text:p>
          </table:table-cell>
          <table:table-cell office:value-type="float" office:value="4.09511141475">
            <text:p>4.0951114148</text:p>
          </table:table-cell>
          <table:table-cell office:value-type="string">
            <text:p>2_4_0.05_0.25</text:p>
          </table:table-cell>
        </table:table-row>
        <table:table-row table:style-name="ro1">
          <table:table-cell office:value-type="float" office:value="0.953210980822">
            <text:p>0.9532109808</text:p>
          </table:table-cell>
          <table:table-cell office:value-type="float" office:value="4.31698223335">
            <text:p>4.3169822334</text:p>
          </table:table-cell>
          <table:table-cell office:value-type="string">
            <text:p>2_4_0.1_0.05</text:p>
          </table:table-cell>
        </table:table-row>
        <table:table-row table:style-name="ro1">
          <table:table-cell office:value-type="float" office:value="0.936684634703">
            <text:p>0.9366846347</text:p>
          </table:table-cell>
          <table:table-cell office:value-type="float" office:value="4.24147046795">
            <text:p>4.241470468</text:p>
          </table:table-cell>
          <table:table-cell office:value-type="string">
            <text:p>2_4_0.1_0.1</text:p>
          </table:table-cell>
        </table:table-row>
        <table:table-row table:style-name="ro1">
          <table:table-cell office:value-type="float" office:value="0.920555378082">
            <text:p>0.9205553781</text:p>
          </table:table-cell>
          <table:table-cell office:value-type="float" office:value="4.16960959966">
            <text:p>4.1696095997</text:p>
          </table:table-cell>
          <table:table-cell office:value-type="string">
            <text:p>2_4_0.1_0.15</text:p>
          </table:table-cell>
        </table:table-row>
        <table:table-row table:style-name="ro1">
          <table:table-cell office:value-type="float" office:value="0.903374131507">
            <text:p>0.9033741315</text:p>
          </table:table-cell>
          <table:table-cell office:value-type="float" office:value="4.09173469955">
            <text:p>4.0917346996</text:p>
          </table:table-cell>
          <table:table-cell office:value-type="string">
            <text:p>2_4_0.1_0.2</text:p>
          </table:table-cell>
        </table:table-row>
        <table:table-row table:style-name="ro1">
          <table:table-cell office:value-type="float" office:value="0.886729158904">
            <text:p>0.8867291589</text:p>
          </table:table-cell>
          <table:table-cell office:value-type="float" office:value="4.01646687574">
            <text:p>4.0164668757</text:p>
          </table:table-cell>
          <table:table-cell office:value-type="string">
            <text:p>2_4_0.1_0.25</text:p>
          </table:table-cell>
        </table:table-row>
        <table:table-row table:style-name="ro1">
          <table:table-cell office:value-type="float" office:value="0.937040076712">
            <text:p>0.9370400767</text:p>
          </table:table-cell>
          <table:table-cell office:value-type="float" office:value="4.24226643052">
            <text:p>4.2422664305</text:p>
          </table:table-cell>
          <table:table-cell office:value-type="string">
            <text:p>2_4_0.15_0.05</text:p>
          </table:table-cell>
        </table:table-row>
        <table:table-row table:style-name="ro1">
          <table:table-cell office:value-type="float" office:value="0.920812094064">
            <text:p>0.9208120941</text:p>
          </table:table-cell>
          <table:table-cell office:value-type="float" office:value="4.16834077534">
            <text:p>4.1683407753</text:p>
          </table:table-cell>
          <table:table-cell office:value-type="string">
            <text:p>2_4_0.15_0.1</text:p>
          </table:table-cell>
        </table:table-row>
        <table:table-row table:style-name="ro1">
          <table:table-cell office:value-type="float" office:value="0.904534058447">
            <text:p>0.9045340584</text:p>
          </table:table-cell>
          <table:table-cell office:value-type="float" office:value="4.09385247584">
            <text:p>4.0938524758</text:p>
          </table:table-cell>
          <table:table-cell office:value-type="string">
            <text:p>2_4_0.15_0.15</text:p>
          </table:table-cell>
        </table:table-row>
        <table:table-row table:style-name="ro1">
          <table:table-cell office:value-type="float" office:value="0.887494986301">
            <text:p>0.8874949863</text:p>
          </table:table-cell>
          <table:table-cell office:value-type="float" office:value="4.01879576093">
            <text:p>4.0187957609</text:p>
          </table:table-cell>
          <table:table-cell office:value-type="string">
            <text:p>2_4_0.15_0.2</text:p>
          </table:table-cell>
        </table:table-row>
        <table:table-row table:style-name="ro1">
          <table:table-cell office:value-type="float" office:value="0.870869505023">
            <text:p>0.870869505</text:p>
          </table:table-cell>
          <table:table-cell office:value-type="float" office:value="3.94352621056">
            <text:p>3.9435262106</text:p>
          </table:table-cell>
          <table:table-cell office:value-type="string">
            <text:p>2_4_0.15_0.25</text:p>
          </table:table-cell>
        </table:table-row>
        <table:table-row table:style-name="ro1">
          <table:table-cell office:value-type="float" office:value="0.920794052055">
            <text:p>0.9207940521</text:p>
          </table:table-cell>
          <table:table-cell office:value-type="float" office:value="4.16895212704">
            <text:p>4.168952127</text:p>
          </table:table-cell>
          <table:table-cell office:value-type="string">
            <text:p>2_4_0.2_0.05</text:p>
          </table:table-cell>
        </table:table-row>
        <table:table-row table:style-name="ro1">
          <table:table-cell office:value-type="float" office:value="0.90436403379">
            <text:p>0.9043640338</text:p>
          </table:table-cell>
          <table:table-cell office:value-type="float" office:value="4.09544517809">
            <text:p>4.0954451781</text:p>
          </table:table-cell>
          <table:table-cell office:value-type="string">
            <text:p>2_4_0.2_0.1</text:p>
          </table:table-cell>
        </table:table-row>
        <table:table-row table:style-name="ro1">
          <table:table-cell office:value-type="float" office:value="0.887973275799">
            <text:p>0.8879732758</text:p>
          </table:table-cell>
          <table:table-cell office:value-type="float" office:value="4.02018848459">
            <text:p>4.0201884846</text:p>
          </table:table-cell>
          <table:table-cell office:value-type="string">
            <text:p>2_4_0.2_0.15</text:p>
          </table:table-cell>
        </table:table-row>
        <table:table-row table:style-name="ro1">
          <table:table-cell office:value-type="float" office:value="0.871007231963">
            <text:p>0.871007232</text:p>
          </table:table-cell>
          <table:table-cell office:value-type="float" office:value="3.94340802057">
            <text:p>3.9434080206</text:p>
          </table:table-cell>
          <table:table-cell office:value-type="string">
            <text:p>2_4_0.2_0.2</text:p>
          </table:table-cell>
        </table:table-row>
        <table:table-row table:style-name="ro1">
          <table:table-cell office:value-type="float" office:value="0.853932540639">
            <text:p>0.8539325406</text:p>
          </table:table-cell>
          <table:table-cell office:value-type="float" office:value="3.86621570206">
            <text:p>3.8662157021</text:p>
          </table:table-cell>
          <table:table-cell office:value-type="string">
            <text:p>2_4_0.2_0.25</text:p>
          </table:table-cell>
        </table:table-row>
        <table:table-row table:style-name="ro1">
          <table:table-cell office:value-type="float" office:value="0.90399493242">
            <text:p>0.9039949324</text:p>
          </table:table-cell>
          <table:table-cell office:value-type="float" office:value="4.09412090451">
            <text:p>4.0941209045</text:p>
          </table:table-cell>
          <table:table-cell office:value-type="string">
            <text:p>2_4_0.25_0.05</text:p>
          </table:table-cell>
        </table:table-row>
        <table:table-row table:style-name="ro1">
          <table:table-cell office:value-type="float" office:value="0.886913891324">
            <text:p>0.8869138913</text:p>
          </table:table-cell>
          <table:table-cell office:value-type="float" office:value="4.01466304571">
            <text:p>4.0146630457</text:p>
          </table:table-cell>
          <table:table-cell office:value-type="string">
            <text:p>2_4_0.25_0.1</text:p>
          </table:table-cell>
        </table:table-row>
        <table:table-row table:style-name="ro1">
          <table:table-cell office:value-type="float" office:value="0.87068829589">
            <text:p>0.8706882959</text:p>
          </table:table-cell>
          <table:table-cell office:value-type="float" office:value="3.94080796462">
            <text:p>3.9408079646</text:p>
          </table:table-cell>
          <table:table-cell office:value-type="string">
            <text:p>2_4_0.25_0.15</text:p>
          </table:table-cell>
        </table:table-row>
        <table:table-row table:style-name="ro1">
          <table:table-cell office:value-type="float" office:value="0.85485296895">
            <text:p>0.854852969</text:p>
          </table:table-cell>
          <table:table-cell office:value-type="float" office:value="3.87292936888">
            <text:p>3.8729293689</text:p>
          </table:table-cell>
          <table:table-cell office:value-type="string">
            <text:p>2_4_0.25_0.2</text:p>
          </table:table-cell>
        </table:table-row>
        <table:table-row table:style-name="ro1">
          <table:table-cell office:value-type="float" office:value="0.837740346119">
            <text:p>0.8377403461</text:p>
          </table:table-cell>
          <table:table-cell office:value-type="float" office:value="3.79543261862">
            <text:p>3.7954326186</text:p>
          </table:table-cell>
          <table:table-cell office:value-type="string">
            <text:p>2_4_0.25_0.25</text:p>
          </table:table-cell>
        </table:table-row>
        <table:table-row table:style-name="ro1">
          <table:table-cell office:value-type="float" office:value="0.968974546119">
            <text:p>0.9689745461</text:p>
          </table:table-cell>
          <table:table-cell office:value-type="float" office:value="5.35978324837">
            <text:p>5.3597832484</text:p>
          </table:table-cell>
          <table:table-cell office:value-type="string">
            <text:p>2_6_0.05_0.05</text:p>
          </table:table-cell>
        </table:table-row>
        <table:table-row table:style-name="ro1">
          <table:table-cell office:value-type="float" office:value="0.953208678539">
            <text:p>0.9532086785</text:p>
          </table:table-cell>
          <table:table-cell office:value-type="float" office:value="5.27224200895">
            <text:p>5.272242009</text:p>
          </table:table-cell>
          <table:table-cell office:value-type="string">
            <text:p>2_6_0.05_0.1</text:p>
          </table:table-cell>
        </table:table-row>
        <table:table-row table:style-name="ro1">
          <table:table-cell office:value-type="float" office:value="0.936646722374">
            <text:p>0.9366467224</text:p>
          </table:table-cell>
          <table:table-cell office:value-type="float" office:value="5.18063583648">
            <text:p>5.1806358365</text:p>
          </table:table-cell>
          <table:table-cell office:value-type="string">
            <text:p>2_6_0.05_0.15</text:p>
          </table:table-cell>
        </table:table-row>
        <table:table-row table:style-name="ro1">
          <table:table-cell office:value-type="float" office:value="0.91969153516">
            <text:p>0.9196915352</text:p>
          </table:table-cell>
          <table:table-cell office:value-type="float" office:value="5.08580198082">
            <text:p>5.0858019808</text:p>
          </table:table-cell>
          <table:table-cell office:value-type="string">
            <text:p>2_6_0.05_0.2</text:p>
          </table:table-cell>
        </table:table-row>
        <table:table-row table:style-name="ro1">
          <table:table-cell office:value-type="float" office:value="0.903596254795">
            <text:p>0.9035962548</text:p>
          </table:table-cell>
          <table:table-cell office:value-type="float" office:value="4.9983785997">
            <text:p>4.9983785997</text:p>
          </table:table-cell>
          <table:table-cell office:value-type="string">
            <text:p>2_6_0.05_0.25</text:p>
          </table:table-cell>
        </table:table-row>
        <table:table-row table:style-name="ro1">
          <table:table-cell office:value-type="float" office:value="0.953617720548">
            <text:p>0.9536177205</text:p>
          </table:table-cell>
          <table:table-cell office:value-type="float" office:value="5.27442957131">
            <text:p>5.2744295713</text:p>
          </table:table-cell>
          <table:table-cell office:value-type="string">
            <text:p>2_6_0.1_0.05</text:p>
          </table:table-cell>
        </table:table-row>
        <table:table-row table:style-name="ro1">
          <table:table-cell office:value-type="float" office:value="0.936856948858">
            <text:p>0.9368569489</text:p>
          </table:table-cell>
          <table:table-cell office:value-type="float" office:value="5.18400371559">
            <text:p>5.1840037156</text:p>
          </table:table-cell>
          <table:table-cell office:value-type="string">
            <text:p>2_6_0.1_0.1</text:p>
          </table:table-cell>
        </table:table-row>
        <table:table-row table:style-name="ro1">
          <table:table-cell office:value-type="float" office:value="0.920393957078">
            <text:p>0.9203939571</text:p>
          </table:table-cell>
          <table:table-cell office:value-type="float" office:value="5.09291868995">
            <text:p>5.09291869</text:p>
          </table:table-cell>
          <table:table-cell office:value-type="string">
            <text:p>2_6_0.1_0.15</text:p>
          </table:table-cell>
        </table:table-row>
        <table:table-row table:style-name="ro1">
          <table:table-cell office:value-type="float" office:value="0.903351494064">
            <text:p>0.9033514941</text:p>
          </table:table-cell>
          <table:table-cell office:value-type="float" office:value="4.9937608649">
            <text:p>4.9937608649</text:p>
          </table:table-cell>
          <table:table-cell office:value-type="string">
            <text:p>2_6_0.1_0.2</text:p>
          </table:table-cell>
        </table:table-row>
        <table:table-row table:style-name="ro1">
          <table:table-cell office:value-type="float" office:value="0.887004745205">
            <text:p>0.8870047452</text:p>
          </table:table-cell>
          <table:table-cell office:value-type="float" office:value="4.90380548661">
            <text:p>4.9038054866</text:p>
          </table:table-cell>
          <table:table-cell office:value-type="string">
            <text:p>2_6_0.1_0.25</text:p>
          </table:table-cell>
        </table:table-row>
        <table:table-row table:style-name="ro1">
          <table:table-cell office:value-type="float" office:value="0.936344255708">
            <text:p>0.9363442557</text:p>
          </table:table-cell>
          <table:table-cell office:value-type="float" office:value="5.17806052719">
            <text:p>5.1780605272</text:p>
          </table:table-cell>
          <table:table-cell office:value-type="string">
            <text:p>2_6_0.15_0.05</text:p>
          </table:table-cell>
        </table:table-row>
        <table:table-row table:style-name="ro1">
          <table:table-cell office:value-type="float" office:value="0.920522967123">
            <text:p>0.9205229671</text:p>
          </table:table-cell>
          <table:table-cell office:value-type="float" office:value="5.09279251449">
            <text:p>5.0927925145</text:p>
          </table:table-cell>
          <table:table-cell office:value-type="string">
            <text:p>2_6_0.15_0.1</text:p>
          </table:table-cell>
        </table:table-row>
        <table:table-row table:style-name="ro1">
          <table:table-cell office:value-type="float" office:value="0.903800199087">
            <text:p>0.9038001991</text:p>
          </table:table-cell>
          <table:table-cell office:value-type="float" office:value="5.0003949952">
            <text:p>5.0003949952</text:p>
          </table:table-cell>
          <table:table-cell office:value-type="string">
            <text:p>2_6_0.15_0.15</text:p>
          </table:table-cell>
        </table:table-row>
        <table:table-row table:style-name="ro1">
          <table:table-cell office:value-type="float" office:value="0.886984063014">
            <text:p>0.886984063</text:p>
          </table:table-cell>
          <table:table-cell office:value-type="float" office:value="4.90364852619">
            <text:p>4.9036485262</text:p>
          </table:table-cell>
          <table:table-cell office:value-type="string">
            <text:p>2_6_0.15_0.2</text:p>
          </table:table-cell>
        </table:table-row>
        <table:table-row table:style-name="ro1">
          <table:table-cell office:value-type="float" office:value="0.871053344292">
            <text:p>0.8710533443</text:p>
          </table:table-cell>
          <table:table-cell office:value-type="float" office:value="4.81665097643">
            <text:p>4.8166509764</text:p>
          </table:table-cell>
          <table:table-cell office:value-type="string">
            <text:p>2_6_0.15_0.25</text:p>
          </table:table-cell>
        </table:table-row>
        <table:table-row table:style-name="ro1">
          <table:table-cell office:value-type="float" office:value="0.920307515982">
            <text:p>0.920307516</text:p>
          </table:table-cell>
          <table:table-cell office:value-type="float" office:value="5.09317020893">
            <text:p>5.0931702089</text:p>
          </table:table-cell>
          <table:table-cell office:value-type="string">
            <text:p>2_6_0.2_0.05</text:p>
          </table:table-cell>
        </table:table-row>
        <table:table-row table:style-name="ro1">
          <table:table-cell office:value-type="float" office:value="0.903926669406">
            <text:p>0.9039266694</text:p>
          </table:table-cell>
          <table:table-cell office:value-type="float" office:value="4.99875907225">
            <text:p>4.9987590723</text:p>
          </table:table-cell>
          <table:table-cell office:value-type="string">
            <text:p>2_6_0.2_0.1</text:p>
          </table:table-cell>
        </table:table-row>
        <table:table-row table:style-name="ro1">
          <table:table-cell office:value-type="float" office:value="0.887234515068">
            <text:p>0.8872345151</text:p>
          </table:table-cell>
          <table:table-cell office:value-type="float" office:value="4.90640464347">
            <text:p>4.9064046435</text:p>
          </table:table-cell>
          <table:table-cell office:value-type="string">
            <text:p>2_6_0.2_0.15</text:p>
          </table:table-cell>
        </table:table-row>
        <table:table-row table:style-name="ro1">
          <table:table-cell office:value-type="float" office:value="0.871512507763">
            <text:p>0.8715125078</text:p>
          </table:table-cell>
          <table:table-cell office:value-type="float" office:value="4.8166225828">
            <text:p>4.8166225828</text:p>
          </table:table-cell>
          <table:table-cell office:value-type="string">
            <text:p>2_6_0.2_0.2</text:p>
          </table:table-cell>
        </table:table-row>
        <table:table-row table:style-name="ro1">
          <table:table-cell office:value-type="float" office:value="0.854667370776">
            <text:p>0.8546673708</text:p>
          </table:table-cell>
          <table:table-cell office:value-type="float" office:value="4.72684000215">
            <text:p>4.7268400022</text:p>
          </table:table-cell>
          <table:table-cell office:value-type="string">
            <text:p>2_6_0.2_0.25</text:p>
          </table:table-cell>
        </table:table-row>
        <table:table-row table:style-name="ro1">
          <table:table-cell office:value-type="float" office:value="0.90327372968">
            <text:p>0.9032737297</text:p>
          </table:table-cell>
          <table:table-cell office:value-type="float" office:value="4.99681971404">
            <text:p>4.996819714</text:p>
          </table:table-cell>
          <table:table-cell office:value-type="string">
            <text:p>2_6_0.25_0.05</text:p>
          </table:table-cell>
        </table:table-row>
        <table:table-row table:style-name="ro1">
          <table:table-cell office:value-type="float" office:value="0.886051524201">
            <text:p>0.8860515242</text:p>
          </table:table-cell>
          <table:table-cell office:value-type="float" office:value="4.90063634481">
            <text:p>4.9006363448</text:p>
          </table:table-cell>
          <table:table-cell office:value-type="string">
            <text:p>2_6_0.25_0.1</text:p>
          </table:table-cell>
        </table:table-row>
        <table:table-row table:style-name="ro1">
          <table:table-cell office:value-type="float" office:value="0.870912352511">
            <text:p>0.8709123525</text:p>
          </table:table-cell>
          <table:table-cell office:value-type="float" office:value="4.81792007089">
            <text:p>4.8179200709</text:p>
          </table:table-cell>
          <table:table-cell office:value-type="string">
            <text:p>2_6_0.25_0.15</text:p>
          </table:table-cell>
        </table:table-row>
        <table:table-row table:style-name="ro1">
          <table:table-cell office:value-type="float" office:value="0.854735628311">
            <text:p>0.8547356283</text:p>
          </table:table-cell>
          <table:table-cell office:value-type="float" office:value="4.72940895684">
            <text:p>4.7294089568</text:p>
          </table:table-cell>
          <table:table-cell office:value-type="string">
            <text:p>2_6_0.25_0.2</text:p>
          </table:table-cell>
        </table:table-row>
        <table:table-row table:style-name="ro1">
          <table:table-cell office:value-type="float" office:value="0.83814983105">
            <text:p>0.8381498311</text:p>
          </table:table-cell>
          <table:table-cell office:value-type="float" office:value="4.63764564867">
            <text:p>4.6376456487</text:p>
          </table:table-cell>
          <table:table-cell office:value-type="string">
            <text:p>2_6_0.25_0.25</text:p>
          </table:table-cell>
        </table:table-row>
        <table:table-row table:style-name="ro1">
          <table:table-cell office:value-type="float" office:value="0.969335369863">
            <text:p>0.9693353699</text:p>
          </table:table-cell>
          <table:table-cell office:value-type="float" office:value="6.15866362606">
            <text:p>6.1586636261</text:p>
          </table:table-cell>
          <table:table-cell office:value-type="string">
            <text:p>2_8_0.05_0.05</text:p>
          </table:table-cell>
        </table:table-row>
        <table:table-row table:style-name="ro1">
          <table:table-cell office:value-type="float" office:value="0.952917778995">
            <text:p>0.952917779</text:p>
          </table:table-cell>
          <table:table-cell office:value-type="float" office:value="6.05604118495">
            <text:p>6.056041185</text:p>
          </table:table-cell>
          <table:table-cell office:value-type="string">
            <text:p>2_8_0.05_0.1</text:p>
          </table:table-cell>
        </table:table-row>
        <table:table-row table:style-name="ro1">
          <table:table-cell office:value-type="float" office:value="0.936388990868">
            <text:p>0.9363889909</text:p>
          </table:table-cell>
          <table:table-cell office:value-type="float" office:value="5.95201253492">
            <text:p>5.9520125349</text:p>
          </table:table-cell>
          <table:table-cell office:value-type="string">
            <text:p>2_8_0.05_0.15</text:p>
          </table:table-cell>
        </table:table-row>
        <table:table-row table:style-name="ro1">
          <table:table-cell office:value-type="float" office:value="0.920022691324">
            <text:p>0.9200226913</text:p>
          </table:table-cell>
          <table:table-cell office:value-type="float" office:value="5.84799111612">
            <text:p>5.8479911161</text:p>
          </table:table-cell>
          <table:table-cell office:value-type="string">
            <text:p>2_8_0.05_0.2</text:p>
          </table:table-cell>
        </table:table-row>
        <table:table-row table:style-name="ro1">
          <table:table-cell office:value-type="float" office:value="0.904007148858">
            <text:p>0.9040071489</text:p>
          </table:table-cell>
          <table:table-cell office:value-type="float" office:value="5.74149471045">
            <text:p>5.7414947105</text:p>
          </table:table-cell>
          <table:table-cell office:value-type="string">
            <text:p>2_8_0.05_0.25</text:p>
          </table:table-cell>
        </table:table-row>
        <table:table-row table:style-name="ro1">
          <table:table-cell office:value-type="float" office:value="0.953296526941">
            <text:p>0.9532965269</text:p>
          </table:table-cell>
          <table:table-cell office:value-type="float" office:value="6.0525841639">
            <text:p>6.0525841639</text:p>
          </table:table-cell>
          <table:table-cell office:value-type="string">
            <text:p>2_8_0.1_0.05</text:p>
          </table:table-cell>
        </table:table-row>
        <table:table-row table:style-name="ro1">
          <table:table-cell office:value-type="float" office:value="0.935919299543">
            <text:p>0.9359192995</text:p>
          </table:table-cell>
          <table:table-cell office:value-type="float" office:value="5.94482171725">
            <text:p>5.9448217173</text:p>
          </table:table-cell>
          <table:table-cell office:value-type="string">
            <text:p>2_8_0.1_0.1</text:p>
          </table:table-cell>
        </table:table-row>
        <table:table-row table:style-name="ro1">
          <table:table-cell office:value-type="float" office:value="0.920490063014">
            <text:p>0.920490063</text:p>
          </table:table-cell>
          <table:table-cell office:value-type="float" office:value="5.84272395045">
            <text:p>5.8427239505</text:p>
          </table:table-cell>
          <table:table-cell office:value-type="string">
            <text:p>2_8_0.1_0.15</text:p>
          </table:table-cell>
        </table:table-row>
        <table:table-row table:style-name="ro1">
          <table:table-cell office:value-type="float" office:value="0.903633740639">
            <text:p>0.9036337406</text:p>
          </table:table-cell>
          <table:table-cell office:value-type="float" office:value="5.73824198841">
            <text:p>5.7382419884</text:p>
          </table:table-cell>
          <table:table-cell office:value-type="string">
            <text:p>2_8_0.1_0.2</text:p>
          </table:table-cell>
        </table:table-row>
        <table:table-row table:style-name="ro1">
          <table:table-cell office:value-type="float" office:value="0.887315434703">
            <text:p>0.8873154347</text:p>
          </table:table-cell>
          <table:table-cell office:value-type="float" office:value="5.63788579656">
            <text:p>5.6378857966</text:p>
          </table:table-cell>
          <table:table-cell office:value-type="string">
            <text:p>2_8_0.1_0.25</text:p>
          </table:table-cell>
        </table:table-row>
        <table:table-row table:style-name="ro1">
          <table:table-cell office:value-type="float" office:value="0.936136546119">
            <text:p>0.9361365461</text:p>
          </table:table-cell>
          <table:table-cell office:value-type="float" office:value="5.94897173906">
            <text:p>5.9489717391</text:p>
          </table:table-cell>
          <table:table-cell office:value-type="string">
            <text:p>2_8_0.15_0.05</text:p>
          </table:table-cell>
        </table:table-row>
        <table:table-row table:style-name="ro1">
          <table:table-cell office:value-type="float" office:value="0.920709920548">
            <text:p>0.9207099205</text:p>
          </table:table-cell>
          <table:table-cell office:value-type="float" office:value="5.84749078289">
            <text:p>5.8474907829</text:p>
          </table:table-cell>
          <table:table-cell office:value-type="string">
            <text:p>2_8_0.15_0.1</text:p>
          </table:table-cell>
        </table:table-row>
        <table:table-row table:style-name="ro1">
          <table:table-cell office:value-type="float" office:value="0.904350237443">
            <text:p>0.9043502374</text:p>
          </table:table-cell>
          <table:table-cell office:value-type="float" office:value="5.74655422558">
            <text:p>5.7465542256</text:p>
          </table:table-cell>
          <table:table-cell office:value-type="string">
            <text:p>2_8_0.15_0.15</text:p>
          </table:table-cell>
        </table:table-row>
        <table:table-row table:style-name="ro1">
          <table:table-cell office:value-type="float" office:value="0.888217097717">
            <text:p>0.8882170977</text:p>
          </table:table-cell>
          <table:table-cell office:value-type="float" office:value="5.64455939419">
            <text:p>5.6445593942</text:p>
          </table:table-cell>
          <table:table-cell office:value-type="string">
            <text:p>2_8_0.15_0.2</text:p>
          </table:table-cell>
        </table:table-row>
        <table:table-row table:style-name="ro1">
          <table:table-cell office:value-type="float" office:value="0.871132072146">
            <text:p>0.8711320721</text:p>
          </table:table-cell>
          <table:table-cell office:value-type="float" office:value="5.53216389139">
            <text:p>5.5321638914</text:p>
          </table:table-cell>
          <table:table-cell office:value-type="string">
            <text:p>2_8_0.15_0.25</text:p>
          </table:table-cell>
        </table:table-row>
        <table:table-row table:style-name="ro1">
          <table:table-cell office:value-type="float" office:value="0.920589794521">
            <text:p>0.9205897945</text:p>
          </table:table-cell>
          <table:table-cell office:value-type="float" office:value="5.85088594804">
            <text:p>5.850885948</text:p>
          </table:table-cell>
          <table:table-cell office:value-type="string">
            <text:p>2_8_0.2_0.05</text:p>
          </table:table-cell>
        </table:table-row>
        <table:table-row table:style-name="ro1">
          <table:table-cell office:value-type="float" office:value="0.903891457534">
            <text:p>0.9038914575</text:p>
          </table:table-cell>
          <table:table-cell office:value-type="float" office:value="5.74053519362">
            <text:p>5.7405351936</text:p>
          </table:table-cell>
          <table:table-cell office:value-type="string">
            <text:p>2_8_0.2_0.1</text:p>
          </table:table-cell>
        </table:table-row>
        <table:table-row table:style-name="ro1">
          <table:table-cell office:value-type="float" office:value="0.887394853881">
            <text:p>0.8873948539</text:p>
          </table:table-cell>
          <table:table-cell office:value-type="float" office:value="5.63722695808">
            <text:p>5.6372269581</text:p>
          </table:table-cell>
          <table:table-cell office:value-type="string">
            <text:p>2_8_0.2_0.15</text:p>
          </table:table-cell>
        </table:table-row>
        <table:table-row table:style-name="ro1">
          <table:table-cell office:value-type="float" office:value="0.870737773516">
            <text:p>0.8707377735</text:p>
          </table:table-cell>
          <table:table-cell office:value-type="float" office:value="5.53321953274">
            <text:p>5.5332195327</text:p>
          </table:table-cell>
          <table:table-cell office:value-type="string">
            <text:p>2_8_0.2_0.2</text:p>
          </table:table-cell>
        </table:table-row>
        <table:table-row table:style-name="ro1">
          <table:table-cell office:value-type="float" office:value="0.854695822831">
            <text:p>0.8546958228</text:p>
          </table:table-cell>
          <table:table-cell office:value-type="float" office:value="5.43052882514">
            <text:p>5.4305288251</text:p>
          </table:table-cell>
          <table:table-cell office:value-type="string">
            <text:p>2_8_0.2_0.25</text:p>
          </table:table-cell>
        </table:table-row>
        <table:table-row table:style-name="ro1">
          <table:table-cell office:value-type="float" office:value="0.903543721461">
            <text:p>0.9035437215</text:p>
          </table:table-cell>
          <table:table-cell office:value-type="float" office:value="5.73845948694">
            <text:p>5.7384594869</text:p>
          </table:table-cell>
          <table:table-cell office:value-type="string">
            <text:p>2_8_0.25_0.05</text:p>
          </table:table-cell>
        </table:table-row>
        <table:table-row table:style-name="ro1">
          <table:table-cell office:value-type="float" office:value="0.887321339726">
            <text:p>0.8873213397</text:p>
          </table:table-cell>
          <table:table-cell office:value-type="float" office:value="5.63408793994">
            <text:p>5.6340879399</text:p>
          </table:table-cell>
          <table:table-cell office:value-type="string">
            <text:p>2_8_0.25_0.1</text:p>
          </table:table-cell>
        </table:table-row>
        <table:table-row table:style-name="ro1">
          <table:table-cell office:value-type="float" office:value="0.8712565379">
            <text:p>0.8712565379</text:p>
          </table:table-cell>
          <table:table-cell office:value-type="float" office:value="5.53395179786">
            <text:p>5.5339517979</text:p>
          </table:table-cell>
          <table:table-cell office:value-type="string">
            <text:p>2_8_0.25_0.15</text:p>
          </table:table-cell>
        </table:table-row>
        <table:table-row table:style-name="ro1">
          <table:table-cell office:value-type="float" office:value="0.854563111416">
            <text:p>0.8545631114</text:p>
          </table:table-cell>
          <table:table-cell office:value-type="float" office:value="5.42771843124">
            <text:p>5.4277184312</text:p>
          </table:table-cell>
          <table:table-cell office:value-type="string">
            <text:p>2_8_0.25_0.2</text:p>
          </table:table-cell>
        </table:table-row>
        <table:table-row table:style-name="ro1">
          <table:table-cell office:value-type="float" office:value="0.838100481279">
            <text:p>0.8381004813</text:p>
          </table:table-cell>
          <table:table-cell office:value-type="float" office:value="5.32415080508">
            <text:p>5.3241508051</text:p>
          </table:table-cell>
          <table:table-cell office:value-type="string">
            <text:p>2_8_0.25_0.25</text:p>
          </table:table-cell>
        </table:table-row>
        <table:table-row table:style-name="ro1">
          <table:table-cell office:value-type="float" office:value="0.970006592694">
            <text:p>0.9700065927</text:p>
          </table:table-cell>
          <table:table-cell office:value-type="float" office:value="3.20702240241">
            <text:p>3.2070224024</text:p>
          </table:table-cell>
          <table:table-cell office:value-type="string">
            <text:p>4_2_0.05_0.05</text:p>
          </table:table-cell>
        </table:table-row>
        <table:table-row table:style-name="ro1">
          <table:table-cell office:value-type="float" office:value="0.953314949772">
            <text:p>0.9533149498</text:p>
          </table:table-cell>
          <table:table-cell office:value-type="float" office:value="3.15104688062">
            <text:p>3.1510468806</text:p>
          </table:table-cell>
          <table:table-cell office:value-type="string">
            <text:p>4_2_0.05_0.1</text:p>
          </table:table-cell>
        </table:table-row>
        <table:table-row table:style-name="ro1">
          <table:table-cell office:value-type="float" office:value="0.937531403653">
            <text:p>0.9375314037</text:p>
          </table:table-cell>
          <table:table-cell office:value-type="float" office:value="3.09947286139">
            <text:p>3.0994728614</text:p>
          </table:table-cell>
          <table:table-cell office:value-type="string">
            <text:p>4_2_0.05_0.15</text:p>
          </table:table-cell>
        </table:table-row>
        <table:table-row table:style-name="ro1">
          <table:table-cell office:value-type="float" office:value="0.921120290411">
            <text:p>0.9211202904</text:p>
          </table:table-cell>
          <table:table-cell office:value-type="float" office:value="3.04544739343">
            <text:p>3.0454473934</text:p>
          </table:table-cell>
          <table:table-cell office:value-type="string">
            <text:p>4_2_0.05_0.2</text:p>
          </table:table-cell>
        </table:table-row>
        <table:table-row table:style-name="ro1">
          <table:table-cell office:value-type="float" office:value="0.903323307763">
            <text:p>0.9033233078</text:p>
          </table:table-cell>
          <table:table-cell office:value-type="float" office:value="2.98687380312">
            <text:p>2.9868738031</text:p>
          </table:table-cell>
          <table:table-cell office:value-type="string">
            <text:p>4_2_0.05_0.25</text:p>
          </table:table-cell>
        </table:table-row>
        <table:table-row table:style-name="ro1">
          <table:table-cell office:value-type="float" office:value="0.953809579909">
            <text:p>0.9538095799</text:p>
          </table:table-cell>
          <table:table-cell office:value-type="float" office:value="3.15104571731">
            <text:p>3.1510457173</text:p>
          </table:table-cell>
          <table:table-cell office:value-type="string">
            <text:p>4_2_0.1_0.05</text:p>
          </table:table-cell>
        </table:table-row>
        <table:table-row table:style-name="ro1">
          <table:table-cell office:value-type="float" office:value="0.936945481279">
            <text:p>0.9369454813</text:p>
          </table:table-cell>
          <table:table-cell office:value-type="float" office:value="3.09805158662">
            <text:p>3.0980515866</text:p>
          </table:table-cell>
          <table:table-cell office:value-type="string">
            <text:p>4_2_0.1_0.1</text:p>
          </table:table-cell>
        </table:table-row>
        <table:table-row table:style-name="ro1">
          <table:table-cell office:value-type="float" office:value="0.920571879452">
            <text:p>0.9205718795</text:p>
          </table:table-cell>
          <table:table-cell office:value-type="float" office:value="3.04384544055">
            <text:p>3.0438454406</text:p>
          </table:table-cell>
          <table:table-cell office:value-type="string">
            <text:p>4_2_0.1_0.15</text:p>
          </table:table-cell>
        </table:table-row>
        <table:table-row table:style-name="ro1">
          <table:table-cell office:value-type="float" office:value="0.904171399087">
            <text:p>0.9041713991</text:p>
          </table:table-cell>
          <table:table-cell office:value-type="float" office:value="2.98958797428">
            <text:p>2.9895879743</text:p>
          </table:table-cell>
          <table:table-cell office:value-type="string">
            <text:p>4_2_0.1_0.2</text:p>
          </table:table-cell>
        </table:table-row>
        <table:table-row table:style-name="ro1">
          <table:table-cell office:value-type="float" office:value="0.888203500457">
            <text:p>0.8882035005</text:p>
          </table:table-cell>
          <table:table-cell office:value-type="float" office:value="2.93724427401">
            <text:p>2.937244274</text:p>
          </table:table-cell>
          <table:table-cell office:value-type="string">
            <text:p>4_2_0.1_0.25</text:p>
          </table:table-cell>
        </table:table-row>
        <table:table-row table:style-name="ro1">
          <table:table-cell office:value-type="float" office:value="0.937365045662">
            <text:p>0.9373650457</text:p>
          </table:table-cell>
          <table:table-cell office:value-type="float" office:value="3.09881193956">
            <text:p>3.0988119396</text:p>
          </table:table-cell>
          <table:table-cell office:value-type="string">
            <text:p>4_2_0.15_0.05</text:p>
          </table:table-cell>
        </table:table-row>
        <table:table-row table:style-name="ro1">
          <table:table-cell office:value-type="float" office:value="0.920148414612">
            <text:p>0.9201484146</text:p>
          </table:table-cell>
          <table:table-cell office:value-type="float" office:value="3.04242717267">
            <text:p>3.0424271727</text:p>
          </table:table-cell>
          <table:table-cell office:value-type="string">
            <text:p>4_2_0.15_0.1</text:p>
          </table:table-cell>
        </table:table-row>
        <table:table-row table:style-name="ro1">
          <table:table-cell office:value-type="float" office:value="0.904755834703">
            <text:p>0.9047558347</text:p>
          </table:table-cell>
          <table:table-cell office:value-type="float" office:value="2.99085764013">
            <text:p>2.9908576401</text:p>
          </table:table-cell>
          <table:table-cell office:value-type="string">
            <text:p>4_2_0.15_0.15</text:p>
          </table:table-cell>
        </table:table-row>
        <table:table-row table:style-name="ro1">
          <table:table-cell office:value-type="float" office:value="0.887958431963">
            <text:p>0.887958432</text:p>
          </table:table-cell>
          <table:table-cell office:value-type="float" office:value="2.93642815838">
            <text:p>2.9364281584</text:p>
          </table:table-cell>
          <table:table-cell office:value-type="string">
            <text:p>4_2_0.15_0.2</text:p>
          </table:table-cell>
        </table:table-row>
        <table:table-row table:style-name="ro1">
          <table:table-cell office:value-type="float" office:value="0.870696728767">
            <text:p>0.8706967288</text:p>
          </table:table-cell>
          <table:table-cell office:value-type="float" office:value="2.87943181755">
            <text:p>2.8794318176</text:p>
          </table:table-cell>
          <table:table-cell office:value-type="string">
            <text:p>4_2_0.15_0.25</text:p>
          </table:table-cell>
        </table:table-row>
        <table:table-row table:style-name="ro1">
          <table:table-cell office:value-type="float" office:value="0.921042421918">
            <text:p>0.9210424219</text:p>
          </table:table-cell>
          <table:table-cell office:value-type="float" office:value="3.04652581928">
            <text:p>3.0465258193</text:p>
          </table:table-cell>
          <table:table-cell office:value-type="string">
            <text:p>4_2_0.2_0.05</text:p>
          </table:table-cell>
        </table:table-row>
        <table:table-row table:style-name="ro1">
          <table:table-cell office:value-type="float" office:value="0.904527311416">
            <text:p>0.9045273114</text:p>
          </table:table-cell>
          <table:table-cell office:value-type="float" office:value="2.99164620707">
            <text:p>2.9916462071</text:p>
          </table:table-cell>
          <table:table-cell office:value-type="string">
            <text:p>4_2_0.2_0.1</text:p>
          </table:table-cell>
        </table:table-row>
        <table:table-row table:style-name="ro1">
          <table:table-cell office:value-type="float" office:value="0.887824828311">
            <text:p>0.8878248283</text:p>
          </table:table-cell>
          <table:table-cell office:value-type="float" office:value="2.934475569">
            <text:p>2.934475569</text:p>
          </table:table-cell>
          <table:table-cell office:value-type="string">
            <text:p>4_2_0.2_0.15</text:p>
          </table:table-cell>
        </table:table-row>
        <table:table-row table:style-name="ro1">
          <table:table-cell office:value-type="float" office:value="0.871005223744">
            <text:p>0.8710052237</text:p>
          </table:table-cell>
          <table:table-cell office:value-type="float" office:value="2.87946801869">
            <text:p>2.8794680187</text:p>
          </table:table-cell>
          <table:table-cell office:value-type="string">
            <text:p>4_2_0.2_0.2</text:p>
          </table:table-cell>
        </table:table-row>
        <table:table-row table:style-name="ro1">
          <table:table-cell office:value-type="float" office:value="0.854442114155">
            <text:p>0.8544421142</text:p>
          </table:table-cell>
          <table:table-cell office:value-type="float" office:value="2.82467511925">
            <text:p>2.8246751193</text:p>
          </table:table-cell>
          <table:table-cell office:value-type="string">
            <text:p>4_2_0.2_0.25</text:p>
          </table:table-cell>
        </table:table-row>
        <table:table-row table:style-name="ro1">
          <table:table-cell office:value-type="float" office:value="0.903435005479">
            <text:p>0.9034350055</text:p>
          </table:table-cell>
          <table:table-cell office:value-type="float" office:value="2.98588758574">
            <text:p>2.9858875857</text:p>
          </table:table-cell>
          <table:table-cell office:value-type="string">
            <text:p>4_2_0.25_0.05</text:p>
          </table:table-cell>
        </table:table-row>
        <table:table-row table:style-name="ro1">
          <table:table-cell office:value-type="float" office:value="0.886941480365">
            <text:p>0.8869414804</text:p>
          </table:table-cell>
          <table:table-cell office:value-type="float" office:value="2.93224475103">
            <text:p>2.932244751</text:p>
          </table:table-cell>
          <table:table-cell office:value-type="string">
            <text:p>4_2_0.25_0.1</text:p>
          </table:table-cell>
        </table:table-row>
        <table:table-row table:style-name="ro1">
          <table:table-cell office:value-type="float" office:value="0.8712318621">
            <text:p>0.8712318621</text:p>
          </table:table-cell>
          <table:table-cell office:value-type="float" office:value="2.87926837979">
            <text:p>2.8792683798</text:p>
          </table:table-cell>
          <table:table-cell office:value-type="string">
            <text:p>4_2_0.25_0.15</text:p>
          </table:table-cell>
        </table:table-row>
        <table:table-row table:style-name="ro1">
          <table:table-cell office:value-type="float" office:value="0.854857071233">
            <text:p>0.8548570712</text:p>
          </table:table-cell>
          <table:table-cell office:value-type="float" office:value="2.82529076551">
            <text:p>2.8252907655</text:p>
          </table:table-cell>
          <table:table-cell office:value-type="string">
            <text:p>4_2_0.25_0.2</text:p>
          </table:table-cell>
        </table:table-row>
        <table:table-row table:style-name="ro1">
          <table:table-cell office:value-type="float" office:value="0.837487858447">
            <text:p>0.8374878584</text:p>
          </table:table-cell>
          <table:table-cell office:value-type="float" office:value="2.76790883256">
            <text:p>2.7679088326</text:p>
          </table:table-cell>
          <table:table-cell office:value-type="string">
            <text:p>4_2_0.25_0.25</text:p>
          </table:table-cell>
        </table:table-row>
        <table:table-row table:style-name="ro1">
          <table:table-cell office:value-type="float" office:value="0.968861444749">
            <text:p>0.9688614447</text:p>
          </table:table-cell>
          <table:table-cell office:value-type="float" office:value="4.38841912977">
            <text:p>4.3884191298</text:p>
          </table:table-cell>
          <table:table-cell office:value-type="string">
            <text:p>4_4_0.05_0.05</text:p>
          </table:table-cell>
        </table:table-row>
        <table:table-row table:style-name="ro1">
          <table:table-cell office:value-type="float" office:value="0.952342013699">
            <text:p>0.9523420137</text:p>
          </table:table-cell>
          <table:table-cell office:value-type="float" office:value="4.31224394901">
            <text:p>4.312243949</text:p>
          </table:table-cell>
          <table:table-cell office:value-type="string">
            <text:p>4_4_0.05_0.1</text:p>
          </table:table-cell>
        </table:table-row>
        <table:table-row table:style-name="ro1">
          <table:table-cell office:value-type="float" office:value="0.936340096804">
            <text:p>0.9363400968</text:p>
          </table:table-cell>
          <table:table-cell office:value-type="float" office:value="4.24206965068">
            <text:p>4.2420696507</text:p>
          </table:table-cell>
          <table:table-cell office:value-type="string">
            <text:p>4_4_0.05_0.15</text:p>
          </table:table-cell>
        </table:table-row>
        <table:table-row table:style-name="ro1">
          <table:table-cell office:value-type="float" office:value="0.919587799087">
            <text:p>0.9195877991</text:p>
          </table:table-cell>
          <table:table-cell office:value-type="float" office:value="4.16508665198">
            <text:p>4.165086652</text:p>
          </table:table-cell>
          <table:table-cell office:value-type="string">
            <text:p>4_4_0.05_0.2</text:p>
          </table:table-cell>
        </table:table-row>
        <table:table-row table:style-name="ro1">
          <table:table-cell office:value-type="float" office:value="0.903066210046">
            <text:p>0.90306621</text:p>
          </table:table-cell>
          <table:table-cell office:value-type="float" office:value="4.09523027153">
            <text:p>4.0952302715</text:p>
          </table:table-cell>
          <table:table-cell office:value-type="string">
            <text:p>4_4_0.05_0.25</text:p>
          </table:table-cell>
        </table:table-row>
        <table:table-row table:style-name="ro1">
          <table:table-cell office:value-type="float" office:value="0.952062326027">
            <text:p>0.952062326</text:p>
          </table:table-cell>
          <table:table-cell office:value-type="float" office:value="4.3119153837">
            <text:p>4.3119153837</text:p>
          </table:table-cell>
          <table:table-cell office:value-type="string">
            <text:p>4_4_0.1_0.05</text:p>
          </table:table-cell>
        </table:table-row>
        <table:table-row table:style-name="ro1">
          <table:table-cell office:value-type="float" office:value="0.936532028311">
            <text:p>0.9365320283</text:p>
          </table:table-cell>
          <table:table-cell office:value-type="float" office:value="4.24144892585">
            <text:p>4.2414489259</text:p>
          </table:table-cell>
          <table:table-cell office:value-type="string">
            <text:p>4_4_0.1_0.1</text:p>
          </table:table-cell>
        </table:table-row>
        <table:table-row table:style-name="ro1">
          <table:table-cell office:value-type="float" office:value="0.919143292237">
            <text:p>0.9191432922</text:p>
          </table:table-cell>
          <table:table-cell office:value-type="float" office:value="4.16393473228">
            <text:p>4.1639347323</text:p>
          </table:table-cell>
          <table:table-cell office:value-type="string">
            <text:p>4_4_0.1_0.15</text:p>
          </table:table-cell>
        </table:table-row>
        <table:table-row table:style-name="ro1">
          <table:table-cell office:value-type="float" office:value="0.90373970137">
            <text:p>0.9037397014</text:p>
          </table:table-cell>
          <table:table-cell office:value-type="float" office:value="4.09334733787">
            <text:p>4.0933473379</text:p>
          </table:table-cell>
          <table:table-cell office:value-type="string">
            <text:p>4_4_0.1_0.2</text:p>
          </table:table-cell>
        </table:table-row>
        <table:table-row table:style-name="ro1">
          <table:table-cell office:value-type="float" office:value="0.886626130594">
            <text:p>0.8866261306</text:p>
          </table:table-cell>
          <table:table-cell office:value-type="float" office:value="4.01436354042">
            <text:p>4.0143635404</text:p>
          </table:table-cell>
          <table:table-cell office:value-type="string">
            <text:p>4_4_0.1_0.25</text:p>
          </table:table-cell>
        </table:table-row>
        <table:table-row table:style-name="ro1">
          <table:table-cell office:value-type="float" office:value="0.936666453881">
            <text:p>0.9366664539</text:p>
          </table:table-cell>
          <table:table-cell office:value-type="float" office:value="4.24060940386">
            <text:p>4.2406094039</text:p>
          </table:table-cell>
          <table:table-cell office:value-type="string">
            <text:p>4_4_0.15_0.05</text:p>
          </table:table-cell>
        </table:table-row>
        <table:table-row table:style-name="ro1">
          <table:table-cell office:value-type="float" office:value="0.919694305023">
            <text:p>0.919694305</text:p>
          </table:table-cell>
          <table:table-cell office:value-type="float" office:value="4.16789049558">
            <text:p>4.1678904956</text:p>
          </table:table-cell>
          <table:table-cell office:value-type="string">
            <text:p>4_4_0.15_0.1</text:p>
          </table:table-cell>
        </table:table-row>
        <table:table-row table:style-name="ro1">
          <table:table-cell office:value-type="float" office:value="0.9036966621">
            <text:p>0.9036966621</text:p>
          </table:table-cell>
          <table:table-cell office:value-type="float" office:value="4.09463524898">
            <text:p>4.094635249</text:p>
          </table:table-cell>
          <table:table-cell office:value-type="string">
            <text:p>4_4_0.15_0.15</text:p>
          </table:table-cell>
        </table:table-row>
        <table:table-row table:style-name="ro1">
          <table:table-cell office:value-type="float" office:value="0.887378502283">
            <text:p>0.8873785023</text:p>
          </table:table-cell>
          <table:table-cell office:value-type="float" office:value="4.02077479372">
            <text:p>4.0207747937</text:p>
          </table:table-cell>
          <table:table-cell office:value-type="string">
            <text:p>4_4_0.15_0.2</text:p>
          </table:table-cell>
        </table:table-row>
        <table:table-row table:style-name="ro1">
          <table:table-cell office:value-type="float" office:value="0.87111260274">
            <text:p>0.8711126027</text:p>
          </table:table-cell>
          <table:table-cell office:value-type="float" office:value="3.9433205306">
            <text:p>3.9433205306</text:p>
          </table:table-cell>
          <table:table-cell office:value-type="string">
            <text:p>4_4_0.15_0.25</text:p>
          </table:table-cell>
        </table:table-row>
        <table:table-row table:style-name="ro1">
          <table:table-cell office:value-type="float" office:value="0.920109408219">
            <text:p>0.9201094082</text:p>
          </table:table-cell>
          <table:table-cell office:value-type="float" office:value="4.16602088033">
            <text:p>4.1660208803</text:p>
          </table:table-cell>
          <table:table-cell office:value-type="string">
            <text:p>4_4_0.2_0.05</text:p>
          </table:table-cell>
        </table:table-row>
        <table:table-row table:style-name="ro1">
          <table:table-cell office:value-type="float" office:value="0.902952857534">
            <text:p>0.9029528575</text:p>
          </table:table-cell>
          <table:table-cell office:value-type="float" office:value="4.08723755841">
            <text:p>4.0872375584</text:p>
          </table:table-cell>
          <table:table-cell office:value-type="string">
            <text:p>4_4_0.2_0.1</text:p>
          </table:table-cell>
        </table:table-row>
        <table:table-row table:style-name="ro1">
          <table:table-cell office:value-type="float" office:value="0.886429923288">
            <text:p>0.8864299233</text:p>
          </table:table-cell>
          <table:table-cell office:value-type="float" office:value="4.01249682977">
            <text:p>4.0124968298</text:p>
          </table:table-cell>
          <table:table-cell office:value-type="string">
            <text:p>4_4_0.2_0.15</text:p>
          </table:table-cell>
        </table:table-row>
        <table:table-row table:style-name="ro1">
          <table:table-cell office:value-type="float" office:value="0.870673139726">
            <text:p>0.8706731397</text:p>
          </table:table-cell>
          <table:table-cell office:value-type="float" office:value="3.94037334409">
            <text:p>3.9403733441</text:p>
          </table:table-cell>
          <table:table-cell office:value-type="string">
            <text:p>4_4_0.2_0.2</text:p>
          </table:table-cell>
        </table:table-row>
        <table:table-row table:style-name="ro1">
          <table:table-cell office:value-type="float" office:value="0.854616383562">
            <text:p>0.8546163836</text:p>
          </table:table-cell>
          <table:table-cell office:value-type="float" office:value="3.87055477716">
            <text:p>3.8705547772</text:p>
          </table:table-cell>
          <table:table-cell office:value-type="string">
            <text:p>4_4_0.2_0.25</text:p>
          </table:table-cell>
        </table:table-row>
        <table:table-row table:style-name="ro1">
          <table:table-cell office:value-type="float" office:value="0.903304591781">
            <text:p>0.9033045918</text:p>
          </table:table-cell>
          <table:table-cell office:value-type="float" office:value="4.08829316358">
            <text:p>4.0882931636</text:p>
          </table:table-cell>
          <table:table-cell office:value-type="string">
            <text:p>4_4_0.25_0.05</text:p>
          </table:table-cell>
        </table:table-row>
        <table:table-row table:style-name="ro1">
          <table:table-cell office:value-type="float" office:value="0.887214663927">
            <text:p>0.8872146639</text:p>
          </table:table-cell>
          <table:table-cell office:value-type="float" office:value="4.01821894093">
            <text:p>4.0182189409</text:p>
          </table:table-cell>
          <table:table-cell office:value-type="string">
            <text:p>4_4_0.25_0.1</text:p>
          </table:table-cell>
        </table:table-row>
        <table:table-row table:style-name="ro1">
          <table:table-cell office:value-type="float" office:value="0.870752460274">
            <text:p>0.8707524603</text:p>
          </table:table-cell>
          <table:table-cell office:value-type="float" office:value="3.94363094191">
            <text:p>3.9436309419</text:p>
          </table:table-cell>
          <table:table-cell office:value-type="string">
            <text:p>4_4_0.25_0.15</text:p>
          </table:table-cell>
        </table:table-row>
        <table:table-row table:style-name="ro1">
          <table:table-cell office:value-type="float" office:value="0.854346968037">
            <text:p>0.854346968</text:p>
          </table:table-cell>
          <table:table-cell office:value-type="float" office:value="3.87028227231">
            <text:p>3.8702822723</text:p>
          </table:table-cell>
          <table:table-cell office:value-type="string">
            <text:p>4_4_0.25_0.2</text:p>
          </table:table-cell>
        </table:table-row>
        <table:table-row table:style-name="ro1">
          <table:table-cell office:value-type="float" office:value="0.838211884932">
            <text:p>0.8382118849</text:p>
          </table:table-cell>
          <table:table-cell office:value-type="float" office:value="3.79543610697">
            <text:p>3.795436107</text:p>
          </table:table-cell>
          <table:table-cell office:value-type="string">
            <text:p>4_4_0.25_0.25</text:p>
          </table:table-cell>
        </table:table-row>
        <table:table-row table:style-name="ro1">
          <table:table-cell office:value-type="float" office:value="0.968077405479">
            <text:p>0.9680774055</text:p>
          </table:table-cell>
          <table:table-cell office:value-type="float" office:value="5.35542426353">
            <text:p>5.3554242635</text:p>
          </table:table-cell>
          <table:table-cell office:value-type="string">
            <text:p>4_6_0.05_0.05</text:p>
          </table:table-cell>
        </table:table-row>
        <table:table-row table:style-name="ro1">
          <table:table-cell office:value-type="float" office:value="0.952203696804">
            <text:p>0.9522036968</text:p>
          </table:table-cell>
          <table:table-cell office:value-type="float" office:value="5.26397532402">
            <text:p>5.263975324</text:p>
          </table:table-cell>
          <table:table-cell office:value-type="string">
            <text:p>4_6_0.05_0.1</text:p>
          </table:table-cell>
        </table:table-row>
        <table:table-row table:style-name="ro1">
          <table:table-cell office:value-type="float" office:value="0.935150894977">
            <text:p>0.935150895</text:p>
          </table:table-cell>
          <table:table-cell office:value-type="float" office:value="5.1714589952">
            <text:p>5.1714589952</text:p>
          </table:table-cell>
          <table:table-cell office:value-type="string">
            <text:p>4_6_0.05_0.15</text:p>
          </table:table-cell>
        </table:table-row>
        <table:table-row table:style-name="ro1">
          <table:table-cell office:value-type="float" office:value="0.919711959817">
            <text:p>0.9197119598</text:p>
          </table:table-cell>
          <table:table-cell office:value-type="float" office:value="5.08714553885">
            <text:p>5.0871455389</text:p>
          </table:table-cell>
          <table:table-cell office:value-type="string">
            <text:p>4_6_0.05_0.2</text:p>
          </table:table-cell>
        </table:table-row>
        <table:table-row table:style-name="ro1">
          <table:table-cell office:value-type="float" office:value="0.903097936986">
            <text:p>0.903097937</text:p>
          </table:table-cell>
          <table:table-cell office:value-type="float" office:value="4.99597386954">
            <text:p>4.9959738695</text:p>
          </table:table-cell>
          <table:table-cell office:value-type="string">
            <text:p>4_6_0.05_0.25</text:p>
          </table:table-cell>
        </table:table-row>
        <table:table-row table:style-name="ro1">
          <table:table-cell office:value-type="float" office:value="0.952394588128">
            <text:p>0.9523945881</text:p>
          </table:table-cell>
          <table:table-cell office:value-type="float" office:value="5.26542643752">
            <text:p>5.2654264375</text:p>
          </table:table-cell>
          <table:table-cell office:value-type="string">
            <text:p>4_6_0.1_0.05</text:p>
          </table:table-cell>
        </table:table-row>
        <table:table-row table:style-name="ro1">
          <table:table-cell office:value-type="float" office:value="0.936252250228">
            <text:p>0.9362522502</text:p>
          </table:table-cell>
          <table:table-cell office:value-type="float" office:value="5.17781692684">
            <text:p>5.1778169268</text:p>
          </table:table-cell>
          <table:table-cell office:value-type="string">
            <text:p>4_6_0.1_0.1</text:p>
          </table:table-cell>
        </table:table-row>
        <table:table-row table:style-name="ro1">
          <table:table-cell office:value-type="float" office:value="0.92003280274">
            <text:p>0.9200328027</text:p>
          </table:table-cell>
          <table:table-cell office:value-type="float" office:value="5.08836038121">
            <text:p>5.0883603812</text:p>
          </table:table-cell>
          <table:table-cell office:value-type="string">
            <text:p>4_6_0.1_0.15</text:p>
          </table:table-cell>
        </table:table-row>
        <table:table-row table:style-name="ro1">
          <table:table-cell office:value-type="float" office:value="0.903713038356">
            <text:p>0.9037130384</text:p>
          </table:table-cell>
          <table:table-cell office:value-type="float" office:value="4.99808630557">
            <text:p>4.9980863056</text:p>
          </table:table-cell>
          <table:table-cell office:value-type="string">
            <text:p>4_6_0.1_0.2</text:p>
          </table:table-cell>
        </table:table-row>
        <table:table-row table:style-name="ro1">
          <table:table-cell office:value-type="float" office:value="0.886428965297">
            <text:p>0.8864289653</text:p>
          </table:table-cell>
          <table:table-cell office:value-type="float" office:value="4.90255834543">
            <text:p>4.9025583454</text:p>
          </table:table-cell>
          <table:table-cell office:value-type="string">
            <text:p>4_6_0.1_0.25</text:p>
          </table:table-cell>
        </table:table-row>
        <table:table-row table:style-name="ro1">
          <table:table-cell office:value-type="float" office:value="0.935828756164">
            <text:p>0.9358287562</text:p>
          </table:table-cell>
          <table:table-cell office:value-type="float" office:value="5.1744368023">
            <text:p>5.1744368023</text:p>
          </table:table-cell>
          <table:table-cell office:value-type="string">
            <text:p>4_6_0.15_0.05</text:p>
          </table:table-cell>
        </table:table-row>
        <table:table-row table:style-name="ro1">
          <table:table-cell office:value-type="float" office:value="0.91910659726">
            <text:p>0.9191065973</text:p>
          </table:table-cell>
          <table:table-cell office:value-type="float" office:value="5.0838386035">
            <text:p>5.0838386035</text:p>
          </table:table-cell>
          <table:table-cell office:value-type="string">
            <text:p>4_6_0.15_0.1</text:p>
          </table:table-cell>
        </table:table-row>
        <table:table-row table:style-name="ro1">
          <table:table-cell office:value-type="float" office:value="0.902861230137">
            <text:p>0.9028612301</text:p>
          </table:table-cell>
          <table:table-cell office:value-type="float" office:value="4.99184662348">
            <text:p>4.9918466235</text:p>
          </table:table-cell>
          <table:table-cell office:value-type="string">
            <text:p>4_6_0.15_0.15</text:p>
          </table:table-cell>
        </table:table-row>
        <table:table-row table:style-name="ro1">
          <table:table-cell office:value-type="float" office:value="0.886971113242">
            <text:p>0.8869711132</text:p>
          </table:table-cell>
          <table:table-cell office:value-type="float" office:value="4.90383826931">
            <text:p>4.9038382693</text:p>
          </table:table-cell>
          <table:table-cell office:value-type="string">
            <text:p>4_6_0.15_0.2</text:p>
          </table:table-cell>
        </table:table-row>
        <table:table-row table:style-name="ro1">
          <table:table-cell office:value-type="float" office:value="0.870503009132">
            <text:p>0.8705030091</text:p>
          </table:table-cell>
          <table:table-cell office:value-type="float" office:value="4.81247854759">
            <text:p>4.8124785476</text:p>
          </table:table-cell>
          <table:table-cell office:value-type="string">
            <text:p>4_6_0.15_0.25</text:p>
          </table:table-cell>
        </table:table-row>
        <table:table-row table:style-name="ro1">
          <table:table-cell office:value-type="float" office:value="0.919190765297">
            <text:p>0.9191907653</text:p>
          </table:table-cell>
          <table:table-cell office:value-type="float" office:value="5.08353300306">
            <text:p>5.0835330031</text:p>
          </table:table-cell>
          <table:table-cell office:value-type="string">
            <text:p>4_6_0.2_0.05</text:p>
          </table:table-cell>
        </table:table-row>
        <table:table-row table:style-name="ro1">
          <table:table-cell office:value-type="float" office:value="0.903823007306">
            <text:p>0.9038230073</text:p>
          </table:table-cell>
          <table:table-cell office:value-type="float" office:value="4.99966797145">
            <text:p>4.9996679715</text:p>
          </table:table-cell>
          <table:table-cell office:value-type="string">
            <text:p>4_6_0.2_0.1</text:p>
          </table:table-cell>
        </table:table-row>
        <table:table-row table:style-name="ro1">
          <table:table-cell office:value-type="float" office:value="0.887732441096">
            <text:p>0.8877324411</text:p>
          </table:table-cell>
          <table:table-cell office:value-type="float" office:value="4.90985507131">
            <text:p>4.9098550713</text:p>
          </table:table-cell>
          <table:table-cell office:value-type="string">
            <text:p>4_6_0.2_0.15</text:p>
          </table:table-cell>
        </table:table-row>
        <table:table-row table:style-name="ro1">
          <table:table-cell office:value-type="float" office:value="0.870049396347">
            <text:p>0.8700493963</text:p>
          </table:table-cell>
          <table:table-cell office:value-type="float" office:value="4.81206284834">
            <text:p>4.8120628483</text:p>
          </table:table-cell>
          <table:table-cell office:value-type="string">
            <text:p>4_6_0.2_0.2</text:p>
          </table:table-cell>
        </table:table-row>
        <table:table-row table:style-name="ro1">
          <table:table-cell office:value-type="float" office:value="0.854043830137">
            <text:p>0.8540438301</text:p>
          </table:table-cell>
          <table:table-cell office:value-type="float" office:value="4.72462367049">
            <text:p>4.7246236705</text:p>
          </table:table-cell>
          <table:table-cell office:value-type="string">
            <text:p>4_6_0.2_0.25</text:p>
          </table:table-cell>
        </table:table-row>
        <table:table-row table:style-name="ro1">
          <table:table-cell office:value-type="float" office:value="0.903124994521">
            <text:p>0.9031249945</text:p>
          </table:table-cell>
          <table:table-cell office:value-type="float" office:value="4.99791648466">
            <text:p>4.9979164847</text:p>
          </table:table-cell>
          <table:table-cell office:value-type="string">
            <text:p>4_6_0.25_0.05</text:p>
          </table:table-cell>
        </table:table-row>
        <table:table-row table:style-name="ro1">
          <table:table-cell office:value-type="float" office:value="0.887289767123">
            <text:p>0.8872897671</text:p>
          </table:table-cell>
          <table:table-cell office:value-type="float" office:value="4.9090401007">
            <text:p>4.9090401007</text:p>
          </table:table-cell>
          <table:table-cell office:value-type="string">
            <text:p>4_6_0.25_0.1</text:p>
          </table:table-cell>
        </table:table-row>
        <table:table-row table:style-name="ro1">
          <table:table-cell office:value-type="float" office:value="0.870508404566">
            <text:p>0.8705084046</text:p>
          </table:table-cell>
          <table:table-cell office:value-type="float" office:value="4.81412393428">
            <text:p>4.8141239343</text:p>
          </table:table-cell>
          <table:table-cell office:value-type="string">
            <text:p>4_6_0.25_0.15</text:p>
          </table:table-cell>
        </table:table-row>
        <table:table-row table:style-name="ro1">
          <table:table-cell office:value-type="float" office:value="0.853767975342">
            <text:p>0.8537679753</text:p>
          </table:table-cell>
          <table:table-cell office:value-type="float" office:value="4.72153651435">
            <text:p>4.7215365144</text:p>
          </table:table-cell>
          <table:table-cell office:value-type="string">
            <text:p>4_6_0.25_0.2</text:p>
          </table:table-cell>
        </table:table-row>
        <table:table-row table:style-name="ro1">
          <table:table-cell office:value-type="float" office:value="0.838524066667">
            <text:p>0.8385240667</text:p>
          </table:table-cell>
          <table:table-cell office:value-type="float" office:value="4.63840446535">
            <text:p>4.6384044654</text:p>
          </table:table-cell>
          <table:table-cell office:value-type="string">
            <text:p>4_6_0.25_0.25</text:p>
          </table:table-cell>
        </table:table-row>
        <table:table-row table:style-name="ro1">
          <table:table-cell office:value-type="float" office:value="0.968113237443">
            <text:p>0.9681132374</text:p>
          </table:table-cell>
          <table:table-cell office:value-type="float" office:value="6.15092770501">
            <text:p>6.150927705</text:p>
          </table:table-cell>
          <table:table-cell office:value-type="string">
            <text:p>4_8_0.05_0.05</text:p>
          </table:table-cell>
        </table:table-row>
        <table:table-row table:style-name="ro1">
          <table:table-cell office:value-type="float" office:value="0.95203427032">
            <text:p>0.9520342703</text:p>
          </table:table-cell>
          <table:table-cell office:value-type="float" office:value="6.04702009454">
            <text:p>6.0470200945</text:p>
          </table:table-cell>
          <table:table-cell office:value-type="string">
            <text:p>4_8_0.05_0.1</text:p>
          </table:table-cell>
        </table:table-row>
        <table:table-row table:style-name="ro1">
          <table:table-cell office:value-type="float" office:value="0.935471293151">
            <text:p>0.9354712932</text:p>
          </table:table-cell>
          <table:table-cell office:value-type="float" office:value="5.94093604657">
            <text:p>5.9409360466</text:p>
          </table:table-cell>
          <table:table-cell office:value-type="string">
            <text:p>4_8_0.05_0.15</text:p>
          </table:table-cell>
        </table:table-row>
        <table:table-row table:style-name="ro1">
          <table:table-cell office:value-type="float" office:value="0.919205686758">
            <text:p>0.9192056868</text:p>
          </table:table-cell>
          <table:table-cell office:value-type="float" office:value="5.83816955939">
            <text:p>5.8381695594</text:p>
          </table:table-cell>
          <table:table-cell office:value-type="string">
            <text:p>4_8_0.05_0.2</text:p>
          </table:table-cell>
        </table:table-row>
        <table:table-row table:style-name="ro1">
          <table:table-cell office:value-type="float" office:value="0.90334332968">
            <text:p>0.9033433297</text:p>
          </table:table-cell>
          <table:table-cell office:value-type="float" office:value="5.73942650772">
            <text:p>5.7394265077</text:p>
          </table:table-cell>
          <table:table-cell office:value-type="string">
            <text:p>4_8_0.05_0.25</text:p>
          </table:table-cell>
        </table:table-row>
        <table:table-row table:style-name="ro1">
          <table:table-cell office:value-type="float" office:value="0.952464808219">
            <text:p>0.9524648082</text:p>
          </table:table-cell>
          <table:table-cell office:value-type="float" office:value="6.04931620373">
            <text:p>6.0493162037</text:p>
          </table:table-cell>
          <table:table-cell office:value-type="string">
            <text:p>4_8_0.1_0.05</text:p>
          </table:table-cell>
        </table:table-row>
        <table:table-row table:style-name="ro1">
          <table:table-cell office:value-type="float" office:value="0.936255884932">
            <text:p>0.9362558849</text:p>
          </table:table-cell>
          <table:table-cell office:value-type="float" office:value="5.94416825515">
            <text:p>5.9441682552</text:p>
          </table:table-cell>
          <table:table-cell office:value-type="string">
            <text:p>4_8_0.1_0.1</text:p>
          </table:table-cell>
        </table:table-row>
        <table:table-row table:style-name="ro1">
          <table:table-cell office:value-type="float" office:value="0.919827182648">
            <text:p>0.9198271826</text:p>
          </table:table-cell>
          <table:table-cell office:value-type="float" office:value="5.84423266025">
            <text:p>5.8442326603</text:p>
          </table:table-cell>
          <table:table-cell office:value-type="string">
            <text:p>4_8_0.1_0.15</text:p>
          </table:table-cell>
        </table:table-row>
        <table:table-row table:style-name="ro1">
          <table:table-cell office:value-type="float" office:value="0.903362852968">
            <text:p>0.903362853</text:p>
          </table:table-cell>
          <table:table-cell office:value-type="float" office:value="5.73585096185">
            <text:p>5.7358509619</text:p>
          </table:table-cell>
          <table:table-cell office:value-type="string">
            <text:p>4_8_0.1_0.2</text:p>
          </table:table-cell>
        </table:table-row>
        <table:table-row table:style-name="ro1">
          <table:table-cell office:value-type="float" office:value="0.887321604566">
            <text:p>0.8873216046</text:p>
          </table:table-cell>
          <table:table-cell office:value-type="float" office:value="5.6369305748">
            <text:p>5.6369305748</text:p>
          </table:table-cell>
          <table:table-cell office:value-type="string">
            <text:p>4_8_0.1_0.25</text:p>
          </table:table-cell>
        </table:table-row>
        <table:table-row table:style-name="ro1">
          <table:table-cell office:value-type="float" office:value="0.935733322374">
            <text:p>0.9357333224</text:p>
          </table:table-cell>
          <table:table-cell office:value-type="float" office:value="5.9425995652">
            <text:p>5.9425995652</text:p>
          </table:table-cell>
          <table:table-cell office:value-type="string">
            <text:p>4_8_0.15_0.05</text:p>
          </table:table-cell>
        </table:table-row>
        <table:table-row table:style-name="ro1">
          <table:table-cell office:value-type="float" office:value="0.920091457534">
            <text:p>0.9200914575</text:p>
          </table:table-cell>
          <table:table-cell office:value-type="float" office:value="5.84758371391">
            <text:p>5.8475837139</text:p>
          </table:table-cell>
          <table:table-cell office:value-type="string">
            <text:p>4_8_0.15_0.1</text:p>
          </table:table-cell>
        </table:table-row>
        <table:table-row table:style-name="ro1">
          <table:table-cell office:value-type="float" office:value="0.903863936986">
            <text:p>0.903863937</text:p>
          </table:table-cell>
          <table:table-cell office:value-type="float" office:value="5.74014373611">
            <text:p>5.7401437361</text:p>
          </table:table-cell>
          <table:table-cell office:value-type="string">
            <text:p>4_8_0.15_0.15</text:p>
          </table:table-cell>
        </table:table-row>
        <table:table-row table:style-name="ro1">
          <table:table-cell office:value-type="float" office:value="0.887442677626">
            <text:p>0.8874426776</text:p>
          </table:table-cell>
          <table:table-cell office:value-type="float" office:value="5.63582897281">
            <text:p>5.6358289728</text:p>
          </table:table-cell>
          <table:table-cell office:value-type="string">
            <text:p>4_8_0.15_0.2</text:p>
          </table:table-cell>
        </table:table-row>
        <table:table-row table:style-name="ro1">
          <table:table-cell office:value-type="float" office:value="0.87083350137">
            <text:p>0.8708335014</text:p>
          </table:table-cell>
          <table:table-cell office:value-type="float" office:value="5.52797530769">
            <text:p>5.5279753077</text:p>
          </table:table-cell>
          <table:table-cell office:value-type="string">
            <text:p>4_8_0.15_0.25</text:p>
          </table:table-cell>
        </table:table-row>
        <table:table-row table:style-name="ro1">
          <table:table-cell office:value-type="float" office:value="0.919537100457">
            <text:p>0.9195371005</text:p>
          </table:table-cell>
          <table:table-cell office:value-type="float" office:value="5.84421977914">
            <text:p>5.8442197791</text:p>
          </table:table-cell>
          <table:table-cell office:value-type="string">
            <text:p>4_8_0.2_0.05</text:p>
          </table:table-cell>
        </table:table-row>
        <table:table-row table:style-name="ro1">
          <table:table-cell office:value-type="float" office:value="0.903224151598">
            <text:p>0.9032241516</text:p>
          </table:table-cell>
          <table:table-cell office:value-type="float" office:value="5.74116495833">
            <text:p>5.7411649583</text:p>
          </table:table-cell>
          <table:table-cell office:value-type="string">
            <text:p>4_8_0.2_0.1</text:p>
          </table:table-cell>
        </table:table-row>
        <table:table-row table:style-name="ro1">
          <table:table-cell office:value-type="float" office:value="0.887612944292">
            <text:p>0.8876129443</text:p>
          </table:table-cell>
          <table:table-cell office:value-type="float" office:value="5.64059787579">
            <text:p>5.6405978758</text:p>
          </table:table-cell>
          <table:table-cell office:value-type="string">
            <text:p>4_8_0.2_0.15</text:p>
          </table:table-cell>
        </table:table-row>
        <table:table-row table:style-name="ro1">
          <table:table-cell office:value-type="float" office:value="0.871179228311">
            <text:p>0.8711792283</text:p>
          </table:table-cell>
          <table:table-cell office:value-type="float" office:value="5.53623488816">
            <text:p>5.5362348882</text:p>
          </table:table-cell>
          <table:table-cell office:value-type="string">
            <text:p>4_8_0.2_0.2</text:p>
          </table:table-cell>
        </table:table-row>
        <table:table-row table:style-name="ro1">
          <table:table-cell office:value-type="float" office:value="0.854400223744">
            <text:p>0.8544002237</text:p>
          </table:table-cell>
          <table:table-cell office:value-type="float" office:value="5.42845708787">
            <text:p>5.4284570879</text:p>
          </table:table-cell>
          <table:table-cell office:value-type="string">
            <text:p>4_8_0.2_0.25</text:p>
          </table:table-cell>
        </table:table-row>
        <table:table-row table:style-name="ro1">
          <table:table-cell office:value-type="float" office:value="0.903497431963">
            <text:p>0.903497432</text:p>
          </table:table-cell>
          <table:table-cell office:value-type="float" office:value="5.74592786372">
            <text:p>5.7459278637</text:p>
          </table:table-cell>
          <table:table-cell office:value-type="string">
            <text:p>4_8_0.25_0.05</text:p>
          </table:table-cell>
        </table:table-row>
        <table:table-row table:style-name="ro1">
          <table:table-cell office:value-type="float" office:value="0.887063438356">
            <text:p>0.8870634384</text:p>
          </table:table-cell>
          <table:table-cell office:value-type="float" office:value="5.63802999703">
            <text:p>5.638029997</text:p>
          </table:table-cell>
          <table:table-cell office:value-type="string">
            <text:p>4_8_0.25_0.1</text:p>
          </table:table-cell>
        </table:table-row>
        <table:table-row table:style-name="ro1">
          <table:table-cell office:value-type="float" office:value="0.870448439269">
            <text:p>0.8704484393</text:p>
          </table:table-cell>
          <table:table-cell office:value-type="float" office:value="5.52752715959">
            <text:p>5.5275271596</text:p>
          </table:table-cell>
          <table:table-cell office:value-type="string">
            <text:p>4_8_0.25_0.15</text:p>
          </table:table-cell>
        </table:table-row>
        <table:table-row table:style-name="ro1">
          <table:table-cell office:value-type="float" office:value="0.853690282192">
            <text:p>0.8536902822</text:p>
          </table:table-cell>
          <table:table-cell office:value-type="float" office:value="5.42713221813">
            <text:p>5.4271322181</text:p>
          </table:table-cell>
          <table:table-cell office:value-type="string">
            <text:p>4_8_0.25_0.2</text:p>
          </table:table-cell>
        </table:table-row>
        <table:table-row table:style-name="ro1">
          <table:table-cell office:value-type="float" office:value="0.836772734247">
            <text:p>0.8367727342</text:p>
          </table:table-cell>
          <table:table-cell office:value-type="float" office:value="5.31685882581">
            <text:p>5.3168588258</text:p>
          </table:table-cell>
          <table:table-cell office:value-type="string">
            <text:p>4_8_0.25_0.25</text:p>
          </table:table-cell>
        </table:table-row>
        <table:table-row table:style-name="ro1">
          <table:table-cell office:value-type="float" office:value="0.969516012785">
            <text:p>0.9695160128</text:p>
          </table:table-cell>
          <table:table-cell office:value-type="float" office:value="3.20782992331">
            <text:p>3.2078299233</text:p>
          </table:table-cell>
          <table:table-cell office:value-type="string">
            <text:p>6_2_0.05_0.05</text:p>
          </table:table-cell>
        </table:table-row>
        <table:table-row table:style-name="ro1">
          <table:table-cell office:value-type="float" office:value="0.953517147945">
            <text:p>0.9535171479</text:p>
          </table:table-cell>
          <table:table-cell office:value-type="float" office:value="3.15378359681">
            <text:p>3.1537835968</text:p>
          </table:table-cell>
          <table:table-cell office:value-type="string">
            <text:p>6_2_0.05_0.1</text:p>
          </table:table-cell>
        </table:table-row>
        <table:table-row table:style-name="ro1">
          <table:table-cell office:value-type="float" office:value="0.936256273059">
            <text:p>0.9362562731</text:p>
          </table:table-cell>
          <table:table-cell office:value-type="float" office:value="3.09776430058">
            <text:p>3.0977643006</text:p>
          </table:table-cell>
          <table:table-cell office:value-type="string">
            <text:p>6_2_0.05_0.15</text:p>
          </table:table-cell>
        </table:table-row>
        <table:table-row table:style-name="ro1">
          <table:table-cell office:value-type="float" office:value="0.921079022831">
            <text:p>0.9210790228</text:p>
          </table:table-cell>
          <table:table-cell office:value-type="float" office:value="3.04470939782">
            <text:p>3.0447093978</text:p>
          </table:table-cell>
          <table:table-cell office:value-type="string">
            <text:p>6_2_0.05_0.2</text:p>
          </table:table-cell>
        </table:table-row>
        <table:table-row table:style-name="ro1">
          <table:table-cell office:value-type="float" office:value="0.903771359817">
            <text:p>0.9037713598</text:p>
          </table:table-cell>
          <table:table-cell office:value-type="float" office:value="2.98686996126">
            <text:p>2.9868699613</text:p>
          </table:table-cell>
          <table:table-cell office:value-type="string">
            <text:p>6_2_0.05_0.25</text:p>
          </table:table-cell>
        </table:table-row>
        <table:table-row table:style-name="ro1">
          <table:table-cell office:value-type="float" office:value="0.953045649315">
            <text:p>0.9530456493</text:p>
          </table:table-cell>
          <table:table-cell office:value-type="float" office:value="3.14921114563">
            <text:p>3.1492111456</text:p>
          </table:table-cell>
          <table:table-cell office:value-type="string">
            <text:p>6_2_0.1_0.05</text:p>
          </table:table-cell>
        </table:table-row>
        <table:table-row table:style-name="ro1">
          <table:table-cell office:value-type="float" office:value="0.936793191781">
            <text:p>0.9367931918</text:p>
          </table:table-cell>
          <table:table-cell office:value-type="float" office:value="3.09569562839">
            <text:p>3.0956956284</text:p>
          </table:table-cell>
          <table:table-cell office:value-type="string">
            <text:p>6_2_0.1_0.1</text:p>
          </table:table-cell>
        </table:table-row>
        <table:table-row table:style-name="ro1">
          <table:table-cell office:value-type="float" office:value="0.920578483105">
            <text:p>0.9205784831</text:p>
          </table:table-cell>
          <table:table-cell office:value-type="float" office:value="3.04065735491">
            <text:p>3.0406573549</text:p>
          </table:table-cell>
          <table:table-cell office:value-type="string">
            <text:p>6_2_0.1_0.15</text:p>
          </table:table-cell>
        </table:table-row>
        <table:table-row table:style-name="ro1">
          <table:table-cell office:value-type="float" office:value="0.904084772603">
            <text:p>0.9040847726</text:p>
          </table:table-cell>
          <table:table-cell office:value-type="float" office:value="2.98801297427">
            <text:p>2.9880129743</text:p>
          </table:table-cell>
          <table:table-cell office:value-type="string">
            <text:p>6_2_0.1_0.2</text:p>
          </table:table-cell>
        </table:table-row>
        <table:table-row table:style-name="ro1">
          <table:table-cell office:value-type="float" office:value="0.886030552511">
            <text:p>0.8860305525</text:p>
          </table:table-cell>
          <table:table-cell office:value-type="float" office:value="2.92848028734">
            <text:p>2.9284802873</text:p>
          </table:table-cell>
          <table:table-cell office:value-type="string">
            <text:p>6_2_0.1_0.25</text:p>
          </table:table-cell>
        </table:table-row>
        <table:table-row table:style-name="ro1">
          <table:table-cell office:value-type="float" office:value="0.936661425571">
            <text:p>0.9366614256</text:p>
          </table:table-cell>
          <table:table-cell office:value-type="float" office:value="3.09524148731">
            <text:p>3.0952414873</text:p>
          </table:table-cell>
          <table:table-cell office:value-type="string">
            <text:p>6_2_0.15_0.05</text:p>
          </table:table-cell>
        </table:table-row>
        <table:table-row table:style-name="ro1">
          <table:table-cell office:value-type="float" office:value="0.920160975342">
            <text:p>0.9201609753</text:p>
          </table:table-cell>
          <table:table-cell office:value-type="float" office:value="3.04228941726">
            <text:p>3.0422894173</text:p>
          </table:table-cell>
          <table:table-cell office:value-type="string">
            <text:p>6_2_0.15_0.1</text:p>
          </table:table-cell>
        </table:table-row>
        <table:table-row table:style-name="ro1">
          <table:table-cell office:value-type="float" office:value="0.903381773516">
            <text:p>0.9033817735</text:p>
          </table:table-cell>
          <table:table-cell office:value-type="float" office:value="2.98711731704">
            <text:p>2.987117317</text:p>
          </table:table-cell>
          <table:table-cell office:value-type="string">
            <text:p>6_2_0.15_0.15</text:p>
          </table:table-cell>
        </table:table-row>
        <table:table-row table:style-name="ro1">
          <table:table-cell office:value-type="float" office:value="0.886992986301">
            <text:p>0.8869929863</text:p>
          </table:table-cell>
          <table:table-cell office:value-type="float" office:value="2.93308102062">
            <text:p>2.9330810206</text:p>
          </table:table-cell>
          <table:table-cell office:value-type="string">
            <text:p>6_2_0.15_0.2</text:p>
          </table:table-cell>
        </table:table-row>
        <table:table-row table:style-name="ro1">
          <table:table-cell office:value-type="float" office:value="0.870052231963">
            <text:p>0.870052232</text:p>
          </table:table-cell>
          <table:table-cell office:value-type="float" office:value="2.87711774107">
            <text:p>2.8771177411</text:p>
          </table:table-cell>
          <table:table-cell office:value-type="string">
            <text:p>6_2_0.15_0.25</text:p>
          </table:table-cell>
        </table:table-row>
        <table:table-row table:style-name="ro1">
          <table:table-cell office:value-type="float" office:value="0.920063360731">
            <text:p>0.9200633607</text:p>
          </table:table-cell>
          <table:table-cell office:value-type="float" office:value="3.04321849049">
            <text:p>3.0432184905</text:p>
          </table:table-cell>
          <table:table-cell office:value-type="string">
            <text:p>6_2_0.2_0.05</text:p>
          </table:table-cell>
        </table:table-row>
        <table:table-row table:style-name="ro1">
          <table:table-cell office:value-type="float" office:value="0.903528810046">
            <text:p>0.90352881</text:p>
          </table:table-cell>
          <table:table-cell office:value-type="float" office:value="2.98668381838">
            <text:p>2.9866838184</text:p>
          </table:table-cell>
          <table:table-cell office:value-type="string">
            <text:p>6_2_0.2_0.1</text:p>
          </table:table-cell>
        </table:table-row>
        <table:table-row table:style-name="ro1">
          <table:table-cell office:value-type="float" office:value="0.886745973516">
            <text:p>0.8867459735</text:p>
          </table:table-cell>
          <table:table-cell office:value-type="float" office:value="2.93169240902">
            <text:p>2.931692409</text:p>
          </table:table-cell>
          <table:table-cell office:value-type="string">
            <text:p>6_2_0.2_0.15</text:p>
          </table:table-cell>
        </table:table-row>
        <table:table-row table:style-name="ro1">
          <table:table-cell office:value-type="float" office:value="0.870682133333">
            <text:p>0.8706821333</text:p>
          </table:table-cell>
          <table:table-cell office:value-type="float" office:value="2.87651249353">
            <text:p>2.8765124935</text:p>
          </table:table-cell>
          <table:table-cell office:value-type="string">
            <text:p>6_2_0.2_0.2</text:p>
          </table:table-cell>
        </table:table-row>
        <table:table-row table:style-name="ro1">
          <table:table-cell office:value-type="float" office:value="0.854567000913">
            <text:p>0.8545670009</text:p>
          </table:table-cell>
          <table:table-cell office:value-type="float" office:value="2.82427533801">
            <text:p>2.824275338</text:p>
          </table:table-cell>
          <table:table-cell office:value-type="string">
            <text:p>6_2_0.2_0.25</text:p>
          </table:table-cell>
        </table:table-row>
        <table:table-row table:style-name="ro1">
          <table:table-cell office:value-type="float" office:value="0.903617859361">
            <text:p>0.9036178594</text:p>
          </table:table-cell>
          <table:table-cell office:value-type="float" office:value="2.98668628952">
            <text:p>2.9866862895</text:p>
          </table:table-cell>
          <table:table-cell office:value-type="string">
            <text:p>6_2_0.25_0.05</text:p>
          </table:table-cell>
        </table:table-row>
        <table:table-row table:style-name="ro1">
          <table:table-cell office:value-type="float" office:value="0.887388063927">
            <text:p>0.8873880639</text:p>
          </table:table-cell>
          <table:table-cell office:value-type="float" office:value="2.93427143629">
            <text:p>2.9342714363</text:p>
          </table:table-cell>
          <table:table-cell office:value-type="string">
            <text:p>6_2_0.25_0.1</text:p>
          </table:table-cell>
        </table:table-row>
        <table:table-row table:style-name="ro1">
          <table:table-cell office:value-type="float" office:value="0.871031508676">
            <text:p>0.8710315087</text:p>
          </table:table-cell>
          <table:table-cell office:value-type="float" office:value="2.8791375873">
            <text:p>2.8791375873</text:p>
          </table:table-cell>
          <table:table-cell office:value-type="string">
            <text:p>6_2_0.25_0.15</text:p>
          </table:table-cell>
        </table:table-row>
        <table:table-row table:style-name="ro1">
          <table:table-cell office:value-type="float" office:value="0.85500846758">
            <text:p>0.8550084676</text:p>
          </table:table-cell>
          <table:table-cell office:value-type="float" office:value="2.82637342672">
            <text:p>2.8263734267</text:p>
          </table:table-cell>
          <table:table-cell office:value-type="string">
            <text:p>6_2_0.25_0.2</text:p>
          </table:table-cell>
        </table:table-row>
        <table:table-row table:style-name="ro1">
          <table:table-cell office:value-type="float" office:value="0.838182711416">
            <text:p>0.8381827114</text:p>
          </table:table-cell>
          <table:table-cell office:value-type="float" office:value="2.77145805916">
            <text:p>2.7714580592</text:p>
          </table:table-cell>
          <table:table-cell office:value-type="string">
            <text:p>6_2_0.25_0.25</text:p>
          </table:table-cell>
        </table:table-row>
        <table:table-row table:style-name="ro1">
          <table:table-cell office:value-type="float" office:value="0.968344152511">
            <text:p>0.9683441525</text:p>
          </table:table-cell>
          <table:table-cell office:value-type="float" office:value="4.38475546408">
            <text:p>4.3847554641</text:p>
          </table:table-cell>
          <table:table-cell office:value-type="string">
            <text:p>6_4_0.05_0.05</text:p>
          </table:table-cell>
        </table:table-row>
        <table:table-row table:style-name="ro1">
          <table:table-cell office:value-type="float" office:value="0.952294312329">
            <text:p>0.9522943123</text:p>
          </table:table-cell>
          <table:table-cell office:value-type="float" office:value="4.31138949494">
            <text:p>4.3113894949</text:p>
          </table:table-cell>
          <table:table-cell office:value-type="string">
            <text:p>6_4_0.05_0.1</text:p>
          </table:table-cell>
        </table:table-row>
        <table:table-row table:style-name="ro1">
          <table:table-cell office:value-type="float" office:value="0.936023049315">
            <text:p>0.9360230493</text:p>
          </table:table-cell>
          <table:table-cell office:value-type="float" office:value="4.23780755365">
            <text:p>4.2378075537</text:p>
          </table:table-cell>
          <table:table-cell office:value-type="string">
            <text:p>6_4_0.05_0.15</text:p>
          </table:table-cell>
        </table:table-row>
        <table:table-row table:style-name="ro1">
          <table:table-cell office:value-type="float" office:value="0.919311831963">
            <text:p>0.919311832</text:p>
          </table:table-cell>
          <table:table-cell office:value-type="float" office:value="4.16029862433">
            <text:p>4.1602986243</text:p>
          </table:table-cell>
          <table:table-cell office:value-type="string">
            <text:p>6_4_0.05_0.2</text:p>
          </table:table-cell>
        </table:table-row>
        <table:table-row table:style-name="ro1">
          <table:table-cell office:value-type="float" office:value="0.902583900457">
            <text:p>0.9025839005</text:p>
          </table:table-cell>
          <table:table-cell office:value-type="float" office:value="4.0845531136">
            <text:p>4.0845531136</text:p>
          </table:table-cell>
          <table:table-cell office:value-type="string">
            <text:p>6_4_0.05_0.25</text:p>
          </table:table-cell>
        </table:table-row>
        <table:table-row table:style-name="ro1">
          <table:table-cell office:value-type="float" office:value="0.951812837443">
            <text:p>0.9518128374</text:p>
          </table:table-cell>
          <table:table-cell office:value-type="float" office:value="4.3115030026">
            <text:p>4.3115030026</text:p>
          </table:table-cell>
          <table:table-cell office:value-type="string">
            <text:p>6_4_0.1_0.05</text:p>
          </table:table-cell>
        </table:table-row>
        <table:table-row table:style-name="ro1">
          <table:table-cell office:value-type="float" office:value="0.936729274886">
            <text:p>0.9367292749</text:p>
          </table:table-cell>
          <table:table-cell office:value-type="float" office:value="4.24237646249">
            <text:p>4.2423764625</text:p>
          </table:table-cell>
          <table:table-cell office:value-type="string">
            <text:p>6_4_0.1_0.1</text:p>
          </table:table-cell>
        </table:table-row>
        <table:table-row table:style-name="ro1">
          <table:table-cell office:value-type="float" office:value="0.920235155251">
            <text:p>0.9202351553</text:p>
          </table:table-cell>
          <table:table-cell office:value-type="float" office:value="4.16760253614">
            <text:p>4.1676025361</text:p>
          </table:table-cell>
          <table:table-cell office:value-type="string">
            <text:p>6_4_0.1_0.15</text:p>
          </table:table-cell>
        </table:table-row>
        <table:table-row table:style-name="ro1">
          <table:table-cell office:value-type="float" office:value="0.903014844749">
            <text:p>0.9030148447</text:p>
          </table:table-cell>
          <table:table-cell office:value-type="float" office:value="4.0917322404">
            <text:p>4.0917322404</text:p>
          </table:table-cell>
          <table:table-cell office:value-type="string">
            <text:p>6_4_0.1_0.2</text:p>
          </table:table-cell>
        </table:table-row>
        <table:table-row table:style-name="ro1">
          <table:table-cell office:value-type="float" office:value="0.887396618265">
            <text:p>0.8873966183</text:p>
          </table:table-cell>
          <table:table-cell office:value-type="float" office:value="4.02213955793">
            <text:p>4.0221395579</text:p>
          </table:table-cell>
          <table:table-cell office:value-type="string">
            <text:p>6_4_0.1_0.25</text:p>
          </table:table-cell>
        </table:table-row>
        <table:table-row table:style-name="ro1">
          <table:table-cell office:value-type="float" office:value="0.93580523653">
            <text:p>0.9358052365</text:p>
          </table:table-cell>
          <table:table-cell office:value-type="float" office:value="4.23857605243">
            <text:p>4.2385760524</text:p>
          </table:table-cell>
          <table:table-cell office:value-type="string">
            <text:p>6_4_0.15_0.05</text:p>
          </table:table-cell>
        </table:table-row>
        <table:table-row table:style-name="ro1">
          <table:table-cell office:value-type="float" office:value="0.919582780822">
            <text:p>0.9195827808</text:p>
          </table:table-cell>
          <table:table-cell office:value-type="float" office:value="4.16522953194">
            <text:p>4.1652295319</text:p>
          </table:table-cell>
          <table:table-cell office:value-type="string">
            <text:p>6_4_0.15_0.1</text:p>
          </table:table-cell>
        </table:table-row>
        <table:table-row table:style-name="ro1">
          <table:table-cell office:value-type="float" office:value="0.903463678539">
            <text:p>0.9034636785</text:p>
          </table:table-cell>
          <table:table-cell office:value-type="float" office:value="4.08861263628">
            <text:p>4.0886126363</text:p>
          </table:table-cell>
          <table:table-cell office:value-type="string">
            <text:p>6_4_0.15_0.15</text:p>
          </table:table-cell>
        </table:table-row>
        <table:table-row table:style-name="ro1">
          <table:table-cell office:value-type="float" office:value="0.886759013699">
            <text:p>0.8867590137</text:p>
          </table:table-cell>
          <table:table-cell office:value-type="float" office:value="4.01303017077">
            <text:p>4.0130301708</text:p>
          </table:table-cell>
          <table:table-cell office:value-type="string">
            <text:p>6_4_0.15_0.2</text:p>
          </table:table-cell>
        </table:table-row>
        <table:table-row table:style-name="ro1">
          <table:table-cell office:value-type="float" office:value="0.870752050228">
            <text:p>0.8707520502</text:p>
          </table:table-cell>
          <table:table-cell office:value-type="float" office:value="3.94418046588">
            <text:p>3.9441804659</text:p>
          </table:table-cell>
          <table:table-cell office:value-type="string">
            <text:p>6_4_0.15_0.25</text:p>
          </table:table-cell>
        </table:table-row>
        <table:table-row table:style-name="ro1">
          <table:table-cell office:value-type="float" office:value="0.919733922374">
            <text:p>0.9197339224</text:p>
          </table:table-cell>
          <table:table-cell office:value-type="float" office:value="4.16519878764">
            <text:p>4.1651987876</text:p>
          </table:table-cell>
          <table:table-cell office:value-type="string">
            <text:p>6_4_0.2_0.05</text:p>
          </table:table-cell>
        </table:table-row>
        <table:table-row table:style-name="ro1">
          <table:table-cell office:value-type="float" office:value="0.903129472146">
            <text:p>0.9031294721</text:p>
          </table:table-cell>
          <table:table-cell office:value-type="float" office:value="4.08842261405">
            <text:p>4.0884226141</text:p>
          </table:table-cell>
          <table:table-cell office:value-type="string">
            <text:p>6_4_0.2_0.1</text:p>
          </table:table-cell>
        </table:table-row>
        <table:table-row table:style-name="ro1">
          <table:table-cell office:value-type="float" office:value="0.887062468493">
            <text:p>0.8870624685</text:p>
          </table:table-cell>
          <table:table-cell office:value-type="float" office:value="4.01651734518">
            <text:p>4.0165173452</text:p>
          </table:table-cell>
          <table:table-cell office:value-type="string">
            <text:p>6_4_0.2_0.15</text:p>
          </table:table-cell>
        </table:table-row>
        <table:table-row table:style-name="ro1">
          <table:table-cell office:value-type="float" office:value="0.870198116895">
            <text:p>0.8701981169</text:p>
          </table:table-cell>
          <table:table-cell office:value-type="float" office:value="3.94063482151">
            <text:p>3.9406348215</text:p>
          </table:table-cell>
          <table:table-cell office:value-type="string">
            <text:p>6_4_0.2_0.2</text:p>
          </table:table-cell>
        </table:table-row>
        <table:table-row table:style-name="ro1">
          <table:table-cell office:value-type="float" office:value="0.854116725114">
            <text:p>0.8541167251</text:p>
          </table:table-cell>
          <table:table-cell office:value-type="float" office:value="3.86580177452">
            <text:p>3.8658017745</text:p>
          </table:table-cell>
          <table:table-cell office:value-type="string">
            <text:p>6_4_0.2_0.25</text:p>
          </table:table-cell>
        </table:table-row>
        <table:table-row table:style-name="ro1">
          <table:table-cell office:value-type="float" office:value="0.903655406393">
            <text:p>0.9036554064</text:p>
          </table:table-cell>
          <table:table-cell office:value-type="float" office:value="4.09343636755">
            <text:p>4.0934363676</text:p>
          </table:table-cell>
          <table:table-cell office:value-type="string">
            <text:p>6_4_0.25_0.05</text:p>
          </table:table-cell>
        </table:table-row>
        <table:table-row table:style-name="ro1">
          <table:table-cell office:value-type="float" office:value="0.886554131507">
            <text:p>0.8865541315</text:p>
          </table:table-cell>
          <table:table-cell office:value-type="float" office:value="4.01503095438">
            <text:p>4.0150309544</text:p>
          </table:table-cell>
          <table:table-cell office:value-type="string">
            <text:p>6_4_0.25_0.1</text:p>
          </table:table-cell>
        </table:table-row>
        <table:table-row table:style-name="ro1">
          <table:table-cell office:value-type="float" office:value="0.870446653881">
            <text:p>0.8704466539</text:p>
          </table:table-cell>
          <table:table-cell office:value-type="float" office:value="3.94187512924">
            <text:p>3.9418751292</text:p>
          </table:table-cell>
          <table:table-cell office:value-type="string">
            <text:p>6_4_0.25_0.15</text:p>
          </table:table-cell>
        </table:table-row>
        <table:table-row table:style-name="ro1">
          <table:table-cell office:value-type="float" office:value="0.853920512329">
            <text:p>0.8539205123</text:p>
          </table:table-cell>
          <table:table-cell office:value-type="float" office:value="3.86722813632">
            <text:p>3.8672281363</text:p>
          </table:table-cell>
          <table:table-cell office:value-type="string">
            <text:p>6_4_0.25_0.2</text:p>
          </table:table-cell>
        </table:table-row>
        <table:table-row table:style-name="ro1">
          <table:table-cell office:value-type="float" office:value="0.837838606393">
            <text:p>0.8378386064</text:p>
          </table:table-cell>
          <table:table-cell office:value-type="float" office:value="3.79203549107">
            <text:p>3.7920354911</text:p>
          </table:table-cell>
          <table:table-cell office:value-type="string">
            <text:p>6_4_0.25_0.25</text:p>
          </table:table-cell>
        </table:table-row>
        <table:table-row table:style-name="ro1">
          <table:table-cell office:value-type="float" office:value="0.967920934247">
            <text:p>0.9679209342</text:p>
          </table:table-cell>
          <table:table-cell office:value-type="float" office:value="5.34887457254">
            <text:p>5.3488745725</text:p>
          </table:table-cell>
          <table:table-cell office:value-type="string">
            <text:p>6_6_0.05_0.05</text:p>
          </table:table-cell>
        </table:table-row>
        <table:table-row table:style-name="ro1">
          <table:table-cell office:value-type="float" office:value="0.951786331507">
            <text:p>0.9517863315</text:p>
          </table:table-cell>
          <table:table-cell office:value-type="float" office:value="5.26077569332">
            <text:p>5.2607756933</text:p>
          </table:table-cell>
          <table:table-cell office:value-type="string">
            <text:p>6_6_0.05_0.1</text:p>
          </table:table-cell>
        </table:table-row>
        <table:table-row table:style-name="ro1">
          <table:table-cell office:value-type="float" office:value="0.935752861187">
            <text:p>0.9357528612</text:p>
          </table:table-cell>
          <table:table-cell office:value-type="float" office:value="5.174340653">
            <text:p>5.174340653</text:p>
          </table:table-cell>
          <table:table-cell office:value-type="string">
            <text:p>6_6_0.05_0.15</text:p>
          </table:table-cell>
        </table:table-row>
        <table:table-row table:style-name="ro1">
          <table:table-cell office:value-type="float" office:value="0.919519914155">
            <text:p>0.9195199142</text:p>
          </table:table-cell>
          <table:table-cell office:value-type="float" office:value="5.08822708494">
            <text:p>5.0882270849</text:p>
          </table:table-cell>
          <table:table-cell office:value-type="string">
            <text:p>6_6_0.05_0.2</text:p>
          </table:table-cell>
        </table:table-row>
        <table:table-row table:style-name="ro1">
          <table:table-cell office:value-type="float" office:value="0.902957994521">
            <text:p>0.9029579945</text:p>
          </table:table-cell>
          <table:table-cell office:value-type="float" office:value="4.99771473099">
            <text:p>4.997714731</text:p>
          </table:table-cell>
          <table:table-cell office:value-type="string">
            <text:p>6_6_0.05_0.25</text:p>
          </table:table-cell>
        </table:table-row>
        <table:table-row table:style-name="ro1">
          <table:table-cell office:value-type="float" office:value="0.952651515982">
            <text:p>0.952651516</text:p>
          </table:table-cell>
          <table:table-cell office:value-type="float" office:value="5.27074639476">
            <text:p>5.2707463948</text:p>
          </table:table-cell>
          <table:table-cell office:value-type="string">
            <text:p>6_6_0.1_0.05</text:p>
          </table:table-cell>
        </table:table-row>
        <table:table-row table:style-name="ro1">
          <table:table-cell office:value-type="float" office:value="0.936271533333">
            <text:p>0.9362715333</text:p>
          </table:table-cell>
          <table:table-cell office:value-type="float" office:value="5.1801589615">
            <text:p>5.1801589615</text:p>
          </table:table-cell>
          <table:table-cell office:value-type="string">
            <text:p>6_6_0.1_0.1</text:p>
          </table:table-cell>
        </table:table-row>
        <table:table-row table:style-name="ro1">
          <table:table-cell office:value-type="float" office:value="0.919677343379">
            <text:p>0.9196773434</text:p>
          </table:table-cell>
          <table:table-cell office:value-type="float" office:value="5.09229960371">
            <text:p>5.0922996037</text:p>
          </table:table-cell>
          <table:table-cell office:value-type="string">
            <text:p>6_6_0.1_0.15</text:p>
          </table:table-cell>
        </table:table-row>
        <table:table-row table:style-name="ro1">
          <table:table-cell office:value-type="float" office:value="0.903192924201">
            <text:p>0.9031929242</text:p>
          </table:table-cell>
          <table:table-cell office:value-type="float" office:value="5.0010676514">
            <text:p>5.0010676514</text:p>
          </table:table-cell>
          <table:table-cell office:value-type="string">
            <text:p>6_6_0.1_0.2</text:p>
          </table:table-cell>
        </table:table-row>
        <table:table-row table:style-name="ro1">
          <table:table-cell office:value-type="float" office:value="0.886974653881">
            <text:p>0.8869746539</text:p>
          </table:table-cell>
          <table:table-cell office:value-type="float" office:value="4.90444589871">
            <text:p>4.9044458987</text:p>
          </table:table-cell>
          <table:table-cell office:value-type="string">
            <text:p>6_6_0.1_0.25</text:p>
          </table:table-cell>
        </table:table-row>
        <table:table-row table:style-name="ro1">
          <table:table-cell office:value-type="float" office:value="0.935766692237">
            <text:p>0.9357666922</text:p>
          </table:table-cell>
          <table:table-cell office:value-type="float" office:value="5.17732852334">
            <text:p>5.1773285233</text:p>
          </table:table-cell>
          <table:table-cell office:value-type="string">
            <text:p>6_6_0.15_0.05</text:p>
          </table:table-cell>
        </table:table-row>
        <table:table-row table:style-name="ro1">
          <table:table-cell office:value-type="float" office:value="0.919129726941">
            <text:p>0.9191297269</text:p>
          </table:table-cell>
          <table:table-cell office:value-type="float" office:value="5.08533826627">
            <text:p>5.0853382663</text:p>
          </table:table-cell>
          <table:table-cell office:value-type="string">
            <text:p>6_6_0.15_0.1</text:p>
          </table:table-cell>
        </table:table-row>
        <table:table-row table:style-name="ro1">
          <table:table-cell office:value-type="float" office:value="0.90265310137">
            <text:p>0.9026531014</text:p>
          </table:table-cell>
          <table:table-cell office:value-type="float" office:value="4.99475974665">
            <text:p>4.9947597467</text:p>
          </table:table-cell>
          <table:table-cell office:value-type="string">
            <text:p>6_6_0.15_0.15</text:p>
          </table:table-cell>
        </table:table-row>
        <table:table-row table:style-name="ro1">
          <table:table-cell office:value-type="float" office:value="0.8872631379">
            <text:p>0.8872631379</text:p>
          </table:table-cell>
          <table:table-cell office:value-type="float" office:value="4.90728477462">
            <text:p>4.9072847746</text:p>
          </table:table-cell>
          <table:table-cell office:value-type="string">
            <text:p>6_6_0.15_0.2</text:p>
          </table:table-cell>
        </table:table-row>
        <table:table-row table:style-name="ro1">
          <table:table-cell office:value-type="float" office:value="0.869788548858">
            <text:p>0.8697885489</text:p>
          </table:table-cell>
          <table:table-cell office:value-type="float" office:value="4.80995824531">
            <text:p>4.8099582453</text:p>
          </table:table-cell>
          <table:table-cell office:value-type="string">
            <text:p>6_6_0.15_0.25</text:p>
          </table:table-cell>
        </table:table-row>
        <table:table-row table:style-name="ro1">
          <table:table-cell office:value-type="float" office:value="0.918772989041">
            <text:p>0.918772989</text:p>
          </table:table-cell>
          <table:table-cell office:value-type="float" office:value="5.08147219329">
            <text:p>5.0814721933</text:p>
          </table:table-cell>
          <table:table-cell office:value-type="string">
            <text:p>6_6_0.2_0.05</text:p>
          </table:table-cell>
        </table:table-row>
        <table:table-row table:style-name="ro1">
          <table:table-cell office:value-type="float" office:value="0.902808182648">
            <text:p>0.9028081826</text:p>
          </table:table-cell>
          <table:table-cell office:value-type="float" office:value="4.99700582176">
            <text:p>4.9970058218</text:p>
          </table:table-cell>
          <table:table-cell office:value-type="string">
            <text:p>6_6_0.2_0.1</text:p>
          </table:table-cell>
        </table:table-row>
        <table:table-row table:style-name="ro1">
          <table:table-cell office:value-type="float" office:value="0.886343852055">
            <text:p>0.8863438521</text:p>
          </table:table-cell>
          <table:table-cell office:value-type="float" office:value="4.9045165522">
            <text:p>4.9045165522</text:p>
          </table:table-cell>
          <table:table-cell office:value-type="string">
            <text:p>6_6_0.2_0.15</text:p>
          </table:table-cell>
        </table:table-row>
        <table:table-row table:style-name="ro1">
          <table:table-cell office:value-type="float" office:value="0.870708389041">
            <text:p>0.870708389</text:p>
          </table:table-cell>
          <table:table-cell office:value-type="float" office:value="4.82083806948">
            <text:p>4.8208380695</text:p>
          </table:table-cell>
          <table:table-cell office:value-type="string">
            <text:p>6_6_0.2_0.2</text:p>
          </table:table-cell>
        </table:table-row>
        <table:table-row table:style-name="ro1">
          <table:table-cell office:value-type="float" office:value="0.854469511416">
            <text:p>0.8544695114</text:p>
          </table:table-cell>
          <table:table-cell office:value-type="float" office:value="4.72463173998">
            <text:p>4.72463174</text:p>
          </table:table-cell>
          <table:table-cell office:value-type="string">
            <text:p>6_6_0.2_0.25</text:p>
          </table:table-cell>
        </table:table-row>
        <table:table-row table:style-name="ro1">
          <table:table-cell office:value-type="float" office:value="0.903221913242">
            <text:p>0.9032219132</text:p>
          </table:table-cell>
          <table:table-cell office:value-type="float" office:value="4.99457099451">
            <text:p>4.9945709945</text:p>
          </table:table-cell>
          <table:table-cell office:value-type="string">
            <text:p>6_6_0.25_0.05</text:p>
          </table:table-cell>
        </table:table-row>
        <table:table-row table:style-name="ro1">
          <table:table-cell office:value-type="float" office:value="0.886600934247">
            <text:p>0.8866009342</text:p>
          </table:table-cell>
          <table:table-cell office:value-type="float" office:value="4.90291357116">
            <text:p>4.9029135712</text:p>
          </table:table-cell>
          <table:table-cell office:value-type="string">
            <text:p>6_6_0.25_0.1</text:p>
          </table:table-cell>
        </table:table-row>
        <table:table-row table:style-name="ro1">
          <table:table-cell office:value-type="float" office:value="0.870295297717">
            <text:p>0.8702952977</text:p>
          </table:table-cell>
          <table:table-cell office:value-type="float" office:value="4.81277438425">
            <text:p>4.8127743843</text:p>
          </table:table-cell>
          <table:table-cell office:value-type="string">
            <text:p>6_6_0.25_0.15</text:p>
          </table:table-cell>
        </table:table-row>
        <table:table-row table:style-name="ro1">
          <table:table-cell office:value-type="float" office:value="0.853965739726">
            <text:p>0.8539657397</text:p>
          </table:table-cell>
          <table:table-cell office:value-type="float" office:value="4.72009940681">
            <text:p>4.7200994068</text:p>
          </table:table-cell>
          <table:table-cell office:value-type="string">
            <text:p>6_6_0.25_0.2</text:p>
          </table:table-cell>
        </table:table-row>
        <table:table-row table:style-name="ro1">
          <table:table-cell office:value-type="float" office:value="0.837367714155">
            <text:p>0.8373677142</text:p>
          </table:table-cell>
          <table:table-cell office:value-type="float" office:value="4.63405535427">
            <text:p>4.6340553543</text:p>
          </table:table-cell>
          <table:table-cell office:value-type="string">
            <text:p>6_6_0.25_0.25</text:p>
          </table:table-cell>
        </table:table-row>
        <table:table-row table:style-name="ro1">
          <table:table-cell office:value-type="float" office:value="0.968108515068">
            <text:p>0.9681085151</text:p>
          </table:table-cell>
          <table:table-cell office:value-type="float" office:value="6.15336323611">
            <text:p>6.1533632361</text:p>
          </table:table-cell>
          <table:table-cell office:value-type="string">
            <text:p>6_8_0.05_0.05</text:p>
          </table:table-cell>
        </table:table-row>
        <table:table-row table:style-name="ro1">
          <table:table-cell office:value-type="float" office:value="0.952024103196">
            <text:p>0.9520241032</text:p>
          </table:table-cell>
          <table:table-cell office:value-type="float" office:value="6.05204096226">
            <text:p>6.0520409623</text:p>
          </table:table-cell>
          <table:table-cell office:value-type="string">
            <text:p>6_8_0.05_0.1</text:p>
          </table:table-cell>
        </table:table-row>
        <table:table-row table:style-name="ro1">
          <table:table-cell office:value-type="float" office:value="0.935420883105">
            <text:p>0.9354208831</text:p>
          </table:table-cell>
          <table:table-cell office:value-type="float" office:value="5.9412662793">
            <text:p>5.9412662793</text:p>
          </table:table-cell>
          <table:table-cell office:value-type="string">
            <text:p>6_8_0.05_0.15</text:p>
          </table:table-cell>
        </table:table-row>
        <table:table-row table:style-name="ro1">
          <table:table-cell office:value-type="float" office:value="0.919619217352">
            <text:p>0.9196192174</text:p>
          </table:table-cell>
          <table:table-cell office:value-type="float" office:value="5.84085090949">
            <text:p>5.8408509095</text:p>
          </table:table-cell>
          <table:table-cell office:value-type="string">
            <text:p>6_8_0.05_0.2</text:p>
          </table:table-cell>
        </table:table-row>
        <table:table-row table:style-name="ro1">
          <table:table-cell office:value-type="float" office:value="0.903287590868">
            <text:p>0.9032875909</text:p>
          </table:table-cell>
          <table:table-cell office:value-type="float" office:value="5.73907174777">
            <text:p>5.7390717478</text:p>
          </table:table-cell>
          <table:table-cell office:value-type="string">
            <text:p>6_8_0.05_0.25</text:p>
          </table:table-cell>
        </table:table-row>
        <table:table-row table:style-name="ro1">
          <table:table-cell office:value-type="float" office:value="0.952306619178">
            <text:p>0.9523066192</text:p>
          </table:table-cell>
          <table:table-cell office:value-type="float" office:value="6.05109740218">
            <text:p>6.0510974022</text:p>
          </table:table-cell>
          <table:table-cell office:value-type="string">
            <text:p>6_8_0.1_0.05</text:p>
          </table:table-cell>
        </table:table-row>
        <table:table-row table:style-name="ro1">
          <table:table-cell office:value-type="float" office:value="0.935844825571">
            <text:p>0.9358448256</text:p>
          </table:table-cell>
          <table:table-cell office:value-type="float" office:value="5.94797131504">
            <text:p>5.947971315</text:p>
          </table:table-cell>
          <table:table-cell office:value-type="string">
            <text:p>6_8_0.1_0.1</text:p>
          </table:table-cell>
        </table:table-row>
        <table:table-row table:style-name="ro1">
          <table:table-cell office:value-type="float" office:value="0.919091942466">
            <text:p>0.9190919425</text:p>
          </table:table-cell>
          <table:table-cell office:value-type="float" office:value="5.8394045192">
            <text:p>5.8394045192</text:p>
          </table:table-cell>
          <table:table-cell office:value-type="string">
            <text:p>6_8_0.1_0.15</text:p>
          </table:table-cell>
        </table:table-row>
        <table:table-row table:style-name="ro1">
          <table:table-cell office:value-type="float" office:value="0.902854437443">
            <text:p>0.9028544374</text:p>
          </table:table-cell>
          <table:table-cell office:value-type="float" office:value="5.73794600921">
            <text:p>5.7379460092</text:p>
          </table:table-cell>
          <table:table-cell office:value-type="string">
            <text:p>6_8_0.1_0.2</text:p>
          </table:table-cell>
        </table:table-row>
        <table:table-row table:style-name="ro1">
          <table:table-cell office:value-type="float" office:value="0.886953874886">
            <text:p>0.8869538749</text:p>
          </table:table-cell>
          <table:table-cell office:value-type="float" office:value="5.63520374011">
            <text:p>5.6352037401</text:p>
          </table:table-cell>
          <table:table-cell office:value-type="string">
            <text:p>6_8_0.1_0.25</text:p>
          </table:table-cell>
        </table:table-row>
        <table:table-row table:style-name="ro1">
          <table:table-cell office:value-type="float" office:value="0.935440539726">
            <text:p>0.9354405397</text:p>
          </table:table-cell>
          <table:table-cell office:value-type="float" office:value="5.94084432076">
            <text:p>5.9408443208</text:p>
          </table:table-cell>
          <table:table-cell office:value-type="string">
            <text:p>6_8_0.15_0.05</text:p>
          </table:table-cell>
        </table:table-row>
        <table:table-row table:style-name="ro1">
          <table:table-cell office:value-type="float" office:value="0.91982370137">
            <text:p>0.9198237014</text:p>
          </table:table-cell>
          <table:table-cell office:value-type="float" office:value="5.84334849411">
            <text:p>5.8433484941</text:p>
          </table:table-cell>
          <table:table-cell office:value-type="string">
            <text:p>6_8_0.15_0.1</text:p>
          </table:table-cell>
        </table:table-row>
        <table:table-row table:style-name="ro1">
          <table:table-cell office:value-type="float" office:value="0.903280138813">
            <text:p>0.9032801388</text:p>
          </table:table-cell>
          <table:table-cell office:value-type="float" office:value="5.73509242979">
            <text:p>5.7350924298</text:p>
          </table:table-cell>
          <table:table-cell office:value-type="string">
            <text:p>6_8_0.15_0.15</text:p>
          </table:table-cell>
        </table:table-row>
        <table:table-row table:style-name="ro1">
          <table:table-cell office:value-type="float" office:value="0.886967690411">
            <text:p>0.8869676904</text:p>
          </table:table-cell>
          <table:table-cell office:value-type="float" office:value="5.63155657605">
            <text:p>5.6315565761</text:p>
          </table:table-cell>
          <table:table-cell office:value-type="string">
            <text:p>6_8_0.15_0.2</text:p>
          </table:table-cell>
        </table:table-row>
        <table:table-row table:style-name="ro1">
          <table:table-cell office:value-type="float" office:value="0.870643961644">
            <text:p>0.8706439616</text:p>
          </table:table-cell>
          <table:table-cell office:value-type="float" office:value="5.53084306503">
            <text:p>5.530843065</text:p>
          </table:table-cell>
          <table:table-cell office:value-type="string">
            <text:p>6_8_0.15_0.25</text:p>
          </table:table-cell>
        </table:table-row>
        <table:table-row table:style-name="ro1">
          <table:table-cell office:value-type="float" office:value="0.919709274886">
            <text:p>0.9197092749</text:p>
          </table:table-cell>
          <table:table-cell office:value-type="float" office:value="5.84331293093">
            <text:p>5.8433129309</text:p>
          </table:table-cell>
          <table:table-cell office:value-type="string">
            <text:p>6_8_0.2_0.05</text:p>
          </table:table-cell>
        </table:table-row>
        <table:table-row table:style-name="ro1">
          <table:table-cell office:value-type="float" office:value="0.903132336073">
            <text:p>0.9031323361</text:p>
          </table:table-cell>
          <table:table-cell office:value-type="float" office:value="5.73789577106">
            <text:p>5.7378957711</text:p>
          </table:table-cell>
          <table:table-cell office:value-type="string">
            <text:p>6_8_0.2_0.1</text:p>
          </table:table-cell>
        </table:table-row>
        <table:table-row table:style-name="ro1">
          <table:table-cell office:value-type="float" office:value="0.886955506849">
            <text:p>0.8869555068</text:p>
          </table:table-cell>
          <table:table-cell office:value-type="float" office:value="5.63443315775">
            <text:p>5.6344331578</text:p>
          </table:table-cell>
          <table:table-cell office:value-type="string">
            <text:p>6_8_0.2_0.15</text:p>
          </table:table-cell>
        </table:table-row>
        <table:table-row table:style-name="ro1">
          <table:table-cell office:value-type="float" office:value="0.869783863014">
            <text:p>0.869783863</text:p>
          </table:table-cell>
          <table:table-cell office:value-type="float" office:value="5.5243477786">
            <text:p>5.5243477786</text:p>
          </table:table-cell>
          <table:table-cell office:value-type="string">
            <text:p>6_8_0.2_0.2</text:p>
          </table:table-cell>
        </table:table-row>
        <table:table-row table:style-name="ro1">
          <table:table-cell office:value-type="float" office:value="0.853415420091">
            <text:p>0.8534154201</text:p>
          </table:table-cell>
          <table:table-cell office:value-type="float" office:value="5.42153803119">
            <text:p>5.4215380312</text:p>
          </table:table-cell>
          <table:table-cell office:value-type="string">
            <text:p>6_8_0.2_0.25</text:p>
          </table:table-cell>
        </table:table-row>
        <table:table-row table:style-name="ro1">
          <table:table-cell office:value-type="float" office:value="0.903163277626">
            <text:p>0.9031632776</text:p>
          </table:table-cell>
          <table:table-cell office:value-type="float" office:value="5.73640118844">
            <text:p>5.7364011884</text:p>
          </table:table-cell>
          <table:table-cell office:value-type="string">
            <text:p>6_8_0.25_0.05</text:p>
          </table:table-cell>
        </table:table-row>
        <table:table-row table:style-name="ro1">
          <table:table-cell office:value-type="float" office:value="0.8863277379">
            <text:p>0.8863277379</text:p>
          </table:table-cell>
          <table:table-cell office:value-type="float" office:value="5.63085552006">
            <text:p>5.6308555201</text:p>
          </table:table-cell>
          <table:table-cell office:value-type="string">
            <text:p>6_8_0.25_0.1</text:p>
          </table:table-cell>
        </table:table-row>
        <table:table-row table:style-name="ro1">
          <table:table-cell office:value-type="float" office:value="0.87044156347">
            <text:p>0.8704415635</text:p>
          </table:table-cell>
          <table:table-cell office:value-type="float" office:value="5.52991937309">
            <text:p>5.5299193731</text:p>
          </table:table-cell>
          <table:table-cell office:value-type="string">
            <text:p>6_8_0.25_0.15</text:p>
          </table:table-cell>
        </table:table-row>
        <table:table-row table:style-name="ro1">
          <table:table-cell office:value-type="float" office:value="0.854047654795">
            <text:p>0.8540476548</text:p>
          </table:table-cell>
          <table:table-cell office:value-type="float" office:value="5.42795018361">
            <text:p>5.4279501836</text:p>
          </table:table-cell>
          <table:table-cell office:value-type="string">
            <text:p>6_8_0.25_0.2</text:p>
          </table:table-cell>
        </table:table-row>
        <table:table-row table:style-name="ro1">
          <table:table-cell office:value-type="float" office:value="0.837982506849">
            <text:p>0.8379825068</text:p>
          </table:table-cell>
          <table:table-cell office:value-type="float" office:value="5.32597042271">
            <text:p>5.3259704227</text:p>
          </table:table-cell>
          <table:table-cell office:value-type="string">
            <text:p>6_8_0.25_0.25</text:p>
          </table:table-cell>
        </table:table-row>
        <table:table-row table:style-name="ro1">
          <table:table-cell office:value-type="float" office:value="0.968890127854">
            <text:p>0.9688901279</text:p>
          </table:table-cell>
          <table:table-cell office:value-type="float" office:value="3.20279488495">
            <text:p>3.202794885</text:p>
          </table:table-cell>
          <table:table-cell office:value-type="string">
            <text:p>8_2_0.05_0.05</text:p>
          </table:table-cell>
        </table:table-row>
        <table:table-row table:style-name="ro1">
          <table:table-cell office:value-type="float" office:value="0.953095325114">
            <text:p>0.9530953251</text:p>
          </table:table-cell>
          <table:table-cell office:value-type="float" office:value="3.14979952243">
            <text:p>3.1497995224</text:p>
          </table:table-cell>
          <table:table-cell office:value-type="string">
            <text:p>8_2_0.05_0.1</text:p>
          </table:table-cell>
        </table:table-row>
        <table:table-row table:style-name="ro1">
          <table:table-cell office:value-type="float" office:value="0.936283455708">
            <text:p>0.9362834557</text:p>
          </table:table-cell>
          <table:table-cell office:value-type="float" office:value="3.09560784156">
            <text:p>3.0956078416</text:p>
          </table:table-cell>
          <table:table-cell office:value-type="string">
            <text:p>8_2_0.05_0.15</text:p>
          </table:table-cell>
        </table:table-row>
        <table:table-row table:style-name="ro1">
          <table:table-cell office:value-type="float" office:value="0.920770891324">
            <text:p>0.9207708913</text:p>
          </table:table-cell>
          <table:table-cell office:value-type="float" office:value="3.0462088043">
            <text:p>3.0462088043</text:p>
          </table:table-cell>
          <table:table-cell office:value-type="string">
            <text:p>8_2_0.05_0.2</text:p>
          </table:table-cell>
        </table:table-row>
        <table:table-row table:style-name="ro1">
          <table:table-cell office:value-type="float" office:value="0.903434613699">
            <text:p>0.9034346137</text:p>
          </table:table-cell>
          <table:table-cell office:value-type="float" office:value="2.98862788872">
            <text:p>2.9886278887</text:p>
          </table:table-cell>
          <table:table-cell office:value-type="string">
            <text:p>8_2_0.05_0.25</text:p>
          </table:table-cell>
        </table:table-row>
        <table:table-row table:style-name="ro1">
          <table:table-cell office:value-type="float" office:value="0.952727578082">
            <text:p>0.9527275781</text:p>
          </table:table-cell>
          <table:table-cell office:value-type="float" office:value="3.14989958698">
            <text:p>3.149899587</text:p>
          </table:table-cell>
          <table:table-cell office:value-type="string">
            <text:p>8_2_0.1_0.05</text:p>
          </table:table-cell>
        </table:table-row>
        <table:table-row table:style-name="ro1">
          <table:table-cell office:value-type="float" office:value="0.936363968037">
            <text:p>0.936363968</text:p>
          </table:table-cell>
          <table:table-cell office:value-type="float" office:value="3.0947091546">
            <text:p>3.0947091546</text:p>
          </table:table-cell>
          <table:table-cell office:value-type="string">
            <text:p>8_2_0.1_0.1</text:p>
          </table:table-cell>
        </table:table-row>
        <table:table-row table:style-name="ro1">
          <table:table-cell office:value-type="float" office:value="0.919287105023">
            <text:p>0.919287105</text:p>
          </table:table-cell>
          <table:table-cell office:value-type="float" office:value="3.04029282424">
            <text:p>3.0402928242</text:p>
          </table:table-cell>
          <table:table-cell office:value-type="string">
            <text:p>8_2_0.1_0.15</text:p>
          </table:table-cell>
        </table:table-row>
        <table:table-row table:style-name="ro1">
          <table:table-cell office:value-type="float" office:value="0.904069421918">
            <text:p>0.9040694219</text:p>
          </table:table-cell>
          <table:table-cell office:value-type="float" office:value="2.988859249">
            <text:p>2.988859249</text:p>
          </table:table-cell>
          <table:table-cell office:value-type="string">
            <text:p>8_2_0.1_0.2</text:p>
          </table:table-cell>
        </table:table-row>
        <table:table-row table:style-name="ro1">
          <table:table-cell office:value-type="float" office:value="0.887604939726">
            <text:p>0.8876049397</text:p>
          </table:table-cell>
          <table:table-cell office:value-type="float" office:value="2.93344637803">
            <text:p>2.933446378</text:p>
          </table:table-cell>
          <table:table-cell office:value-type="string">
            <text:p>8_2_0.1_0.25</text:p>
          </table:table-cell>
        </table:table-row>
        <table:table-row table:style-name="ro1">
          <table:table-cell office:value-type="float" office:value="0.936133747945">
            <text:p>0.9361337479</text:p>
          </table:table-cell>
          <table:table-cell office:value-type="float" office:value="3.09530091471">
            <text:p>3.0953009147</text:p>
          </table:table-cell>
          <table:table-cell office:value-type="string">
            <text:p>8_2_0.15_0.05</text:p>
          </table:table-cell>
        </table:table-row>
        <table:table-row table:style-name="ro1">
          <table:table-cell office:value-type="float" office:value="0.919692580822">
            <text:p>0.9196925808</text:p>
          </table:table-cell>
          <table:table-cell office:value-type="float" office:value="3.04124355088">
            <text:p>3.0412435509</text:p>
          </table:table-cell>
          <table:table-cell office:value-type="string">
            <text:p>8_2_0.15_0.1</text:p>
          </table:table-cell>
        </table:table-row>
        <table:table-row table:style-name="ro1">
          <table:table-cell office:value-type="float" office:value="0.90409803105">
            <text:p>0.9040980311</text:p>
          </table:table-cell>
          <table:table-cell office:value-type="float" office:value="2.98919171053">
            <text:p>2.9891917105</text:p>
          </table:table-cell>
          <table:table-cell office:value-type="string">
            <text:p>8_2_0.15_0.15</text:p>
          </table:table-cell>
        </table:table-row>
        <table:table-row table:style-name="ro1">
          <table:table-cell office:value-type="float" office:value="0.8870743379">
            <text:p>0.8870743379</text:p>
          </table:table-cell>
          <table:table-cell office:value-type="float" office:value="2.93205874039">
            <text:p>2.9320587404</text:p>
          </table:table-cell>
          <table:table-cell office:value-type="string">
            <text:p>8_2_0.15_0.2</text:p>
          </table:table-cell>
        </table:table-row>
        <table:table-row table:style-name="ro1">
          <table:table-cell office:value-type="float" office:value="0.870351253881">
            <text:p>0.8703512539</text:p>
          </table:table-cell>
          <table:table-cell office:value-type="float" office:value="2.87717944465">
            <text:p>2.8771794447</text:p>
          </table:table-cell>
          <table:table-cell office:value-type="string">
            <text:p>8_2_0.15_0.25</text:p>
          </table:table-cell>
        </table:table-row>
        <table:table-row table:style-name="ro1">
          <table:table-cell office:value-type="float" office:value="0.920102786301">
            <text:p>0.9201027863</text:p>
          </table:table-cell>
          <table:table-cell office:value-type="float" office:value="3.04285170619">
            <text:p>3.0428517062</text:p>
          </table:table-cell>
          <table:table-cell office:value-type="string">
            <text:p>8_2_0.2_0.05</text:p>
          </table:table-cell>
        </table:table-row>
        <table:table-row table:style-name="ro1">
          <table:table-cell office:value-type="float" office:value="0.903519222831">
            <text:p>0.9035192228</text:p>
          </table:table-cell>
          <table:table-cell office:value-type="float" office:value="2.98626082555">
            <text:p>2.9862608256</text:p>
          </table:table-cell>
          <table:table-cell office:value-type="string">
            <text:p>8_2_0.2_0.1</text:p>
          </table:table-cell>
        </table:table-row>
        <table:table-row table:style-name="ro1">
          <table:table-cell office:value-type="float" office:value="0.886786580822">
            <text:p>0.8867865808</text:p>
          </table:table-cell>
          <table:table-cell office:value-type="float" office:value="2.93095680404">
            <text:p>2.930956804</text:p>
          </table:table-cell>
          <table:table-cell office:value-type="string">
            <text:p>8_2_0.2_0.15</text:p>
          </table:table-cell>
        </table:table-row>
        <table:table-row table:style-name="ro1">
          <table:table-cell office:value-type="float" office:value="0.870557673059">
            <text:p>0.8705576731</text:p>
          </table:table-cell>
          <table:table-cell office:value-type="float" office:value="2.87795814174">
            <text:p>2.8779581417</text:p>
          </table:table-cell>
          <table:table-cell office:value-type="string">
            <text:p>8_2_0.2_0.2</text:p>
          </table:table-cell>
        </table:table-row>
        <table:table-row table:style-name="ro1">
          <table:table-cell office:value-type="float" office:value="0.854691545205">
            <text:p>0.8546915452</text:p>
          </table:table-cell>
          <table:table-cell office:value-type="float" office:value="2.82499734117">
            <text:p>2.8249973412</text:p>
          </table:table-cell>
          <table:table-cell office:value-type="string">
            <text:p>8_2_0.2_0.25</text:p>
          </table:table-cell>
        </table:table-row>
        <table:table-row table:style-name="ro1">
          <table:table-cell office:value-type="float" office:value="0.903369769863">
            <text:p>0.9033697699</text:p>
          </table:table-cell>
          <table:table-cell office:value-type="float" office:value="2.985762389">
            <text:p>2.985762389</text:p>
          </table:table-cell>
          <table:table-cell office:value-type="string">
            <text:p>8_2_0.25_0.05</text:p>
          </table:table-cell>
        </table:table-row>
        <table:table-row table:style-name="ro1">
          <table:table-cell office:value-type="float" office:value="0.886728037443">
            <text:p>0.8867280374</text:p>
          </table:table-cell>
          <table:table-cell office:value-type="float" office:value="2.93304408911">
            <text:p>2.9330440891</text:p>
          </table:table-cell>
          <table:table-cell office:value-type="string">
            <text:p>8_2_0.25_0.1</text:p>
          </table:table-cell>
        </table:table-row>
        <table:table-row table:style-name="ro1">
          <table:table-cell office:value-type="float" office:value="0.870370691324">
            <text:p>0.8703706913</text:p>
          </table:table-cell>
          <table:table-cell office:value-type="float" office:value="2.87897249063">
            <text:p>2.8789724906</text:p>
          </table:table-cell>
          <table:table-cell office:value-type="string">
            <text:p>8_2_0.25_0.15</text:p>
          </table:table-cell>
        </table:table-row>
        <table:table-row table:style-name="ro1">
          <table:table-cell office:value-type="float" office:value="0.853112245662">
            <text:p>0.8531122457</text:p>
          </table:table-cell>
          <table:table-cell office:value-type="float" office:value="2.81894544513">
            <text:p>2.8189454451</text:p>
          </table:table-cell>
          <table:table-cell office:value-type="string">
            <text:p>8_2_0.25_0.2</text:p>
          </table:table-cell>
        </table:table-row>
        <table:table-row table:style-name="ro1">
          <table:table-cell office:value-type="float" office:value="0.837427873059">
            <text:p>0.8374278731</text:p>
          </table:table-cell>
          <table:table-cell office:value-type="float" office:value="2.76955335414">
            <text:p>2.7695533541</text:p>
          </table:table-cell>
          <table:table-cell office:value-type="string">
            <text:p>8_2_0.25_0.25</text:p>
          </table:table-cell>
        </table:table-row>
        <table:table-row table:style-name="ro1">
          <table:table-cell office:value-type="float" office:value="0.968067343379">
            <text:p>0.9680673434</text:p>
          </table:table-cell>
          <table:table-cell office:value-type="float" office:value="4.38998731445">
            <text:p>4.3899873145</text:p>
          </table:table-cell>
          <table:table-cell office:value-type="string">
            <text:p>8_4_0.05_0.05</text:p>
          </table:table-cell>
        </table:table-row>
        <table:table-row table:style-name="ro1">
          <table:table-cell office:value-type="float" office:value="0.951834726941">
            <text:p>0.9518347269</text:p>
          </table:table-cell>
          <table:table-cell office:value-type="float" office:value="4.30923554665">
            <text:p>4.3092355467</text:p>
          </table:table-cell>
          <table:table-cell office:value-type="string">
            <text:p>8_4_0.05_0.1</text:p>
          </table:table-cell>
        </table:table-row>
        <table:table-row table:style-name="ro1">
          <table:table-cell office:value-type="float" office:value="0.936044579909">
            <text:p>0.9360445799</text:p>
          </table:table-cell>
          <table:table-cell office:value-type="float" office:value="4.2388900977">
            <text:p>4.2388900977</text:p>
          </table:table-cell>
          <table:table-cell office:value-type="string">
            <text:p>8_4_0.05_0.15</text:p>
          </table:table-cell>
        </table:table-row>
        <table:table-row table:style-name="ro1">
          <table:table-cell office:value-type="float" office:value="0.919278551598">
            <text:p>0.9192785516</text:p>
          </table:table-cell>
          <table:table-cell office:value-type="float" office:value="4.16604673909">
            <text:p>4.1660467391</text:p>
          </table:table-cell>
          <table:table-cell office:value-type="string">
            <text:p>8_4_0.05_0.2</text:p>
          </table:table-cell>
        </table:table-row>
        <table:table-row table:style-name="ro1">
          <table:table-cell office:value-type="float" office:value="0.903346376256">
            <text:p>0.9033463763</text:p>
          </table:table-cell>
          <table:table-cell office:value-type="float" office:value="4.09285561274">
            <text:p>4.0928556127</text:p>
          </table:table-cell>
          <table:table-cell office:value-type="string">
            <text:p>8_4_0.05_0.25</text:p>
          </table:table-cell>
        </table:table-row>
        <table:table-row table:style-name="ro1">
          <table:table-cell office:value-type="float" office:value="0.952387201826">
            <text:p>0.9523872018</text:p>
          </table:table-cell>
          <table:table-cell office:value-type="float" office:value="4.31309853232">
            <text:p>4.3130985323</text:p>
          </table:table-cell>
          <table:table-cell office:value-type="string">
            <text:p>8_4_0.1_0.05</text:p>
          </table:table-cell>
        </table:table-row>
        <table:table-row table:style-name="ro1">
          <table:table-cell office:value-type="float" office:value="0.935562100457">
            <text:p>0.9355621005</text:p>
          </table:table-cell>
          <table:table-cell office:value-type="float" office:value="4.23804130859">
            <text:p>4.2380413086</text:p>
          </table:table-cell>
          <table:table-cell office:value-type="string">
            <text:p>8_4_0.1_0.1</text:p>
          </table:table-cell>
        </table:table-row>
        <table:table-row table:style-name="ro1">
          <table:table-cell office:value-type="float" office:value="0.91928929863">
            <text:p>0.9192892986</text:p>
          </table:table-cell>
          <table:table-cell office:value-type="float" office:value="4.16386260229">
            <text:p>4.1638626023</text:p>
          </table:table-cell>
          <table:table-cell office:value-type="string">
            <text:p>8_4_0.1_0.15</text:p>
          </table:table-cell>
        </table:table-row>
        <table:table-row table:style-name="ro1">
          <table:table-cell office:value-type="float" office:value="0.902799941553">
            <text:p>0.9027999416</text:p>
          </table:table-cell>
          <table:table-cell office:value-type="float" office:value="4.09122256368">
            <text:p>4.0912225637</text:p>
          </table:table-cell>
          <table:table-cell office:value-type="string">
            <text:p>8_4_0.1_0.2</text:p>
          </table:table-cell>
        </table:table-row>
        <table:table-row table:style-name="ro1">
          <table:table-cell office:value-type="float" office:value="0.887048358904">
            <text:p>0.8870483589</text:p>
          </table:table-cell>
          <table:table-cell office:value-type="float" office:value="4.01980338707">
            <text:p>4.0198033871</text:p>
          </table:table-cell>
          <table:table-cell office:value-type="string">
            <text:p>8_4_0.1_0.25</text:p>
          </table:table-cell>
        </table:table-row>
        <table:table-row table:style-name="ro1">
          <table:table-cell office:value-type="float" office:value="0.935940045662">
            <text:p>0.9359400457</text:p>
          </table:table-cell>
          <table:table-cell office:value-type="float" office:value="4.23719451696">
            <text:p>4.237194517</text:p>
          </table:table-cell>
          <table:table-cell office:value-type="string">
            <text:p>8_4_0.15_0.05</text:p>
          </table:table-cell>
        </table:table-row>
        <table:table-row table:style-name="ro1">
          <table:table-cell office:value-type="float" office:value="0.919681639269">
            <text:p>0.9196816393</text:p>
          </table:table-cell>
          <table:table-cell office:value-type="float" office:value="4.16498775059">
            <text:p>4.1649877506</text:p>
          </table:table-cell>
          <table:table-cell office:value-type="string">
            <text:p>8_4_0.15_0.1</text:p>
          </table:table-cell>
        </table:table-row>
        <table:table-row table:style-name="ro1">
          <table:table-cell office:value-type="float" office:value="0.903463119635">
            <text:p>0.9034631196</text:p>
          </table:table-cell>
          <table:table-cell office:value-type="float" office:value="4.08700895995">
            <text:p>4.08700896</text:p>
          </table:table-cell>
          <table:table-cell office:value-type="string">
            <text:p>8_4_0.15_0.15</text:p>
          </table:table-cell>
        </table:table-row>
        <table:table-row table:style-name="ro1">
          <table:table-cell office:value-type="float" office:value="0.887127589041">
            <text:p>0.887127589</text:p>
          </table:table-cell>
          <table:table-cell office:value-type="float" office:value="4.01315079145">
            <text:p>4.0131507915</text:p>
          </table:table-cell>
          <table:table-cell office:value-type="string">
            <text:p>8_4_0.15_0.2</text:p>
          </table:table-cell>
        </table:table-row>
        <table:table-row table:style-name="ro1">
          <table:table-cell office:value-type="float" office:value="0.870845842922">
            <text:p>0.8708458429</text:p>
          </table:table-cell>
          <table:table-cell office:value-type="float" office:value="3.94486719809">
            <text:p>3.9448671981</text:p>
          </table:table-cell>
          <table:table-cell office:value-type="string">
            <text:p>8_4_0.15_0.25</text:p>
          </table:table-cell>
        </table:table-row>
        <table:table-row table:style-name="ro1">
          <table:table-cell office:value-type="float" office:value="0.919636087671">
            <text:p>0.9196360877</text:p>
          </table:table-cell>
          <table:table-cell office:value-type="float" office:value="4.16460772201">
            <text:p>4.164607722</text:p>
          </table:table-cell>
          <table:table-cell office:value-type="string">
            <text:p>8_4_0.2_0.05</text:p>
          </table:table-cell>
        </table:table-row>
        <table:table-row table:style-name="ro1">
          <table:table-cell office:value-type="float" office:value="0.903242398174">
            <text:p>0.9032423982</text:p>
          </table:table-cell>
          <table:table-cell office:value-type="float" office:value="4.08985761558">
            <text:p>4.0898576156</text:p>
          </table:table-cell>
          <table:table-cell office:value-type="string">
            <text:p>8_4_0.2_0.1</text:p>
          </table:table-cell>
        </table:table-row>
        <table:table-row table:style-name="ro1">
          <table:table-cell office:value-type="float" office:value="0.887600759817">
            <text:p>0.8876007598</text:p>
          </table:table-cell>
          <table:table-cell office:value-type="float" office:value="4.018814372">
            <text:p>4.018814372</text:p>
          </table:table-cell>
          <table:table-cell office:value-type="string">
            <text:p>8_4_0.2_0.15</text:p>
          </table:table-cell>
        </table:table-row>
        <table:table-row table:style-name="ro1">
          <table:table-cell office:value-type="float" office:value="0.870252189954">
            <text:p>0.87025219</text:p>
          </table:table-cell>
          <table:table-cell office:value-type="float" office:value="3.94371292034">
            <text:p>3.9437129203</text:p>
          </table:table-cell>
          <table:table-cell office:value-type="string">
            <text:p>8_4_0.2_0.2</text:p>
          </table:table-cell>
        </table:table-row>
        <table:table-row table:style-name="ro1">
          <table:table-cell office:value-type="float" office:value="0.853989684018">
            <text:p>0.853989684</text:p>
          </table:table-cell>
          <table:table-cell office:value-type="float" office:value="3.86845601698">
            <text:p>3.868456017</text:p>
          </table:table-cell>
          <table:table-cell office:value-type="string">
            <text:p>8_4_0.2_0.25</text:p>
          </table:table-cell>
        </table:table-row>
        <table:table-row table:style-name="ro1">
          <table:table-cell office:value-type="float" office:value="0.903412522374">
            <text:p>0.9034125224</text:p>
          </table:table-cell>
          <table:table-cell office:value-type="float" office:value="4.09128709538">
            <text:p>4.0912870954</text:p>
          </table:table-cell>
          <table:table-cell office:value-type="string">
            <text:p>8_4_0.25_0.05</text:p>
          </table:table-cell>
        </table:table-row>
        <table:table-row table:style-name="ro1">
          <table:table-cell office:value-type="float" office:value="0.886670930594">
            <text:p>0.8866709306</text:p>
          </table:table-cell>
          <table:table-cell office:value-type="float" office:value="4.0180899433">
            <text:p>4.0180899433</text:p>
          </table:table-cell>
          <table:table-cell office:value-type="string">
            <text:p>8_4_0.25_0.1</text:p>
          </table:table-cell>
        </table:table-row>
        <table:table-row table:style-name="ro1">
          <table:table-cell office:value-type="float" office:value="0.869967127854">
            <text:p>0.8699671279</text:p>
          </table:table-cell>
          <table:table-cell office:value-type="float" office:value="3.93998698092">
            <text:p>3.9399869809</text:p>
          </table:table-cell>
          <table:table-cell office:value-type="string">
            <text:p>8_4_0.25_0.15</text:p>
          </table:table-cell>
        </table:table-row>
        <table:table-row table:style-name="ro1">
          <table:table-cell office:value-type="float" office:value="0.853401459361">
            <text:p>0.8534014594</text:p>
          </table:table-cell>
          <table:table-cell office:value-type="float" office:value="3.8665758591">
            <text:p>3.8665758591</text:p>
          </table:table-cell>
          <table:table-cell office:value-type="string">
            <text:p>8_4_0.25_0.2</text:p>
          </table:table-cell>
        </table:table-row>
        <table:table-row table:style-name="ro1">
          <table:table-cell office:value-type="float" office:value="0.837871687671">
            <text:p>0.8378716877</text:p>
          </table:table-cell>
          <table:table-cell office:value-type="float" office:value="3.79633235623">
            <text:p>3.7963323562</text:p>
          </table:table-cell>
          <table:table-cell office:value-type="string">
            <text:p>8_4_0.25_0.25</text:p>
          </table:table-cell>
        </table:table-row>
        <table:table-row table:style-name="ro1">
          <table:table-cell office:value-type="float" office:value="0.968437490411">
            <text:p>0.9684374904</text:p>
          </table:table-cell>
          <table:table-cell office:value-type="float" office:value="5.35254747874">
            <text:p>5.3525474787</text:p>
          </table:table-cell>
          <table:table-cell office:value-type="string">
            <text:p>8_6_0.05_0.05</text:p>
          </table:table-cell>
        </table:table-row>
        <table:table-row table:style-name="ro1">
          <table:table-cell office:value-type="float" office:value="0.952539242922">
            <text:p>0.9525392429</text:p>
          </table:table-cell>
          <table:table-cell office:value-type="float" office:value="5.27123084878">
            <text:p>5.2712308488</text:p>
          </table:table-cell>
          <table:table-cell office:value-type="string">
            <text:p>8_6_0.05_0.1</text:p>
          </table:table-cell>
        </table:table-row>
        <table:table-row table:style-name="ro1">
          <table:table-cell office:value-type="float" office:value="0.936165394521">
            <text:p>0.9361653945</text:p>
          </table:table-cell>
          <table:table-cell office:value-type="float" office:value="5.17866623352">
            <text:p>5.1786662335</text:p>
          </table:table-cell>
          <table:table-cell office:value-type="string">
            <text:p>8_6_0.05_0.15</text:p>
          </table:table-cell>
        </table:table-row>
        <table:table-row table:style-name="ro1">
          <table:table-cell office:value-type="float" office:value="0.919012541553">
            <text:p>0.9190125416</text:p>
          </table:table-cell>
          <table:table-cell office:value-type="float" office:value="5.08260928213">
            <text:p>5.0826092821</text:p>
          </table:table-cell>
          <table:table-cell office:value-type="string">
            <text:p>8_6_0.05_0.2</text:p>
          </table:table-cell>
        </table:table-row>
        <table:table-row table:style-name="ro1">
          <table:table-cell office:value-type="float" office:value="0.903470603653">
            <text:p>0.9034706037</text:p>
          </table:table-cell>
          <table:table-cell office:value-type="float" office:value="4.99539534547">
            <text:p>4.9953953455</text:p>
          </table:table-cell>
          <table:table-cell office:value-type="string">
            <text:p>8_6_0.05_0.25</text:p>
          </table:table-cell>
        </table:table-row>
        <table:table-row table:style-name="ro1">
          <table:table-cell office:value-type="float" office:value="0.952004668493">
            <text:p>0.9520046685</text:p>
          </table:table-cell>
          <table:table-cell office:value-type="float" office:value="5.26570109194">
            <text:p>5.2657010919</text:p>
          </table:table-cell>
          <table:table-cell office:value-type="string">
            <text:p>8_6_0.1_0.05</text:p>
          </table:table-cell>
        </table:table-row>
        <table:table-row table:style-name="ro1">
          <table:table-cell office:value-type="float" office:value="0.935879694064">
            <text:p>0.9358796941</text:p>
          </table:table-cell>
          <table:table-cell office:value-type="float" office:value="5.17618058288">
            <text:p>5.1761805829</text:p>
          </table:table-cell>
          <table:table-cell office:value-type="string">
            <text:p>8_6_0.1_0.1</text:p>
          </table:table-cell>
        </table:table-row>
        <table:table-row table:style-name="ro1">
          <table:table-cell office:value-type="float" office:value="0.919098291324">
            <text:p>0.9190982913</text:p>
          </table:table-cell>
          <table:table-cell office:value-type="float" office:value="5.08389814974">
            <text:p>5.0838981497</text:p>
          </table:table-cell>
          <table:table-cell office:value-type="string">
            <text:p>8_6_0.1_0.15</text:p>
          </table:table-cell>
        </table:table-row>
        <table:table-row table:style-name="ro1">
          <table:table-cell office:value-type="float" office:value="0.902712914155">
            <text:p>0.9027129142</text:p>
          </table:table-cell>
          <table:table-cell office:value-type="float" office:value="4.99325156961">
            <text:p>4.9932515696</text:p>
          </table:table-cell>
          <table:table-cell office:value-type="string">
            <text:p>8_6_0.1_0.2</text:p>
          </table:table-cell>
        </table:table-row>
        <table:table-row table:style-name="ro1">
          <table:table-cell office:value-type="float" office:value="0.886542637443">
            <text:p>0.8865426374</text:p>
          </table:table-cell>
          <table:table-cell office:value-type="float" office:value="4.90195643136">
            <text:p>4.9019564314</text:p>
          </table:table-cell>
          <table:table-cell office:value-type="string">
            <text:p>8_6_0.1_0.25</text:p>
          </table:table-cell>
        </table:table-row>
        <table:table-row table:style-name="ro1">
          <table:table-cell office:value-type="float" office:value="0.935183958904">
            <text:p>0.9351839589</text:p>
          </table:table-cell>
          <table:table-cell office:value-type="float" office:value="5.17158596792">
            <text:p>5.1715859679</text:p>
          </table:table-cell>
          <table:table-cell office:value-type="string">
            <text:p>8_6_0.15_0.05</text:p>
          </table:table-cell>
        </table:table-row>
        <table:table-row table:style-name="ro1">
          <table:table-cell office:value-type="float" office:value="0.919315443836">
            <text:p>0.9193154438</text:p>
          </table:table-cell>
          <table:table-cell office:value-type="float" office:value="5.08600475261">
            <text:p>5.0860047526</text:p>
          </table:table-cell>
          <table:table-cell office:value-type="string">
            <text:p>8_6_0.15_0.1</text:p>
          </table:table-cell>
        </table:table-row>
        <table:table-row table:style-name="ro1">
          <table:table-cell office:value-type="float" office:value="0.902882800913">
            <text:p>0.9028828009</text:p>
          </table:table-cell>
          <table:table-cell office:value-type="float" office:value="4.99615420944">
            <text:p>4.9961542094</text:p>
          </table:table-cell>
          <table:table-cell office:value-type="string">
            <text:p>8_6_0.15_0.15</text:p>
          </table:table-cell>
        </table:table-row>
        <table:table-row table:style-name="ro1">
          <table:table-cell office:value-type="float" office:value="0.886946744292">
            <text:p>0.8869467443</text:p>
          </table:table-cell>
          <table:table-cell office:value-type="float" office:value="4.90279510624">
            <text:p>4.9027951062</text:p>
          </table:table-cell>
          <table:table-cell office:value-type="string">
            <text:p>8_6_0.15_0.2</text:p>
          </table:table-cell>
        </table:table-row>
        <table:table-row table:style-name="ro1">
          <table:table-cell office:value-type="float" office:value="0.869884375342">
            <text:p>0.8698843753</text:p>
          </table:table-cell>
          <table:table-cell office:value-type="float" office:value="4.80815726412">
            <text:p>4.8081572641</text:p>
          </table:table-cell>
          <table:table-cell office:value-type="string">
            <text:p>8_6_0.15_0.25</text:p>
          </table:table-cell>
        </table:table-row>
        <table:table-row table:style-name="ro1">
          <table:table-cell office:value-type="float" office:value="0.919587453881">
            <text:p>0.9195874539</text:p>
          </table:table-cell>
          <table:table-cell office:value-type="float" office:value="5.08768887777">
            <text:p>5.0876888778</text:p>
          </table:table-cell>
          <table:table-cell office:value-type="string">
            <text:p>8_6_0.2_0.05</text:p>
          </table:table-cell>
        </table:table-row>
        <table:table-row table:style-name="ro1">
          <table:table-cell office:value-type="float" office:value="0.903333021005">
            <text:p>0.903333021</text:p>
          </table:table-cell>
          <table:table-cell office:value-type="float" office:value="4.99533393146">
            <text:p>4.9953339315</text:p>
          </table:table-cell>
          <table:table-cell office:value-type="string">
            <text:p>8_6_0.2_0.1</text:p>
          </table:table-cell>
        </table:table-row>
        <table:table-row table:style-name="ro1">
          <table:table-cell office:value-type="float" office:value="0.88703583653">
            <text:p>0.8870358365</text:p>
          </table:table-cell>
          <table:table-cell office:value-type="float" office:value="4.90519659256">
            <text:p>4.9051965926</text:p>
          </table:table-cell>
          <table:table-cell office:value-type="string">
            <text:p>8_6_0.2_0.15</text:p>
          </table:table-cell>
        </table:table-row>
        <table:table-row table:style-name="ro1">
          <table:table-cell office:value-type="float" office:value="0.870233368037">
            <text:p>0.870233368</text:p>
          </table:table-cell>
          <table:table-cell office:value-type="float" office:value="4.81411034442">
            <text:p>4.8141103444</text:p>
          </table:table-cell>
          <table:table-cell office:value-type="string">
            <text:p>8_6_0.2_0.2</text:p>
          </table:table-cell>
        </table:table-row>
        <table:table-row table:style-name="ro1">
          <table:table-cell office:value-type="float" office:value="0.853823707763">
            <text:p>0.8538237078</text:p>
          </table:table-cell>
          <table:table-cell office:value-type="float" office:value="4.72330382389">
            <text:p>4.7233038239</text:p>
          </table:table-cell>
          <table:table-cell office:value-type="string">
            <text:p>8_6_0.2_0.25</text:p>
          </table:table-cell>
        </table:table-row>
        <table:table-row table:style-name="ro1">
          <table:table-cell office:value-type="float" office:value="0.903104909589">
            <text:p>0.9031049096</text:p>
          </table:table-cell>
          <table:table-cell office:value-type="float" office:value="4.99796781046">
            <text:p>4.9979678105</text:p>
          </table:table-cell>
          <table:table-cell office:value-type="string">
            <text:p>8_6_0.25_0.05</text:p>
          </table:table-cell>
        </table:table-row>
        <table:table-row table:style-name="ro1">
          <table:table-cell office:value-type="float" office:value="0.886800604566">
            <text:p>0.8868006046</text:p>
          </table:table-cell>
          <table:table-cell office:value-type="float" office:value="4.90608837318">
            <text:p>4.9060883732</text:p>
          </table:table-cell>
          <table:table-cell office:value-type="string">
            <text:p>8_6_0.25_0.1</text:p>
          </table:table-cell>
        </table:table-row>
        <table:table-row table:style-name="ro1">
          <table:table-cell office:value-type="float" office:value="0.870677343379">
            <text:p>0.8706773434</text:p>
          </table:table-cell>
          <table:table-cell office:value-type="float" office:value="4.81674247099">
            <text:p>4.816742471</text:p>
          </table:table-cell>
          <table:table-cell office:value-type="string">
            <text:p>8_6_0.25_0.15</text:p>
          </table:table-cell>
        </table:table-row>
        <table:table-row table:style-name="ro1">
          <table:table-cell office:value-type="float" office:value="0.85426990137">
            <text:p>0.8542699014</text:p>
          </table:table-cell>
          <table:table-cell office:value-type="float" office:value="4.72636868211">
            <text:p>4.7263686821</text:p>
          </table:table-cell>
          <table:table-cell office:value-type="string">
            <text:p>8_6_0.25_0.2</text:p>
          </table:table-cell>
        </table:table-row>
        <table:table-row table:style-name="ro1">
          <table:table-cell office:value-type="float" office:value="0.837850748858">
            <text:p>0.8378507489</text:p>
          </table:table-cell>
          <table:table-cell office:value-type="float" office:value="4.63552740487">
            <text:p>4.6355274049</text:p>
          </table:table-cell>
          <table:table-cell office:value-type="string">
            <text:p>8_6_0.25_0.25</text:p>
          </table:table-cell>
        </table:table-row>
        <table:table-row table:style-name="ro1">
          <table:table-cell office:value-type="float" office:value="0.96711383105">
            <text:p>0.9671138311</text:p>
          </table:table-cell>
          <table:table-cell office:value-type="float" office:value="6.14267695103">
            <text:p>6.142676951</text:p>
          </table:table-cell>
          <table:table-cell office:value-type="string">
            <text:p>8_8_0.05_0.05</text:p>
          </table:table-cell>
        </table:table-row>
        <table:table-row table:style-name="ro1">
          <table:table-cell office:value-type="float" office:value="0.951806931507">
            <text:p>0.9518069315</text:p>
          </table:table-cell>
          <table:table-cell office:value-type="float" office:value="6.04589868856">
            <text:p>6.0458986886</text:p>
          </table:table-cell>
          <table:table-cell office:value-type="string">
            <text:p>8_8_0.05_0.1</text:p>
          </table:table-cell>
        </table:table-row>
        <table:table-row table:style-name="ro1">
          <table:table-cell office:value-type="float" office:value="0.935870638356">
            <text:p>0.9358706384</text:p>
          </table:table-cell>
          <table:table-cell office:value-type="float" office:value="5.94389485163">
            <text:p>5.9438948516</text:p>
          </table:table-cell>
          <table:table-cell office:value-type="string">
            <text:p>8_8_0.05_0.15</text:p>
          </table:table-cell>
        </table:table-row>
        <table:table-row table:style-name="ro1">
          <table:table-cell office:value-type="float" office:value="0.91942383379">
            <text:p>0.9194238338</text:p>
          </table:table-cell>
          <table:table-cell office:value-type="float" office:value="5.8399394953">
            <text:p>5.8399394953</text:p>
          </table:table-cell>
          <table:table-cell office:value-type="string">
            <text:p>8_8_0.05_0.2</text:p>
          </table:table-cell>
        </table:table-row>
        <table:table-row table:style-name="ro1">
          <table:table-cell office:value-type="float" office:value="0.903368984475">
            <text:p>0.9033689845</text:p>
          </table:table-cell>
          <table:table-cell office:value-type="float" office:value="5.7368004576">
            <text:p>5.7368004576</text:p>
          </table:table-cell>
          <table:table-cell office:value-type="string">
            <text:p>8_8_0.05_0.25</text:p>
          </table:table-cell>
        </table:table-row>
        <table:table-row table:style-name="ro1">
          <table:table-cell office:value-type="float" office:value="0.952439905936">
            <text:p>0.9524399059</text:p>
          </table:table-cell>
          <table:table-cell office:value-type="float" office:value="6.04974150283">
            <text:p>6.0497415028</text:p>
          </table:table-cell>
          <table:table-cell office:value-type="string">
            <text:p>8_8_0.1_0.05</text:p>
          </table:table-cell>
        </table:table-row>
        <table:table-row table:style-name="ro1">
          <table:table-cell office:value-type="float" office:value="0.935783591781">
            <text:p>0.9357835918</text:p>
          </table:table-cell>
          <table:table-cell office:value-type="float" office:value="5.9433419036">
            <text:p>5.9433419036</text:p>
          </table:table-cell>
          <table:table-cell office:value-type="string">
            <text:p>8_8_0.1_0.1</text:p>
          </table:table-cell>
        </table:table-row>
        <table:table-row table:style-name="ro1">
          <table:table-cell office:value-type="float" office:value="0.919537707763">
            <text:p>0.9195377078</text:p>
          </table:table-cell>
          <table:table-cell office:value-type="float" office:value="5.84528982527">
            <text:p>5.8452898253</text:p>
          </table:table-cell>
          <table:table-cell office:value-type="string">
            <text:p>8_8_0.1_0.15</text:p>
          </table:table-cell>
        </table:table-row>
        <table:table-row table:style-name="ro1">
          <table:table-cell office:value-type="float" office:value="0.903597057534">
            <text:p>0.9035970575</text:p>
          </table:table-cell>
          <table:table-cell office:value-type="float" office:value="5.74423434605">
            <text:p>5.7442343461</text:p>
          </table:table-cell>
          <table:table-cell office:value-type="string">
            <text:p>8_8_0.1_0.2</text:p>
          </table:table-cell>
        </table:table-row>
        <table:table-row table:style-name="ro1">
          <table:table-cell office:value-type="float" office:value="0.886646924201">
            <text:p>0.8866469242</text:p>
          </table:table-cell>
          <table:table-cell office:value-type="float" office:value="5.62918267629">
            <text:p>5.6291826763</text:p>
          </table:table-cell>
          <table:table-cell office:value-type="string">
            <text:p>8_8_0.1_0.25</text:p>
          </table:table-cell>
        </table:table-row>
        <table:table-row table:style-name="ro1">
          <table:table-cell office:value-type="float" office:value="0.936170412785">
            <text:p>0.9361704128</text:p>
          </table:table-cell>
          <table:table-cell office:value-type="float" office:value="5.94536052655">
            <text:p>5.9453605266</text:p>
          </table:table-cell>
          <table:table-cell office:value-type="string">
            <text:p>8_8_0.15_0.05</text:p>
          </table:table-cell>
        </table:table-row>
        <table:table-row table:style-name="ro1">
          <table:table-cell office:value-type="float" office:value="0.918498341553">
            <text:p>0.9184983416</text:p>
          </table:table-cell>
          <table:table-cell office:value-type="float" office:value="5.83152897129">
            <text:p>5.8315289713</text:p>
          </table:table-cell>
          <table:table-cell office:value-type="string">
            <text:p>8_8_0.15_0.1</text:p>
          </table:table-cell>
        </table:table-row>
        <table:table-row table:style-name="ro1">
          <table:table-cell office:value-type="float" office:value="0.902082238356">
            <text:p>0.9020822384</text:p>
          </table:table-cell>
          <table:table-cell office:value-type="float" office:value="5.72904960718">
            <text:p>5.7290496072</text:p>
          </table:table-cell>
          <table:table-cell office:value-type="string">
            <text:p>8_8_0.15_0.15</text:p>
          </table:table-cell>
        </table:table-row>
        <table:table-row table:style-name="ro1">
          <table:table-cell office:value-type="float" office:value="0.887079336073">
            <text:p>0.8870793361</text:p>
          </table:table-cell>
          <table:table-cell office:value-type="float" office:value="5.63435918661">
            <text:p>5.6343591866</text:p>
          </table:table-cell>
          <table:table-cell office:value-type="string">
            <text:p>8_8_0.15_0.2</text:p>
          </table:table-cell>
        </table:table-row>
        <table:table-row table:style-name="ro1">
          <table:table-cell office:value-type="float" office:value="0.870680356164">
            <text:p>0.8706803562</text:p>
          </table:table-cell>
          <table:table-cell office:value-type="float" office:value="5.53014187435">
            <text:p>5.5301418744</text:p>
          </table:table-cell>
          <table:table-cell office:value-type="string">
            <text:p>8_8_0.15_0.25</text:p>
          </table:table-cell>
        </table:table-row>
        <table:table-row table:style-name="ro1">
          <table:table-cell office:value-type="float" office:value="0.918646354338">
            <text:p>0.9186463543</text:p>
          </table:table-cell>
          <table:table-cell office:value-type="float" office:value="5.83721157439">
            <text:p>5.8372115744</text:p>
          </table:table-cell>
          <table:table-cell office:value-type="string">
            <text:p>8_8_0.2_0.05</text:p>
          </table:table-cell>
        </table:table-row>
        <table:table-row table:style-name="ro1">
          <table:table-cell office:value-type="float" office:value="0.902975961644">
            <text:p>0.9029759616</text:p>
          </table:table-cell>
          <table:table-cell office:value-type="float" office:value="5.73360539518">
            <text:p>5.7336053952</text:p>
          </table:table-cell>
          <table:table-cell office:value-type="string">
            <text:p>8_8_0.2_0.1</text:p>
          </table:table-cell>
        </table:table-row>
        <table:table-row table:style-name="ro1">
          <table:table-cell office:value-type="float" office:value="0.887067143379">
            <text:p>0.8870671434</text:p>
          </table:table-cell>
          <table:table-cell office:value-type="float" office:value="5.63265020015">
            <text:p>5.6326502002</text:p>
          </table:table-cell>
          <table:table-cell office:value-type="string">
            <text:p>8_8_0.2_0.15</text:p>
          </table:table-cell>
        </table:table-row>
        <table:table-row table:style-name="ro1">
          <table:table-cell office:value-type="float" office:value="0.870480044749">
            <text:p>0.8704800447</text:p>
          </table:table-cell>
          <table:table-cell office:value-type="float" office:value="5.52758094368">
            <text:p>5.5275809437</text:p>
          </table:table-cell>
          <table:table-cell office:value-type="string">
            <text:p>8_8_0.2_0.2</text:p>
          </table:table-cell>
        </table:table-row>
        <table:table-row table:style-name="ro1">
          <table:table-cell office:value-type="float" office:value="0.854270168037">
            <text:p>0.854270168</text:p>
          </table:table-cell>
          <table:table-cell office:value-type="float" office:value="5.42396191629">
            <text:p>5.4239619163</text:p>
          </table:table-cell>
          <table:table-cell office:value-type="string">
            <text:p>8_8_0.2_0.25</text:p>
          </table:table-cell>
        </table:table-row>
        <table:table-row table:style-name="ro1">
          <table:table-cell office:value-type="float" office:value="0.902595418265">
            <text:p>0.9025954183</text:p>
          </table:table-cell>
          <table:table-cell office:value-type="float" office:value="5.73484982422">
            <text:p>5.7348498242</text:p>
          </table:table-cell>
          <table:table-cell office:value-type="string">
            <text:p>8_8_0.25_0.05</text:p>
          </table:table-cell>
        </table:table-row>
        <table:table-row table:style-name="ro1">
          <table:table-cell office:value-type="float" office:value="0.885473739726">
            <text:p>0.8854737397</text:p>
          </table:table-cell>
          <table:table-cell office:value-type="float" office:value="5.62606450898">
            <text:p>5.626064509</text:p>
          </table:table-cell>
          <table:table-cell office:value-type="string">
            <text:p>8_8_0.25_0.1</text:p>
          </table:table-cell>
        </table:table-row>
        <table:table-row table:style-name="ro1">
          <table:table-cell office:value-type="float" office:value="0.870068317808">
            <text:p>0.8700683178</text:p>
          </table:table-cell>
          <table:table-cell office:value-type="float" office:value="5.52851103045">
            <text:p>5.5285110305</text:p>
          </table:table-cell>
          <table:table-cell office:value-type="string">
            <text:p>8_8_0.25_0.15</text:p>
          </table:table-cell>
        </table:table-row>
        <table:table-row table:style-name="ro1">
          <table:table-cell office:value-type="float" office:value="0.854061805479">
            <text:p>0.8540618055</text:p>
          </table:table-cell>
          <table:table-cell office:value-type="float" office:value="5.42878830038">
            <text:p>5.4287883004</text:p>
          </table:table-cell>
          <table:table-cell office:value-type="string">
            <text:p>8_8_0.25_0.2</text:p>
          </table:table-cell>
        </table:table-row>
        <table:table-row table:style-name="ro1">
          <table:table-cell office:value-type="float" office:value="0.837727505023">
            <text:p>0.837727505</text:p>
          </table:table-cell>
          <table:table-cell office:value-type="float" office:value="5.32348116883">
            <text:p>5.3234811688</text:p>
          </table:table-cell>
          <table:table-cell office:value-type="string">
            <text:p>8_8_0.25_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1T08:43:58</dc:date>
    <dc:creator>Acer </dc:creator>
    <meta:document-statistic meta:table-count="1" meta:cell-count="12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37cm" svg:y="4.201cm" style:legend-expansion="high" chart:style-name="ch2"/>
        <chart:plot-area chart:style-name="ch3" table:cell-range-address="Sheet1.A1:Sheet1.C400" chart:data-source-has-labels="column" svg:x="0.77cm" svg:y="0.855cm" svg:width="12.327cm" svg:height="7.545cm">
          <chartooo:coordinate-region svg:x="1.206cm" svg:y="1.055cm" svg:width="11.559cm" svg:height="6.698cm"/>
          <chart:axis chart:dimension="x" chart:name="primary-x" chart:style-name="ch4" chartooo:axis-type="auto">
            <chart:categories table:cell-range-address="Sheet1.C1:Sheet1.C4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00" chart:class="chart:scatter">
            <chart:domain table:cell-range-address="Sheet1.A1:Sheet1.A400"/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_2_0.05_0.05</text:p>
                <draw:g>
                  <svg:desc>Sheet1.C1:Sheet1.C400</svg:desc>
                </draw:g>
              </table:table-cell>
              <table:table-cell office:value-type="float" office:value="0.970423908676">
                <text:p>0.970423908676</text:p>
                <draw:g>
                  <svg:desc>Sheet1.A1:Sheet1.A400</svg:desc>
                </draw:g>
              </table:table-cell>
              <table:table-cell office:value-type="float" office:value="3.20726688885">
                <text:p>3.20726688885</text:p>
                <draw:g>
                  <svg:desc>Sheet1.B1:Sheet1.B400</svg:desc>
                </draw:g>
              </table:table-cell>
            </table:table-row>
            <table:table-row>
              <table:table-cell office:value-type="string">
                <text:p>2_2_0.05_0.1</text:p>
              </table:table-cell>
              <table:table-cell office:value-type="float" office:value="0.953505998174">
                <text:p>0.953505998174</text:p>
              </table:table-cell>
              <table:table-cell office:value-type="float" office:value="3.15243826278">
                <text:p>3.15243826278</text:p>
              </table:table-cell>
            </table:table-row>
            <table:table-row>
              <table:table-cell office:value-type="string">
                <text:p>2_2_0.05_0.15</text:p>
              </table:table-cell>
              <table:table-cell office:value-type="float" office:value="0.936836263014">
                <text:p>0.936836263014</text:p>
              </table:table-cell>
              <table:table-cell office:value-type="float" office:value="3.09734575194">
                <text:p>3.09734575194</text:p>
              </table:table-cell>
            </table:table-row>
            <table:table-row>
              <table:table-cell office:value-type="string">
                <text:p>2_2_0.05_0.2</text:p>
              </table:table-cell>
              <table:table-cell office:value-type="float" office:value="0.920632919635">
                <text:p>0.920632919635</text:p>
              </table:table-cell>
              <table:table-cell office:value-type="float" office:value="3.04225009804">
                <text:p>3.04225009804</text:p>
              </table:table-cell>
            </table:table-row>
            <table:table-row>
              <table:table-cell office:value-type="string">
                <text:p>2_2_0.05_0.25</text:p>
              </table:table-cell>
              <table:table-cell office:value-type="float" office:value="0.904506452055">
                <text:p>0.904506452055</text:p>
              </table:table-cell>
              <table:table-cell office:value-type="float" office:value="2.9894158834">
                <text:p>2.9894158834</text:p>
              </table:table-cell>
            </table:table-row>
            <table:table-row>
              <table:table-cell office:value-type="string">
                <text:p>2_2_0.1_0.05</text:p>
              </table:table-cell>
              <table:table-cell office:value-type="float" office:value="0.954504908676">
                <text:p>0.954504908676</text:p>
              </table:table-cell>
              <table:table-cell office:value-type="float" office:value="3.15711904878">
                <text:p>3.15711904878</text:p>
              </table:table-cell>
            </table:table-row>
            <table:table-row>
              <table:table-cell office:value-type="string">
                <text:p>2_2_0.1_0.1</text:p>
              </table:table-cell>
              <table:table-cell office:value-type="float" office:value="0.93787323105">
                <text:p>0.93787323105</text:p>
              </table:table-cell>
              <table:table-cell office:value-type="float" office:value="3.09885708842">
                <text:p>3.09885708842</text:p>
              </table:table-cell>
            </table:table-row>
            <table:table-row>
              <table:table-cell office:value-type="string">
                <text:p>2_2_0.1_0.15</text:p>
              </table:table-cell>
              <table:table-cell office:value-type="float" office:value="0.921262486758">
                <text:p>0.921262486758</text:p>
              </table:table-cell>
              <table:table-cell office:value-type="float" office:value="3.04402088667">
                <text:p>3.04402088667</text:p>
              </table:table-cell>
            </table:table-row>
            <table:table-row>
              <table:table-cell office:value-type="string">
                <text:p>2_2_0.1_0.2</text:p>
              </table:table-cell>
              <table:table-cell office:value-type="float" office:value="0.904695630137">
                <text:p>0.904695630137</text:p>
              </table:table-cell>
              <table:table-cell office:value-type="float" office:value="2.9877727156">
                <text:p>2.9877727156</text:p>
              </table:table-cell>
            </table:table-row>
            <table:table-row>
              <table:table-cell office:value-type="string">
                <text:p>2_2_0.1_0.25</text:p>
              </table:table-cell>
              <table:table-cell office:value-type="float" office:value="0.887115494064">
                <text:p>0.887115494064</text:p>
              </table:table-cell>
              <table:table-cell office:value-type="float" office:value="2.93164263506">
                <text:p>2.93164263506</text:p>
              </table:table-cell>
            </table:table-row>
            <table:table-row>
              <table:table-cell office:value-type="string">
                <text:p>2_2_0.15_0.05</text:p>
              </table:table-cell>
              <table:table-cell office:value-type="float" office:value="0.937837863927">
                <text:p>0.937837863927</text:p>
              </table:table-cell>
              <table:table-cell office:value-type="float" office:value="3.10135636621">
                <text:p>3.10135636621</text:p>
              </table:table-cell>
            </table:table-row>
            <table:table-row>
              <table:table-cell office:value-type="string">
                <text:p>2_2_0.15_0.1</text:p>
              </table:table-cell>
              <table:table-cell office:value-type="float" office:value="0.921679921461">
                <text:p>0.921679921461</text:p>
              </table:table-cell>
              <table:table-cell office:value-type="float" office:value="3.04810143673">
                <text:p>3.04810143673</text:p>
              </table:table-cell>
            </table:table-row>
            <table:table-row>
              <table:table-cell office:value-type="string">
                <text:p>2_2_0.15_0.15</text:p>
              </table:table-cell>
              <table:table-cell office:value-type="float" office:value="0.904993708676">
                <text:p>0.904993708676</text:p>
              </table:table-cell>
              <table:table-cell office:value-type="float" office:value="2.9924261651">
                <text:p>2.9924261651</text:p>
              </table:table-cell>
            </table:table-row>
            <table:table-row>
              <table:table-cell office:value-type="string">
                <text:p>2_2_0.15_0.2</text:p>
              </table:table-cell>
              <table:table-cell office:value-type="float" office:value="0.888403182648">
                <text:p>0.888403182648</text:p>
              </table:table-cell>
              <table:table-cell office:value-type="float" office:value="2.93936874527">
                <text:p>2.93936874527</text:p>
              </table:table-cell>
            </table:table-row>
            <table:table-row>
              <table:table-cell office:value-type="string">
                <text:p>2_2_0.15_0.25</text:p>
              </table:table-cell>
              <table:table-cell office:value-type="float" office:value="0.871363915982">
                <text:p>0.871363915982</text:p>
              </table:table-cell>
              <table:table-cell office:value-type="float" office:value="2.87996042618">
                <text:p>2.87996042618</text:p>
              </table:table-cell>
            </table:table-row>
            <table:table-row>
              <table:table-cell office:value-type="string">
                <text:p>2_2_0.2_0.05</text:p>
              </table:table-cell>
              <table:table-cell office:value-type="float" office:value="0.921461303196">
                <text:p>0.921461303196</text:p>
              </table:table-cell>
              <table:table-cell office:value-type="float" office:value="3.04844287423">
                <text:p>3.04844287423</text:p>
              </table:table-cell>
            </table:table-row>
            <table:table-row>
              <table:table-cell office:value-type="string">
                <text:p>2_2_0.2_0.1</text:p>
              </table:table-cell>
              <table:table-cell office:value-type="float" office:value="0.904458938813">
                <text:p>0.904458938813</text:p>
              </table:table-cell>
              <table:table-cell office:value-type="float" office:value="2.99101141556">
                <text:p>2.99101141556</text:p>
              </table:table-cell>
            </table:table-row>
            <table:table-row>
              <table:table-cell office:value-type="string">
                <text:p>2_2_0.2_0.15</text:p>
              </table:table-cell>
              <table:table-cell office:value-type="float" office:value="0.887867973516">
                <text:p>0.887867973516</text:p>
              </table:table-cell>
              <table:table-cell office:value-type="float" office:value="2.93614661167">
                <text:p>2.93614661167</text:p>
              </table:table-cell>
            </table:table-row>
            <table:table-row>
              <table:table-cell office:value-type="string">
                <text:p>2_2_0.2_0.2</text:p>
              </table:table-cell>
              <table:table-cell office:value-type="float" office:value="0.871553214612">
                <text:p>0.871553214612</text:p>
              </table:table-cell>
              <table:table-cell office:value-type="float" office:value="2.88239002412">
                <text:p>2.88239002412</text:p>
              </table:table-cell>
            </table:table-row>
            <table:table-row>
              <table:table-cell office:value-type="string">
                <text:p>2_2_0.2_0.25</text:p>
              </table:table-cell>
              <table:table-cell office:value-type="float" office:value="0.854466032877">
                <text:p>0.854466032877</text:p>
              </table:table-cell>
              <table:table-cell office:value-type="float" office:value="2.82521804023">
                <text:p>2.82521804023</text:p>
              </table:table-cell>
            </table:table-row>
            <table:table-row>
              <table:table-cell office:value-type="string">
                <text:p>2_2_0.25_0.05</text:p>
              </table:table-cell>
              <table:table-cell office:value-type="float" office:value="0.904431945205">
                <text:p>0.904431945205</text:p>
              </table:table-cell>
              <table:table-cell office:value-type="float" office:value="2.99107078582">
                <text:p>2.99107078582</text:p>
              </table:table-cell>
            </table:table-row>
            <table:table-row>
              <table:table-cell office:value-type="string">
                <text:p>2_2_0.25_0.1</text:p>
              </table:table-cell>
              <table:table-cell office:value-type="float" office:value="0.888232842922">
                <text:p>0.888232842922</text:p>
              </table:table-cell>
              <table:table-cell office:value-type="float" office:value="2.93901877051">
                <text:p>2.93901877051</text:p>
              </table:table-cell>
            </table:table-row>
            <table:table-row>
              <table:table-cell office:value-type="string">
                <text:p>2_2_0.25_0.15</text:p>
              </table:table-cell>
              <table:table-cell office:value-type="float" office:value="0.871740326027">
                <text:p>0.871740326027</text:p>
              </table:table-cell>
              <table:table-cell office:value-type="float" office:value="2.88161825453">
                <text:p>2.88161825453</text:p>
              </table:table-cell>
            </table:table-row>
            <table:table-row>
              <table:table-cell office:value-type="string">
                <text:p>2_2_0.25_0.2</text:p>
              </table:table-cell>
              <table:table-cell office:value-type="float" office:value="0.855183379909">
                <text:p>0.855183379909</text:p>
              </table:table-cell>
              <table:table-cell office:value-type="float" office:value="2.82686426937">
                <text:p>2.82686426937</text:p>
              </table:table-cell>
            </table:table-row>
            <table:table-row>
              <table:table-cell office:value-type="string">
                <text:p>2_2_0.25_0.25</text:p>
              </table:table-cell>
              <table:table-cell office:value-type="float" office:value="0.838149408219">
                <text:p>0.838149408219</text:p>
              </table:table-cell>
              <table:table-cell office:value-type="float" office:value="2.77101590099">
                <text:p>2.77101590099</text:p>
              </table:table-cell>
            </table:table-row>
            <table:table-row>
              <table:table-cell office:value-type="string">
                <text:p>2_4_0.05_0.05</text:p>
              </table:table-cell>
              <table:table-cell office:value-type="float" office:value="0.969939868493">
                <text:p>0.969939868493</text:p>
              </table:table-cell>
              <table:table-cell office:value-type="float" office:value="4.39254673852">
                <text:p>4.39254673852</text:p>
              </table:table-cell>
            </table:table-row>
            <table:table-row>
              <table:table-cell office:value-type="string">
                <text:p>2_4_0.05_0.1</text:p>
              </table:table-cell>
              <table:table-cell office:value-type="float" office:value="0.953837731507">
                <text:p>0.953837731507</text:p>
              </table:table-cell>
              <table:table-cell office:value-type="float" office:value="4.31922134076">
                <text:p>4.31922134076</text:p>
              </table:table-cell>
            </table:table-row>
            <table:table-row>
              <table:table-cell office:value-type="string">
                <text:p>2_4_0.05_0.15</text:p>
              </table:table-cell>
              <table:table-cell office:value-type="float" office:value="0.937777950685">
                <text:p>0.937777950685</text:p>
              </table:table-cell>
              <table:table-cell office:value-type="float" office:value="4.24819513457">
                <text:p>4.24819513457</text:p>
              </table:table-cell>
            </table:table-row>
            <table:table-row>
              <table:table-cell office:value-type="string">
                <text:p>2_4_0.05_0.2</text:p>
              </table:table-cell>
              <table:table-cell office:value-type="float" office:value="0.921258765297">
                <text:p>0.921258765297</text:p>
              </table:table-cell>
              <table:table-cell office:value-type="float" office:value="4.17327696861">
                <text:p>4.17327696861</text:p>
              </table:table-cell>
            </table:table-row>
            <table:table-row>
              <table:table-cell office:value-type="string">
                <text:p>2_4_0.05_0.25</text:p>
              </table:table-cell>
              <table:table-cell office:value-type="float" office:value="0.904304842922">
                <text:p>0.904304842922</text:p>
              </table:table-cell>
              <table:table-cell office:value-type="float" office:value="4.09511141475">
                <text:p>4.09511141475</text:p>
              </table:table-cell>
            </table:table-row>
            <table:table-row>
              <table:table-cell office:value-type="string">
                <text:p>2_4_0.1_0.05</text:p>
              </table:table-cell>
              <table:table-cell office:value-type="float" office:value="0.953210980822">
                <text:p>0.953210980822</text:p>
              </table:table-cell>
              <table:table-cell office:value-type="float" office:value="4.31698223335">
                <text:p>4.31698223335</text:p>
              </table:table-cell>
            </table:table-row>
            <table:table-row>
              <table:table-cell office:value-type="string">
                <text:p>2_4_0.1_0.1</text:p>
              </table:table-cell>
              <table:table-cell office:value-type="float" office:value="0.936684634703">
                <text:p>0.936684634703</text:p>
              </table:table-cell>
              <table:table-cell office:value-type="float" office:value="4.24147046795">
                <text:p>4.24147046795</text:p>
              </table:table-cell>
            </table:table-row>
            <table:table-row>
              <table:table-cell office:value-type="string">
                <text:p>2_4_0.1_0.15</text:p>
              </table:table-cell>
              <table:table-cell office:value-type="float" office:value="0.920555378082">
                <text:p>0.920555378082</text:p>
              </table:table-cell>
              <table:table-cell office:value-type="float" office:value="4.16960959966">
                <text:p>4.16960959966</text:p>
              </table:table-cell>
            </table:table-row>
            <table:table-row>
              <table:table-cell office:value-type="string">
                <text:p>2_4_0.1_0.2</text:p>
              </table:table-cell>
              <table:table-cell office:value-type="float" office:value="0.903374131507">
                <text:p>0.903374131507</text:p>
              </table:table-cell>
              <table:table-cell office:value-type="float" office:value="4.09173469955">
                <text:p>4.09173469955</text:p>
              </table:table-cell>
            </table:table-row>
            <table:table-row>
              <table:table-cell office:value-type="string">
                <text:p>2_4_0.1_0.25</text:p>
              </table:table-cell>
              <table:table-cell office:value-type="float" office:value="0.886729158904">
                <text:p>0.886729158904</text:p>
              </table:table-cell>
              <table:table-cell office:value-type="float" office:value="4.01646687574">
                <text:p>4.01646687574</text:p>
              </table:table-cell>
            </table:table-row>
            <table:table-row>
              <table:table-cell office:value-type="string">
                <text:p>2_4_0.15_0.05</text:p>
              </table:table-cell>
              <table:table-cell office:value-type="float" office:value="0.937040076712">
                <text:p>0.937040076712</text:p>
              </table:table-cell>
              <table:table-cell office:value-type="float" office:value="4.24226643052">
                <text:p>4.24226643052</text:p>
              </table:table-cell>
            </table:table-row>
            <table:table-row>
              <table:table-cell office:value-type="string">
                <text:p>2_4_0.15_0.1</text:p>
              </table:table-cell>
              <table:table-cell office:value-type="float" office:value="0.920812094064">
                <text:p>0.920812094064</text:p>
              </table:table-cell>
              <table:table-cell office:value-type="float" office:value="4.16834077534">
                <text:p>4.16834077534</text:p>
              </table:table-cell>
            </table:table-row>
            <table:table-row>
              <table:table-cell office:value-type="string">
                <text:p>2_4_0.15_0.15</text:p>
              </table:table-cell>
              <table:table-cell office:value-type="float" office:value="0.904534058447">
                <text:p>0.904534058447</text:p>
              </table:table-cell>
              <table:table-cell office:value-type="float" office:value="4.09385247584">
                <text:p>4.09385247584</text:p>
              </table:table-cell>
            </table:table-row>
            <table:table-row>
              <table:table-cell office:value-type="string">
                <text:p>2_4_0.15_0.2</text:p>
              </table:table-cell>
              <table:table-cell office:value-type="float" office:value="0.887494986301">
                <text:p>0.887494986301</text:p>
              </table:table-cell>
              <table:table-cell office:value-type="float" office:value="4.01879576093">
                <text:p>4.01879576093</text:p>
              </table:table-cell>
            </table:table-row>
            <table:table-row>
              <table:table-cell office:value-type="string">
                <text:p>2_4_0.15_0.25</text:p>
              </table:table-cell>
              <table:table-cell office:value-type="float" office:value="0.870869505023">
                <text:p>0.870869505023</text:p>
              </table:table-cell>
              <table:table-cell office:value-type="float" office:value="3.94352621056">
                <text:p>3.94352621056</text:p>
              </table:table-cell>
            </table:table-row>
            <table:table-row>
              <table:table-cell office:value-type="string">
                <text:p>2_4_0.2_0.05</text:p>
              </table:table-cell>
              <table:table-cell office:value-type="float" office:value="0.920794052055">
                <text:p>0.920794052055</text:p>
              </table:table-cell>
              <table:table-cell office:value-type="float" office:value="4.16895212704">
                <text:p>4.16895212704</text:p>
              </table:table-cell>
            </table:table-row>
            <table:table-row>
              <table:table-cell office:value-type="string">
                <text:p>2_4_0.2_0.1</text:p>
              </table:table-cell>
              <table:table-cell office:value-type="float" office:value="0.90436403379">
                <text:p>0.90436403379</text:p>
              </table:table-cell>
              <table:table-cell office:value-type="float" office:value="4.09544517809">
                <text:p>4.09544517809</text:p>
              </table:table-cell>
            </table:table-row>
            <table:table-row>
              <table:table-cell office:value-type="string">
                <text:p>2_4_0.2_0.15</text:p>
              </table:table-cell>
              <table:table-cell office:value-type="float" office:value="0.887973275799">
                <text:p>0.887973275799</text:p>
              </table:table-cell>
              <table:table-cell office:value-type="float" office:value="4.02018848459">
                <text:p>4.02018848459</text:p>
              </table:table-cell>
            </table:table-row>
            <table:table-row>
              <table:table-cell office:value-type="string">
                <text:p>2_4_0.2_0.2</text:p>
              </table:table-cell>
              <table:table-cell office:value-type="float" office:value="0.871007231963">
                <text:p>0.871007231963</text:p>
              </table:table-cell>
              <table:table-cell office:value-type="float" office:value="3.94340802057">
                <text:p>3.94340802057</text:p>
              </table:table-cell>
            </table:table-row>
            <table:table-row>
              <table:table-cell office:value-type="string">
                <text:p>2_4_0.2_0.25</text:p>
              </table:table-cell>
              <table:table-cell office:value-type="float" office:value="0.853932540639">
                <text:p>0.853932540639</text:p>
              </table:table-cell>
              <table:table-cell office:value-type="float" office:value="3.86621570206">
                <text:p>3.86621570206</text:p>
              </table:table-cell>
            </table:table-row>
            <table:table-row>
              <table:table-cell office:value-type="string">
                <text:p>2_4_0.25_0.05</text:p>
              </table:table-cell>
              <table:table-cell office:value-type="float" office:value="0.90399493242">
                <text:p>0.90399493242</text:p>
              </table:table-cell>
              <table:table-cell office:value-type="float" office:value="4.09412090451">
                <text:p>4.09412090451</text:p>
              </table:table-cell>
            </table:table-row>
            <table:table-row>
              <table:table-cell office:value-type="string">
                <text:p>2_4_0.25_0.1</text:p>
              </table:table-cell>
              <table:table-cell office:value-type="float" office:value="0.886913891324">
                <text:p>0.886913891324</text:p>
              </table:table-cell>
              <table:table-cell office:value-type="float" office:value="4.01466304571">
                <text:p>4.01466304571</text:p>
              </table:table-cell>
            </table:table-row>
            <table:table-row>
              <table:table-cell office:value-type="string">
                <text:p>2_4_0.25_0.15</text:p>
              </table:table-cell>
              <table:table-cell office:value-type="float" office:value="0.87068829589">
                <text:p>0.87068829589</text:p>
              </table:table-cell>
              <table:table-cell office:value-type="float" office:value="3.94080796462">
                <text:p>3.94080796462</text:p>
              </table:table-cell>
            </table:table-row>
            <table:table-row>
              <table:table-cell office:value-type="string">
                <text:p>2_4_0.25_0.2</text:p>
              </table:table-cell>
              <table:table-cell office:value-type="float" office:value="0.85485296895">
                <text:p>0.85485296895</text:p>
              </table:table-cell>
              <table:table-cell office:value-type="float" office:value="3.87292936888">
                <text:p>3.87292936888</text:p>
              </table:table-cell>
            </table:table-row>
            <table:table-row>
              <table:table-cell office:value-type="string">
                <text:p>2_4_0.25_0.25</text:p>
              </table:table-cell>
              <table:table-cell office:value-type="float" office:value="0.837740346119">
                <text:p>0.837740346119</text:p>
              </table:table-cell>
              <table:table-cell office:value-type="float" office:value="3.79543261862">
                <text:p>3.79543261862</text:p>
              </table:table-cell>
            </table:table-row>
            <table:table-row>
              <table:table-cell office:value-type="string">
                <text:p>2_6_0.05_0.05</text:p>
              </table:table-cell>
              <table:table-cell office:value-type="float" office:value="0.968974546119">
                <text:p>0.968974546119</text:p>
              </table:table-cell>
              <table:table-cell office:value-type="float" office:value="5.35978324837">
                <text:p>5.35978324837</text:p>
              </table:table-cell>
            </table:table-row>
            <table:table-row>
              <table:table-cell office:value-type="string">
                <text:p>2_6_0.05_0.1</text:p>
              </table:table-cell>
              <table:table-cell office:value-type="float" office:value="0.953208678539">
                <text:p>0.953208678539</text:p>
              </table:table-cell>
              <table:table-cell office:value-type="float" office:value="5.27224200895">
                <text:p>5.27224200895</text:p>
              </table:table-cell>
            </table:table-row>
            <table:table-row>
              <table:table-cell office:value-type="string">
                <text:p>2_6_0.05_0.15</text:p>
              </table:table-cell>
              <table:table-cell office:value-type="float" office:value="0.936646722374">
                <text:p>0.936646722374</text:p>
              </table:table-cell>
              <table:table-cell office:value-type="float" office:value="5.18063583648">
                <text:p>5.18063583648</text:p>
              </table:table-cell>
            </table:table-row>
            <table:table-row>
              <table:table-cell office:value-type="string">
                <text:p>2_6_0.05_0.2</text:p>
              </table:table-cell>
              <table:table-cell office:value-type="float" office:value="0.91969153516">
                <text:p>0.91969153516</text:p>
              </table:table-cell>
              <table:table-cell office:value-type="float" office:value="5.08580198082">
                <text:p>5.08580198082</text:p>
              </table:table-cell>
            </table:table-row>
            <table:table-row>
              <table:table-cell office:value-type="string">
                <text:p>2_6_0.05_0.25</text:p>
              </table:table-cell>
              <table:table-cell office:value-type="float" office:value="0.903596254795">
                <text:p>0.903596254795</text:p>
              </table:table-cell>
              <table:table-cell office:value-type="float" office:value="4.9983785997">
                <text:p>4.9983785997</text:p>
              </table:table-cell>
            </table:table-row>
            <table:table-row>
              <table:table-cell office:value-type="string">
                <text:p>2_6_0.1_0.05</text:p>
              </table:table-cell>
              <table:table-cell office:value-type="float" office:value="0.953617720548">
                <text:p>0.953617720548</text:p>
              </table:table-cell>
              <table:table-cell office:value-type="float" office:value="5.27442957131">
                <text:p>5.27442957131</text:p>
              </table:table-cell>
            </table:table-row>
            <table:table-row>
              <table:table-cell office:value-type="string">
                <text:p>2_6_0.1_0.1</text:p>
              </table:table-cell>
              <table:table-cell office:value-type="float" office:value="0.936856948858">
                <text:p>0.936856948858</text:p>
              </table:table-cell>
              <table:table-cell office:value-type="float" office:value="5.18400371559">
                <text:p>5.18400371559</text:p>
              </table:table-cell>
            </table:table-row>
            <table:table-row>
              <table:table-cell office:value-type="string">
                <text:p>2_6_0.1_0.15</text:p>
              </table:table-cell>
              <table:table-cell office:value-type="float" office:value="0.920393957078">
                <text:p>0.920393957078</text:p>
              </table:table-cell>
              <table:table-cell office:value-type="float" office:value="5.09291868995">
                <text:p>5.09291868995</text:p>
              </table:table-cell>
            </table:table-row>
            <table:table-row>
              <table:table-cell office:value-type="string">
                <text:p>2_6_0.1_0.2</text:p>
              </table:table-cell>
              <table:table-cell office:value-type="float" office:value="0.903351494064">
                <text:p>0.903351494064</text:p>
              </table:table-cell>
              <table:table-cell office:value-type="float" office:value="4.9937608649">
                <text:p>4.9937608649</text:p>
              </table:table-cell>
            </table:table-row>
            <table:table-row>
              <table:table-cell office:value-type="string">
                <text:p>2_6_0.1_0.25</text:p>
              </table:table-cell>
              <table:table-cell office:value-type="float" office:value="0.887004745205">
                <text:p>0.887004745205</text:p>
              </table:table-cell>
              <table:table-cell office:value-type="float" office:value="4.90380548661">
                <text:p>4.90380548661</text:p>
              </table:table-cell>
            </table:table-row>
            <table:table-row>
              <table:table-cell office:value-type="string">
                <text:p>2_6_0.15_0.05</text:p>
              </table:table-cell>
              <table:table-cell office:value-type="float" office:value="0.936344255708">
                <text:p>0.936344255708</text:p>
              </table:table-cell>
              <table:table-cell office:value-type="float" office:value="5.17806052719">
                <text:p>5.17806052719</text:p>
              </table:table-cell>
            </table:table-row>
            <table:table-row>
              <table:table-cell office:value-type="string">
                <text:p>2_6_0.15_0.1</text:p>
              </table:table-cell>
              <table:table-cell office:value-type="float" office:value="0.920522967123">
                <text:p>0.920522967123</text:p>
              </table:table-cell>
              <table:table-cell office:value-type="float" office:value="5.09279251449">
                <text:p>5.09279251449</text:p>
              </table:table-cell>
            </table:table-row>
            <table:table-row>
              <table:table-cell office:value-type="string">
                <text:p>2_6_0.15_0.15</text:p>
              </table:table-cell>
              <table:table-cell office:value-type="float" office:value="0.903800199087">
                <text:p>0.903800199087</text:p>
              </table:table-cell>
              <table:table-cell office:value-type="float" office:value="5.0003949952">
                <text:p>5.0003949952</text:p>
              </table:table-cell>
            </table:table-row>
            <table:table-row>
              <table:table-cell office:value-type="string">
                <text:p>2_6_0.15_0.2</text:p>
              </table:table-cell>
              <table:table-cell office:value-type="float" office:value="0.886984063014">
                <text:p>0.886984063014</text:p>
              </table:table-cell>
              <table:table-cell office:value-type="float" office:value="4.90364852619">
                <text:p>4.90364852619</text:p>
              </table:table-cell>
            </table:table-row>
            <table:table-row>
              <table:table-cell office:value-type="string">
                <text:p>2_6_0.15_0.25</text:p>
              </table:table-cell>
              <table:table-cell office:value-type="float" office:value="0.871053344292">
                <text:p>0.871053344292</text:p>
              </table:table-cell>
              <table:table-cell office:value-type="float" office:value="4.81665097643">
                <text:p>4.81665097643</text:p>
              </table:table-cell>
            </table:table-row>
            <table:table-row>
              <table:table-cell office:value-type="string">
                <text:p>2_6_0.2_0.05</text:p>
              </table:table-cell>
              <table:table-cell office:value-type="float" office:value="0.920307515982">
                <text:p>0.920307515982</text:p>
              </table:table-cell>
              <table:table-cell office:value-type="float" office:value="5.09317020893">
                <text:p>5.09317020893</text:p>
              </table:table-cell>
            </table:table-row>
            <table:table-row>
              <table:table-cell office:value-type="string">
                <text:p>2_6_0.2_0.1</text:p>
              </table:table-cell>
              <table:table-cell office:value-type="float" office:value="0.903926669406">
                <text:p>0.903926669406</text:p>
              </table:table-cell>
              <table:table-cell office:value-type="float" office:value="4.99875907225">
                <text:p>4.99875907225</text:p>
              </table:table-cell>
            </table:table-row>
            <table:table-row>
              <table:table-cell office:value-type="string">
                <text:p>2_6_0.2_0.15</text:p>
              </table:table-cell>
              <table:table-cell office:value-type="float" office:value="0.887234515068">
                <text:p>0.887234515068</text:p>
              </table:table-cell>
              <table:table-cell office:value-type="float" office:value="4.90640464347">
                <text:p>4.90640464347</text:p>
              </table:table-cell>
            </table:table-row>
            <table:table-row>
              <table:table-cell office:value-type="string">
                <text:p>2_6_0.2_0.2</text:p>
              </table:table-cell>
              <table:table-cell office:value-type="float" office:value="0.871512507763">
                <text:p>0.871512507763</text:p>
              </table:table-cell>
              <table:table-cell office:value-type="float" office:value="4.8166225828">
                <text:p>4.8166225828</text:p>
              </table:table-cell>
            </table:table-row>
            <table:table-row>
              <table:table-cell office:value-type="string">
                <text:p>2_6_0.2_0.25</text:p>
              </table:table-cell>
              <table:table-cell office:value-type="float" office:value="0.854667370776">
                <text:p>0.854667370776</text:p>
              </table:table-cell>
              <table:table-cell office:value-type="float" office:value="4.72684000215">
                <text:p>4.72684000215</text:p>
              </table:table-cell>
            </table:table-row>
            <table:table-row>
              <table:table-cell office:value-type="string">
                <text:p>2_6_0.25_0.05</text:p>
              </table:table-cell>
              <table:table-cell office:value-type="float" office:value="0.90327372968">
                <text:p>0.90327372968</text:p>
              </table:table-cell>
              <table:table-cell office:value-type="float" office:value="4.99681971404">
                <text:p>4.99681971404</text:p>
              </table:table-cell>
            </table:table-row>
            <table:table-row>
              <table:table-cell office:value-type="string">
                <text:p>2_6_0.25_0.1</text:p>
              </table:table-cell>
              <table:table-cell office:value-type="float" office:value="0.886051524201">
                <text:p>0.886051524201</text:p>
              </table:table-cell>
              <table:table-cell office:value-type="float" office:value="4.90063634481">
                <text:p>4.90063634481</text:p>
              </table:table-cell>
            </table:table-row>
            <table:table-row>
              <table:table-cell office:value-type="string">
                <text:p>2_6_0.25_0.15</text:p>
              </table:table-cell>
              <table:table-cell office:value-type="float" office:value="0.870912352511">
                <text:p>0.870912352511</text:p>
              </table:table-cell>
              <table:table-cell office:value-type="float" office:value="4.81792007089">
                <text:p>4.81792007089</text:p>
              </table:table-cell>
            </table:table-row>
            <table:table-row>
              <table:table-cell office:value-type="string">
                <text:p>2_6_0.25_0.2</text:p>
              </table:table-cell>
              <table:table-cell office:value-type="float" office:value="0.854735628311">
                <text:p>0.854735628311</text:p>
              </table:table-cell>
              <table:table-cell office:value-type="float" office:value="4.72940895684">
                <text:p>4.72940895684</text:p>
              </table:table-cell>
            </table:table-row>
            <table:table-row>
              <table:table-cell office:value-type="string">
                <text:p>2_6_0.25_0.25</text:p>
              </table:table-cell>
              <table:table-cell office:value-type="float" office:value="0.83814983105">
                <text:p>0.83814983105</text:p>
              </table:table-cell>
              <table:table-cell office:value-type="float" office:value="4.63764564867">
                <text:p>4.63764564867</text:p>
              </table:table-cell>
            </table:table-row>
            <table:table-row>
              <table:table-cell office:value-type="string">
                <text:p>2_8_0.05_0.05</text:p>
              </table:table-cell>
              <table:table-cell office:value-type="float" office:value="0.969335369863">
                <text:p>0.969335369863</text:p>
              </table:table-cell>
              <table:table-cell office:value-type="float" office:value="6.15866362606">
                <text:p>6.15866362606</text:p>
              </table:table-cell>
            </table:table-row>
            <table:table-row>
              <table:table-cell office:value-type="string">
                <text:p>2_8_0.05_0.1</text:p>
              </table:table-cell>
              <table:table-cell office:value-type="float" office:value="0.952917778995">
                <text:p>0.952917778995</text:p>
              </table:table-cell>
              <table:table-cell office:value-type="float" office:value="6.05604118495">
                <text:p>6.05604118495</text:p>
              </table:table-cell>
            </table:table-row>
            <table:table-row>
              <table:table-cell office:value-type="string">
                <text:p>2_8_0.05_0.15</text:p>
              </table:table-cell>
              <table:table-cell office:value-type="float" office:value="0.936388990868">
                <text:p>0.936388990868</text:p>
              </table:table-cell>
              <table:table-cell office:value-type="float" office:value="5.95201253492">
                <text:p>5.95201253492</text:p>
              </table:table-cell>
            </table:table-row>
            <table:table-row>
              <table:table-cell office:value-type="string">
                <text:p>2_8_0.05_0.2</text:p>
              </table:table-cell>
              <table:table-cell office:value-type="float" office:value="0.920022691324">
                <text:p>0.920022691324</text:p>
              </table:table-cell>
              <table:table-cell office:value-type="float" office:value="5.84799111612">
                <text:p>5.84799111612</text:p>
              </table:table-cell>
            </table:table-row>
            <table:table-row>
              <table:table-cell office:value-type="string">
                <text:p>2_8_0.05_0.25</text:p>
              </table:table-cell>
              <table:table-cell office:value-type="float" office:value="0.904007148858">
                <text:p>0.904007148858</text:p>
              </table:table-cell>
              <table:table-cell office:value-type="float" office:value="5.74149471045">
                <text:p>5.74149471045</text:p>
              </table:table-cell>
            </table:table-row>
            <table:table-row>
              <table:table-cell office:value-type="string">
                <text:p>2_8_0.1_0.05</text:p>
              </table:table-cell>
              <table:table-cell office:value-type="float" office:value="0.953296526941">
                <text:p>0.953296526941</text:p>
              </table:table-cell>
              <table:table-cell office:value-type="float" office:value="6.0525841639">
                <text:p>6.0525841639</text:p>
              </table:table-cell>
            </table:table-row>
            <table:table-row>
              <table:table-cell office:value-type="string">
                <text:p>2_8_0.1_0.1</text:p>
              </table:table-cell>
              <table:table-cell office:value-type="float" office:value="0.935919299543">
                <text:p>0.935919299543</text:p>
              </table:table-cell>
              <table:table-cell office:value-type="float" office:value="5.94482171725">
                <text:p>5.94482171725</text:p>
              </table:table-cell>
            </table:table-row>
            <table:table-row>
              <table:table-cell office:value-type="string">
                <text:p>2_8_0.1_0.15</text:p>
              </table:table-cell>
              <table:table-cell office:value-type="float" office:value="0.920490063014">
                <text:p>0.920490063014</text:p>
              </table:table-cell>
              <table:table-cell office:value-type="float" office:value="5.84272395045">
                <text:p>5.84272395045</text:p>
              </table:table-cell>
            </table:table-row>
            <table:table-row>
              <table:table-cell office:value-type="string">
                <text:p>2_8_0.1_0.2</text:p>
              </table:table-cell>
              <table:table-cell office:value-type="float" office:value="0.903633740639">
                <text:p>0.903633740639</text:p>
              </table:table-cell>
              <table:table-cell office:value-type="float" office:value="5.73824198841">
                <text:p>5.73824198841</text:p>
              </table:table-cell>
            </table:table-row>
            <table:table-row>
              <table:table-cell office:value-type="string">
                <text:p>2_8_0.1_0.25</text:p>
              </table:table-cell>
              <table:table-cell office:value-type="float" office:value="0.887315434703">
                <text:p>0.887315434703</text:p>
              </table:table-cell>
              <table:table-cell office:value-type="float" office:value="5.63788579656">
                <text:p>5.63788579656</text:p>
              </table:table-cell>
            </table:table-row>
            <table:table-row>
              <table:table-cell office:value-type="string">
                <text:p>2_8_0.15_0.05</text:p>
              </table:table-cell>
              <table:table-cell office:value-type="float" office:value="0.936136546119">
                <text:p>0.936136546119</text:p>
              </table:table-cell>
              <table:table-cell office:value-type="float" office:value="5.94897173906">
                <text:p>5.94897173906</text:p>
              </table:table-cell>
            </table:table-row>
            <table:table-row>
              <table:table-cell office:value-type="string">
                <text:p>2_8_0.15_0.1</text:p>
              </table:table-cell>
              <table:table-cell office:value-type="float" office:value="0.920709920548">
                <text:p>0.920709920548</text:p>
              </table:table-cell>
              <table:table-cell office:value-type="float" office:value="5.84749078289">
                <text:p>5.84749078289</text:p>
              </table:table-cell>
            </table:table-row>
            <table:table-row>
              <table:table-cell office:value-type="string">
                <text:p>2_8_0.15_0.15</text:p>
              </table:table-cell>
              <table:table-cell office:value-type="float" office:value="0.904350237443">
                <text:p>0.904350237443</text:p>
              </table:table-cell>
              <table:table-cell office:value-type="float" office:value="5.74655422558">
                <text:p>5.74655422558</text:p>
              </table:table-cell>
            </table:table-row>
            <table:table-row>
              <table:table-cell office:value-type="string">
                <text:p>2_8_0.15_0.2</text:p>
              </table:table-cell>
              <table:table-cell office:value-type="float" office:value="0.888217097717">
                <text:p>0.888217097717</text:p>
              </table:table-cell>
              <table:table-cell office:value-type="float" office:value="5.64455939419">
                <text:p>5.64455939419</text:p>
              </table:table-cell>
            </table:table-row>
            <table:table-row>
              <table:table-cell office:value-type="string">
                <text:p>2_8_0.15_0.25</text:p>
              </table:table-cell>
              <table:table-cell office:value-type="float" office:value="0.871132072146">
                <text:p>0.871132072146</text:p>
              </table:table-cell>
              <table:table-cell office:value-type="float" office:value="5.53216389139">
                <text:p>5.53216389139</text:p>
              </table:table-cell>
            </table:table-row>
            <table:table-row>
              <table:table-cell office:value-type="string">
                <text:p>2_8_0.2_0.05</text:p>
              </table:table-cell>
              <table:table-cell office:value-type="float" office:value="0.920589794521">
                <text:p>0.920589794521</text:p>
              </table:table-cell>
              <table:table-cell office:value-type="float" office:value="5.85088594804">
                <text:p>5.85088594804</text:p>
              </table:table-cell>
            </table:table-row>
            <table:table-row>
              <table:table-cell office:value-type="string">
                <text:p>2_8_0.2_0.1</text:p>
              </table:table-cell>
              <table:table-cell office:value-type="float" office:value="0.903891457534">
                <text:p>0.903891457534</text:p>
              </table:table-cell>
              <table:table-cell office:value-type="float" office:value="5.74053519362">
                <text:p>5.74053519362</text:p>
              </table:table-cell>
            </table:table-row>
            <table:table-row>
              <table:table-cell office:value-type="string">
                <text:p>2_8_0.2_0.15</text:p>
              </table:table-cell>
              <table:table-cell office:value-type="float" office:value="0.887394853881">
                <text:p>0.887394853881</text:p>
              </table:table-cell>
              <table:table-cell office:value-type="float" office:value="5.63722695808">
                <text:p>5.63722695808</text:p>
              </table:table-cell>
            </table:table-row>
            <table:table-row>
              <table:table-cell office:value-type="string">
                <text:p>2_8_0.2_0.2</text:p>
              </table:table-cell>
              <table:table-cell office:value-type="float" office:value="0.870737773516">
                <text:p>0.870737773516</text:p>
              </table:table-cell>
              <table:table-cell office:value-type="float" office:value="5.53321953274">
                <text:p>5.53321953274</text:p>
              </table:table-cell>
            </table:table-row>
            <table:table-row>
              <table:table-cell office:value-type="string">
                <text:p>2_8_0.2_0.25</text:p>
              </table:table-cell>
              <table:table-cell office:value-type="float" office:value="0.854695822831">
                <text:p>0.854695822831</text:p>
              </table:table-cell>
              <table:table-cell office:value-type="float" office:value="5.43052882514">
                <text:p>5.43052882514</text:p>
              </table:table-cell>
            </table:table-row>
            <table:table-row>
              <table:table-cell office:value-type="string">
                <text:p>2_8_0.25_0.05</text:p>
              </table:table-cell>
              <table:table-cell office:value-type="float" office:value="0.903543721461">
                <text:p>0.903543721461</text:p>
              </table:table-cell>
              <table:table-cell office:value-type="float" office:value="5.73845948694">
                <text:p>5.73845948694</text:p>
              </table:table-cell>
            </table:table-row>
            <table:table-row>
              <table:table-cell office:value-type="string">
                <text:p>2_8_0.25_0.1</text:p>
              </table:table-cell>
              <table:table-cell office:value-type="float" office:value="0.887321339726">
                <text:p>0.887321339726</text:p>
              </table:table-cell>
              <table:table-cell office:value-type="float" office:value="5.63408793994">
                <text:p>5.63408793994</text:p>
              </table:table-cell>
            </table:table-row>
            <table:table-row>
              <table:table-cell office:value-type="string">
                <text:p>2_8_0.25_0.15</text:p>
              </table:table-cell>
              <table:table-cell office:value-type="float" office:value="0.8712565379">
                <text:p>0.8712565379</text:p>
              </table:table-cell>
              <table:table-cell office:value-type="float" office:value="5.53395179786">
                <text:p>5.53395179786</text:p>
              </table:table-cell>
            </table:table-row>
            <table:table-row>
              <table:table-cell office:value-type="string">
                <text:p>2_8_0.25_0.2</text:p>
              </table:table-cell>
              <table:table-cell office:value-type="float" office:value="0.854563111416">
                <text:p>0.854563111416</text:p>
              </table:table-cell>
              <table:table-cell office:value-type="float" office:value="5.42771843124">
                <text:p>5.42771843124</text:p>
              </table:table-cell>
            </table:table-row>
            <table:table-row>
              <table:table-cell office:value-type="string">
                <text:p>2_8_0.25_0.25</text:p>
              </table:table-cell>
              <table:table-cell office:value-type="float" office:value="0.838100481279">
                <text:p>0.838100481279</text:p>
              </table:table-cell>
              <table:table-cell office:value-type="float" office:value="5.32415080508">
                <text:p>5.32415080508</text:p>
              </table:table-cell>
            </table:table-row>
            <table:table-row>
              <table:table-cell office:value-type="string">
                <text:p>4_2_0.05_0.05</text:p>
              </table:table-cell>
              <table:table-cell office:value-type="float" office:value="0.970006592694">
                <text:p>0.970006592694</text:p>
              </table:table-cell>
              <table:table-cell office:value-type="float" office:value="3.20702240241">
                <text:p>3.20702240241</text:p>
              </table:table-cell>
            </table:table-row>
            <table:table-row>
              <table:table-cell office:value-type="string">
                <text:p>4_2_0.05_0.1</text:p>
              </table:table-cell>
              <table:table-cell office:value-type="float" office:value="0.953314949772">
                <text:p>0.953314949772</text:p>
              </table:table-cell>
              <table:table-cell office:value-type="float" office:value="3.15104688062">
                <text:p>3.15104688062</text:p>
              </table:table-cell>
            </table:table-row>
            <table:table-row>
              <table:table-cell office:value-type="string">
                <text:p>4_2_0.05_0.15</text:p>
              </table:table-cell>
              <table:table-cell office:value-type="float" office:value="0.937531403653">
                <text:p>0.937531403653</text:p>
              </table:table-cell>
              <table:table-cell office:value-type="float" office:value="3.09947286139">
                <text:p>3.09947286139</text:p>
              </table:table-cell>
            </table:table-row>
            <table:table-row>
              <table:table-cell office:value-type="string">
                <text:p>4_2_0.05_0.2</text:p>
              </table:table-cell>
              <table:table-cell office:value-type="float" office:value="0.921120290411">
                <text:p>0.921120290411</text:p>
              </table:table-cell>
              <table:table-cell office:value-type="float" office:value="3.04544739343">
                <text:p>3.04544739343</text:p>
              </table:table-cell>
            </table:table-row>
            <table:table-row>
              <table:table-cell office:value-type="string">
                <text:p>4_2_0.05_0.25</text:p>
              </table:table-cell>
              <table:table-cell office:value-type="float" office:value="0.903323307763">
                <text:p>0.903323307763</text:p>
              </table:table-cell>
              <table:table-cell office:value-type="float" office:value="2.98687380312">
                <text:p>2.98687380312</text:p>
              </table:table-cell>
            </table:table-row>
            <table:table-row>
              <table:table-cell office:value-type="string">
                <text:p>4_2_0.1_0.05</text:p>
              </table:table-cell>
              <table:table-cell office:value-type="float" office:value="0.953809579909">
                <text:p>0.953809579909</text:p>
              </table:table-cell>
              <table:table-cell office:value-type="float" office:value="3.15104571731">
                <text:p>3.15104571731</text:p>
              </table:table-cell>
            </table:table-row>
            <table:table-row>
              <table:table-cell office:value-type="string">
                <text:p>4_2_0.1_0.1</text:p>
              </table:table-cell>
              <table:table-cell office:value-type="float" office:value="0.936945481279">
                <text:p>0.936945481279</text:p>
              </table:table-cell>
              <table:table-cell office:value-type="float" office:value="3.09805158662">
                <text:p>3.09805158662</text:p>
              </table:table-cell>
            </table:table-row>
            <table:table-row>
              <table:table-cell office:value-type="string">
                <text:p>4_2_0.1_0.15</text:p>
              </table:table-cell>
              <table:table-cell office:value-type="float" office:value="0.920571879452">
                <text:p>0.920571879452</text:p>
              </table:table-cell>
              <table:table-cell office:value-type="float" office:value="3.04384544055">
                <text:p>3.04384544055</text:p>
              </table:table-cell>
            </table:table-row>
            <table:table-row>
              <table:table-cell office:value-type="string">
                <text:p>4_2_0.1_0.2</text:p>
              </table:table-cell>
              <table:table-cell office:value-type="float" office:value="0.904171399087">
                <text:p>0.904171399087</text:p>
              </table:table-cell>
              <table:table-cell office:value-type="float" office:value="2.98958797428">
                <text:p>2.98958797428</text:p>
              </table:table-cell>
            </table:table-row>
            <table:table-row>
              <table:table-cell office:value-type="string">
                <text:p>4_2_0.1_0.25</text:p>
              </table:table-cell>
              <table:table-cell office:value-type="float" office:value="0.888203500457">
                <text:p>0.888203500457</text:p>
              </table:table-cell>
              <table:table-cell office:value-type="float" office:value="2.93724427401">
                <text:p>2.93724427401</text:p>
              </table:table-cell>
            </table:table-row>
            <table:table-row>
              <table:table-cell office:value-type="string">
                <text:p>4_2_0.15_0.05</text:p>
              </table:table-cell>
              <table:table-cell office:value-type="float" office:value="0.937365045662">
                <text:p>0.937365045662</text:p>
              </table:table-cell>
              <table:table-cell office:value-type="float" office:value="3.09881193956">
                <text:p>3.09881193956</text:p>
              </table:table-cell>
            </table:table-row>
            <table:table-row>
              <table:table-cell office:value-type="string">
                <text:p>4_2_0.15_0.1</text:p>
              </table:table-cell>
              <table:table-cell office:value-type="float" office:value="0.920148414612">
                <text:p>0.920148414612</text:p>
              </table:table-cell>
              <table:table-cell office:value-type="float" office:value="3.04242717267">
                <text:p>3.04242717267</text:p>
              </table:table-cell>
            </table:table-row>
            <table:table-row>
              <table:table-cell office:value-type="string">
                <text:p>4_2_0.15_0.15</text:p>
              </table:table-cell>
              <table:table-cell office:value-type="float" office:value="0.904755834703">
                <text:p>0.904755834703</text:p>
              </table:table-cell>
              <table:table-cell office:value-type="float" office:value="2.99085764013">
                <text:p>2.99085764013</text:p>
              </table:table-cell>
            </table:table-row>
            <table:table-row>
              <table:table-cell office:value-type="string">
                <text:p>4_2_0.15_0.2</text:p>
              </table:table-cell>
              <table:table-cell office:value-type="float" office:value="0.887958431963">
                <text:p>0.887958431963</text:p>
              </table:table-cell>
              <table:table-cell office:value-type="float" office:value="2.93642815838">
                <text:p>2.93642815838</text:p>
              </table:table-cell>
            </table:table-row>
            <table:table-row>
              <table:table-cell office:value-type="string">
                <text:p>4_2_0.15_0.25</text:p>
              </table:table-cell>
              <table:table-cell office:value-type="float" office:value="0.870696728767">
                <text:p>0.870696728767</text:p>
              </table:table-cell>
              <table:table-cell office:value-type="float" office:value="2.87943181755">
                <text:p>2.87943181755</text:p>
              </table:table-cell>
            </table:table-row>
            <table:table-row>
              <table:table-cell office:value-type="string">
                <text:p>4_2_0.2_0.05</text:p>
              </table:table-cell>
              <table:table-cell office:value-type="float" office:value="0.921042421918">
                <text:p>0.921042421918</text:p>
              </table:table-cell>
              <table:table-cell office:value-type="float" office:value="3.04652581928">
                <text:p>3.04652581928</text:p>
              </table:table-cell>
            </table:table-row>
            <table:table-row>
              <table:table-cell office:value-type="string">
                <text:p>4_2_0.2_0.1</text:p>
              </table:table-cell>
              <table:table-cell office:value-type="float" office:value="0.904527311416">
                <text:p>0.904527311416</text:p>
              </table:table-cell>
              <table:table-cell office:value-type="float" office:value="2.99164620707">
                <text:p>2.99164620707</text:p>
              </table:table-cell>
            </table:table-row>
            <table:table-row>
              <table:table-cell office:value-type="string">
                <text:p>4_2_0.2_0.15</text:p>
              </table:table-cell>
              <table:table-cell office:value-type="float" office:value="0.887824828311">
                <text:p>0.887824828311</text:p>
              </table:table-cell>
              <table:table-cell office:value-type="float" office:value="2.934475569">
                <text:p>2.934475569</text:p>
              </table:table-cell>
            </table:table-row>
            <table:table-row>
              <table:table-cell office:value-type="string">
                <text:p>4_2_0.2_0.2</text:p>
              </table:table-cell>
              <table:table-cell office:value-type="float" office:value="0.871005223744">
                <text:p>0.871005223744</text:p>
              </table:table-cell>
              <table:table-cell office:value-type="float" office:value="2.87946801869">
                <text:p>2.87946801869</text:p>
              </table:table-cell>
            </table:table-row>
            <table:table-row>
              <table:table-cell office:value-type="string">
                <text:p>4_2_0.2_0.25</text:p>
              </table:table-cell>
              <table:table-cell office:value-type="float" office:value="0.854442114155">
                <text:p>0.854442114155</text:p>
              </table:table-cell>
              <table:table-cell office:value-type="float" office:value="2.82467511925">
                <text:p>2.82467511925</text:p>
              </table:table-cell>
            </table:table-row>
            <table:table-row>
              <table:table-cell office:value-type="string">
                <text:p>4_2_0.25_0.05</text:p>
              </table:table-cell>
              <table:table-cell office:value-type="float" office:value="0.903435005479">
                <text:p>0.903435005479</text:p>
              </table:table-cell>
              <table:table-cell office:value-type="float" office:value="2.98588758574">
                <text:p>2.98588758574</text:p>
              </table:table-cell>
            </table:table-row>
            <table:table-row>
              <table:table-cell office:value-type="string">
                <text:p>4_2_0.25_0.1</text:p>
              </table:table-cell>
              <table:table-cell office:value-type="float" office:value="0.886941480365">
                <text:p>0.886941480365</text:p>
              </table:table-cell>
              <table:table-cell office:value-type="float" office:value="2.93224475103">
                <text:p>2.93224475103</text:p>
              </table:table-cell>
            </table:table-row>
            <table:table-row>
              <table:table-cell office:value-type="string">
                <text:p>4_2_0.25_0.15</text:p>
              </table:table-cell>
              <table:table-cell office:value-type="float" office:value="0.8712318621">
                <text:p>0.8712318621</text:p>
              </table:table-cell>
              <table:table-cell office:value-type="float" office:value="2.87926837979">
                <text:p>2.87926837979</text:p>
              </table:table-cell>
            </table:table-row>
            <table:table-row>
              <table:table-cell office:value-type="string">
                <text:p>4_2_0.25_0.2</text:p>
              </table:table-cell>
              <table:table-cell office:value-type="float" office:value="0.854857071233">
                <text:p>0.854857071233</text:p>
              </table:table-cell>
              <table:table-cell office:value-type="float" office:value="2.82529076551">
                <text:p>2.82529076551</text:p>
              </table:table-cell>
            </table:table-row>
            <table:table-row>
              <table:table-cell office:value-type="string">
                <text:p>4_2_0.25_0.25</text:p>
              </table:table-cell>
              <table:table-cell office:value-type="float" office:value="0.837487858447">
                <text:p>0.837487858447</text:p>
              </table:table-cell>
              <table:table-cell office:value-type="float" office:value="2.76790883256">
                <text:p>2.76790883256</text:p>
              </table:table-cell>
            </table:table-row>
            <table:table-row>
              <table:table-cell office:value-type="string">
                <text:p>4_4_0.05_0.05</text:p>
              </table:table-cell>
              <table:table-cell office:value-type="float" office:value="0.968861444749">
                <text:p>0.968861444749</text:p>
              </table:table-cell>
              <table:table-cell office:value-type="float" office:value="4.38841912977">
                <text:p>4.38841912977</text:p>
              </table:table-cell>
            </table:table-row>
            <table:table-row>
              <table:table-cell office:value-type="string">
                <text:p>4_4_0.05_0.1</text:p>
              </table:table-cell>
              <table:table-cell office:value-type="float" office:value="0.952342013699">
                <text:p>0.952342013699</text:p>
              </table:table-cell>
              <table:table-cell office:value-type="float" office:value="4.31224394901">
                <text:p>4.31224394901</text:p>
              </table:table-cell>
            </table:table-row>
            <table:table-row>
              <table:table-cell office:value-type="string">
                <text:p>4_4_0.05_0.15</text:p>
              </table:table-cell>
              <table:table-cell office:value-type="float" office:value="0.936340096804">
                <text:p>0.936340096804</text:p>
              </table:table-cell>
              <table:table-cell office:value-type="float" office:value="4.24206965068">
                <text:p>4.24206965068</text:p>
              </table:table-cell>
            </table:table-row>
            <table:table-row>
              <table:table-cell office:value-type="string">
                <text:p>4_4_0.05_0.2</text:p>
              </table:table-cell>
              <table:table-cell office:value-type="float" office:value="0.919587799087">
                <text:p>0.919587799087</text:p>
              </table:table-cell>
              <table:table-cell office:value-type="float" office:value="4.16508665198">
                <text:p>4.16508665198</text:p>
              </table:table-cell>
            </table:table-row>
            <table:table-row>
              <table:table-cell office:value-type="string">
                <text:p>4_4_0.05_0.25</text:p>
              </table:table-cell>
              <table:table-cell office:value-type="float" office:value="0.903066210046">
                <text:p>0.903066210046</text:p>
              </table:table-cell>
              <table:table-cell office:value-type="float" office:value="4.09523027153">
                <text:p>4.09523027153</text:p>
              </table:table-cell>
            </table:table-row>
            <table:table-row>
              <table:table-cell office:value-type="string">
                <text:p>4_4_0.1_0.05</text:p>
              </table:table-cell>
              <table:table-cell office:value-type="float" office:value="0.952062326027">
                <text:p>0.952062326027</text:p>
              </table:table-cell>
              <table:table-cell office:value-type="float" office:value="4.3119153837">
                <text:p>4.3119153837</text:p>
              </table:table-cell>
            </table:table-row>
            <table:table-row>
              <table:table-cell office:value-type="string">
                <text:p>4_4_0.1_0.1</text:p>
              </table:table-cell>
              <table:table-cell office:value-type="float" office:value="0.936532028311">
                <text:p>0.936532028311</text:p>
              </table:table-cell>
              <table:table-cell office:value-type="float" office:value="4.24144892585">
                <text:p>4.24144892585</text:p>
              </table:table-cell>
            </table:table-row>
            <table:table-row>
              <table:table-cell office:value-type="string">
                <text:p>4_4_0.1_0.15</text:p>
              </table:table-cell>
              <table:table-cell office:value-type="float" office:value="0.919143292237">
                <text:p>0.919143292237</text:p>
              </table:table-cell>
              <table:table-cell office:value-type="float" office:value="4.16393473228">
                <text:p>4.16393473228</text:p>
              </table:table-cell>
            </table:table-row>
            <table:table-row>
              <table:table-cell office:value-type="string">
                <text:p>4_4_0.1_0.2</text:p>
              </table:table-cell>
              <table:table-cell office:value-type="float" office:value="0.90373970137">
                <text:p>0.90373970137</text:p>
              </table:table-cell>
              <table:table-cell office:value-type="float" office:value="4.09334733787">
                <text:p>4.09334733787</text:p>
              </table:table-cell>
            </table:table-row>
            <table:table-row>
              <table:table-cell office:value-type="string">
                <text:p>4_4_0.1_0.25</text:p>
              </table:table-cell>
              <table:table-cell office:value-type="float" office:value="0.886626130594">
                <text:p>0.886626130594</text:p>
              </table:table-cell>
              <table:table-cell office:value-type="float" office:value="4.01436354042">
                <text:p>4.01436354042</text:p>
              </table:table-cell>
            </table:table-row>
            <table:table-row>
              <table:table-cell office:value-type="string">
                <text:p>4_4_0.15_0.05</text:p>
              </table:table-cell>
              <table:table-cell office:value-type="float" office:value="0.936666453881">
                <text:p>0.936666453881</text:p>
              </table:table-cell>
              <table:table-cell office:value-type="float" office:value="4.24060940386">
                <text:p>4.24060940386</text:p>
              </table:table-cell>
            </table:table-row>
            <table:table-row>
              <table:table-cell office:value-type="string">
                <text:p>4_4_0.15_0.1</text:p>
              </table:table-cell>
              <table:table-cell office:value-type="float" office:value="0.919694305023">
                <text:p>0.919694305023</text:p>
              </table:table-cell>
              <table:table-cell office:value-type="float" office:value="4.16789049558">
                <text:p>4.16789049558</text:p>
              </table:table-cell>
            </table:table-row>
            <table:table-row>
              <table:table-cell office:value-type="string">
                <text:p>4_4_0.15_0.15</text:p>
              </table:table-cell>
              <table:table-cell office:value-type="float" office:value="0.9036966621">
                <text:p>0.9036966621</text:p>
              </table:table-cell>
              <table:table-cell office:value-type="float" office:value="4.09463524898">
                <text:p>4.09463524898</text:p>
              </table:table-cell>
            </table:table-row>
            <table:table-row>
              <table:table-cell office:value-type="string">
                <text:p>4_4_0.15_0.2</text:p>
              </table:table-cell>
              <table:table-cell office:value-type="float" office:value="0.887378502283">
                <text:p>0.887378502283</text:p>
              </table:table-cell>
              <table:table-cell office:value-type="float" office:value="4.02077479372">
                <text:p>4.02077479372</text:p>
              </table:table-cell>
            </table:table-row>
            <table:table-row>
              <table:table-cell office:value-type="string">
                <text:p>4_4_0.15_0.25</text:p>
              </table:table-cell>
              <table:table-cell office:value-type="float" office:value="0.87111260274">
                <text:p>0.87111260274</text:p>
              </table:table-cell>
              <table:table-cell office:value-type="float" office:value="3.9433205306">
                <text:p>3.9433205306</text:p>
              </table:table-cell>
            </table:table-row>
            <table:table-row>
              <table:table-cell office:value-type="string">
                <text:p>4_4_0.2_0.05</text:p>
              </table:table-cell>
              <table:table-cell office:value-type="float" office:value="0.920109408219">
                <text:p>0.920109408219</text:p>
              </table:table-cell>
              <table:table-cell office:value-type="float" office:value="4.16602088033">
                <text:p>4.16602088033</text:p>
              </table:table-cell>
            </table:table-row>
            <table:table-row>
              <table:table-cell office:value-type="string">
                <text:p>4_4_0.2_0.1</text:p>
              </table:table-cell>
              <table:table-cell office:value-type="float" office:value="0.902952857534">
                <text:p>0.902952857534</text:p>
              </table:table-cell>
              <table:table-cell office:value-type="float" office:value="4.08723755841">
                <text:p>4.08723755841</text:p>
              </table:table-cell>
            </table:table-row>
            <table:table-row>
              <table:table-cell office:value-type="string">
                <text:p>4_4_0.2_0.15</text:p>
              </table:table-cell>
              <table:table-cell office:value-type="float" office:value="0.886429923288">
                <text:p>0.886429923288</text:p>
              </table:table-cell>
              <table:table-cell office:value-type="float" office:value="4.01249682977">
                <text:p>4.01249682977</text:p>
              </table:table-cell>
            </table:table-row>
            <table:table-row>
              <table:table-cell office:value-type="string">
                <text:p>4_4_0.2_0.2</text:p>
              </table:table-cell>
              <table:table-cell office:value-type="float" office:value="0.870673139726">
                <text:p>0.870673139726</text:p>
              </table:table-cell>
              <table:table-cell office:value-type="float" office:value="3.94037334409">
                <text:p>3.94037334409</text:p>
              </table:table-cell>
            </table:table-row>
            <table:table-row>
              <table:table-cell office:value-type="string">
                <text:p>4_4_0.2_0.25</text:p>
              </table:table-cell>
              <table:table-cell office:value-type="float" office:value="0.854616383562">
                <text:p>0.854616383562</text:p>
              </table:table-cell>
              <table:table-cell office:value-type="float" office:value="3.87055477716">
                <text:p>3.87055477716</text:p>
              </table:table-cell>
            </table:table-row>
            <table:table-row>
              <table:table-cell office:value-type="string">
                <text:p>4_4_0.25_0.05</text:p>
              </table:table-cell>
              <table:table-cell office:value-type="float" office:value="0.903304591781">
                <text:p>0.903304591781</text:p>
              </table:table-cell>
              <table:table-cell office:value-type="float" office:value="4.08829316358">
                <text:p>4.08829316358</text:p>
              </table:table-cell>
            </table:table-row>
            <table:table-row>
              <table:table-cell office:value-type="string">
                <text:p>4_4_0.25_0.1</text:p>
              </table:table-cell>
              <table:table-cell office:value-type="float" office:value="0.887214663927">
                <text:p>0.887214663927</text:p>
              </table:table-cell>
              <table:table-cell office:value-type="float" office:value="4.01821894093">
                <text:p>4.01821894093</text:p>
              </table:table-cell>
            </table:table-row>
            <table:table-row>
              <table:table-cell office:value-type="string">
                <text:p>4_4_0.25_0.15</text:p>
              </table:table-cell>
              <table:table-cell office:value-type="float" office:value="0.870752460274">
                <text:p>0.870752460274</text:p>
              </table:table-cell>
              <table:table-cell office:value-type="float" office:value="3.94363094191">
                <text:p>3.94363094191</text:p>
              </table:table-cell>
            </table:table-row>
            <table:table-row>
              <table:table-cell office:value-type="string">
                <text:p>4_4_0.25_0.2</text:p>
              </table:table-cell>
              <table:table-cell office:value-type="float" office:value="0.854346968037">
                <text:p>0.854346968037</text:p>
              </table:table-cell>
              <table:table-cell office:value-type="float" office:value="3.87028227231">
                <text:p>3.87028227231</text:p>
              </table:table-cell>
            </table:table-row>
            <table:table-row>
              <table:table-cell office:value-type="string">
                <text:p>4_4_0.25_0.25</text:p>
              </table:table-cell>
              <table:table-cell office:value-type="float" office:value="0.838211884932">
                <text:p>0.838211884932</text:p>
              </table:table-cell>
              <table:table-cell office:value-type="float" office:value="3.79543610697">
                <text:p>3.79543610697</text:p>
              </table:table-cell>
            </table:table-row>
            <table:table-row>
              <table:table-cell office:value-type="string">
                <text:p>4_6_0.05_0.05</text:p>
              </table:table-cell>
              <table:table-cell office:value-type="float" office:value="0.968077405479">
                <text:p>0.968077405479</text:p>
              </table:table-cell>
              <table:table-cell office:value-type="float" office:value="5.35542426353">
                <text:p>5.35542426353</text:p>
              </table:table-cell>
            </table:table-row>
            <table:table-row>
              <table:table-cell office:value-type="string">
                <text:p>4_6_0.05_0.1</text:p>
              </table:table-cell>
              <table:table-cell office:value-type="float" office:value="0.952203696804">
                <text:p>0.952203696804</text:p>
              </table:table-cell>
              <table:table-cell office:value-type="float" office:value="5.26397532402">
                <text:p>5.26397532402</text:p>
              </table:table-cell>
            </table:table-row>
            <table:table-row>
              <table:table-cell office:value-type="string">
                <text:p>4_6_0.05_0.15</text:p>
              </table:table-cell>
              <table:table-cell office:value-type="float" office:value="0.935150894977">
                <text:p>0.935150894977</text:p>
              </table:table-cell>
              <table:table-cell office:value-type="float" office:value="5.1714589952">
                <text:p>5.1714589952</text:p>
              </table:table-cell>
            </table:table-row>
            <table:table-row>
              <table:table-cell office:value-type="string">
                <text:p>4_6_0.05_0.2</text:p>
              </table:table-cell>
              <table:table-cell office:value-type="float" office:value="0.919711959817">
                <text:p>0.919711959817</text:p>
              </table:table-cell>
              <table:table-cell office:value-type="float" office:value="5.08714553885">
                <text:p>5.08714553885</text:p>
              </table:table-cell>
            </table:table-row>
            <table:table-row>
              <table:table-cell office:value-type="string">
                <text:p>4_6_0.05_0.25</text:p>
              </table:table-cell>
              <table:table-cell office:value-type="float" office:value="0.903097936986">
                <text:p>0.903097936986</text:p>
              </table:table-cell>
              <table:table-cell office:value-type="float" office:value="4.99597386954">
                <text:p>4.99597386954</text:p>
              </table:table-cell>
            </table:table-row>
            <table:table-row>
              <table:table-cell office:value-type="string">
                <text:p>4_6_0.1_0.05</text:p>
              </table:table-cell>
              <table:table-cell office:value-type="float" office:value="0.952394588128">
                <text:p>0.952394588128</text:p>
              </table:table-cell>
              <table:table-cell office:value-type="float" office:value="5.26542643752">
                <text:p>5.26542643752</text:p>
              </table:table-cell>
            </table:table-row>
            <table:table-row>
              <table:table-cell office:value-type="string">
                <text:p>4_6_0.1_0.1</text:p>
              </table:table-cell>
              <table:table-cell office:value-type="float" office:value="0.936252250228">
                <text:p>0.936252250228</text:p>
              </table:table-cell>
              <table:table-cell office:value-type="float" office:value="5.17781692684">
                <text:p>5.17781692684</text:p>
              </table:table-cell>
            </table:table-row>
            <table:table-row>
              <table:table-cell office:value-type="string">
                <text:p>4_6_0.1_0.15</text:p>
              </table:table-cell>
              <table:table-cell office:value-type="float" office:value="0.92003280274">
                <text:p>0.92003280274</text:p>
              </table:table-cell>
              <table:table-cell office:value-type="float" office:value="5.08836038121">
                <text:p>5.08836038121</text:p>
              </table:table-cell>
            </table:table-row>
            <table:table-row>
              <table:table-cell office:value-type="string">
                <text:p>4_6_0.1_0.2</text:p>
              </table:table-cell>
              <table:table-cell office:value-type="float" office:value="0.903713038356">
                <text:p>0.903713038356</text:p>
              </table:table-cell>
              <table:table-cell office:value-type="float" office:value="4.99808630557">
                <text:p>4.99808630557</text:p>
              </table:table-cell>
            </table:table-row>
            <table:table-row>
              <table:table-cell office:value-type="string">
                <text:p>4_6_0.1_0.25</text:p>
              </table:table-cell>
              <table:table-cell office:value-type="float" office:value="0.886428965297">
                <text:p>0.886428965297</text:p>
              </table:table-cell>
              <table:table-cell office:value-type="float" office:value="4.90255834543">
                <text:p>4.90255834543</text:p>
              </table:table-cell>
            </table:table-row>
            <table:table-row>
              <table:table-cell office:value-type="string">
                <text:p>4_6_0.15_0.05</text:p>
              </table:table-cell>
              <table:table-cell office:value-type="float" office:value="0.935828756164">
                <text:p>0.935828756164</text:p>
              </table:table-cell>
              <table:table-cell office:value-type="float" office:value="5.1744368023">
                <text:p>5.1744368023</text:p>
              </table:table-cell>
            </table:table-row>
            <table:table-row>
              <table:table-cell office:value-type="string">
                <text:p>4_6_0.15_0.1</text:p>
              </table:table-cell>
              <table:table-cell office:value-type="float" office:value="0.91910659726">
                <text:p>0.91910659726</text:p>
              </table:table-cell>
              <table:table-cell office:value-type="float" office:value="5.0838386035">
                <text:p>5.0838386035</text:p>
              </table:table-cell>
            </table:table-row>
            <table:table-row>
              <table:table-cell office:value-type="string">
                <text:p>4_6_0.15_0.15</text:p>
              </table:table-cell>
              <table:table-cell office:value-type="float" office:value="0.902861230137">
                <text:p>0.902861230137</text:p>
              </table:table-cell>
              <table:table-cell office:value-type="float" office:value="4.99184662348">
                <text:p>4.99184662348</text:p>
              </table:table-cell>
            </table:table-row>
            <table:table-row>
              <table:table-cell office:value-type="string">
                <text:p>4_6_0.15_0.2</text:p>
              </table:table-cell>
              <table:table-cell office:value-type="float" office:value="0.886971113242">
                <text:p>0.886971113242</text:p>
              </table:table-cell>
              <table:table-cell office:value-type="float" office:value="4.90383826931">
                <text:p>4.90383826931</text:p>
              </table:table-cell>
            </table:table-row>
            <table:table-row>
              <table:table-cell office:value-type="string">
                <text:p>4_6_0.15_0.25</text:p>
              </table:table-cell>
              <table:table-cell office:value-type="float" office:value="0.870503009132">
                <text:p>0.870503009132</text:p>
              </table:table-cell>
              <table:table-cell office:value-type="float" office:value="4.81247854759">
                <text:p>4.81247854759</text:p>
              </table:table-cell>
            </table:table-row>
            <table:table-row>
              <table:table-cell office:value-type="string">
                <text:p>4_6_0.2_0.05</text:p>
              </table:table-cell>
              <table:table-cell office:value-type="float" office:value="0.919190765297">
                <text:p>0.919190765297</text:p>
              </table:table-cell>
              <table:table-cell office:value-type="float" office:value="5.08353300306">
                <text:p>5.08353300306</text:p>
              </table:table-cell>
            </table:table-row>
            <table:table-row>
              <table:table-cell office:value-type="string">
                <text:p>4_6_0.2_0.1</text:p>
              </table:table-cell>
              <table:table-cell office:value-type="float" office:value="0.903823007306">
                <text:p>0.903823007306</text:p>
              </table:table-cell>
              <table:table-cell office:value-type="float" office:value="4.99966797145">
                <text:p>4.99966797145</text:p>
              </table:table-cell>
            </table:table-row>
            <table:table-row>
              <table:table-cell office:value-type="string">
                <text:p>4_6_0.2_0.15</text:p>
              </table:table-cell>
              <table:table-cell office:value-type="float" office:value="0.887732441096">
                <text:p>0.887732441096</text:p>
              </table:table-cell>
              <table:table-cell office:value-type="float" office:value="4.90985507131">
                <text:p>4.90985507131</text:p>
              </table:table-cell>
            </table:table-row>
            <table:table-row>
              <table:table-cell office:value-type="string">
                <text:p>4_6_0.2_0.2</text:p>
              </table:table-cell>
              <table:table-cell office:value-type="float" office:value="0.870049396347">
                <text:p>0.870049396347</text:p>
              </table:table-cell>
              <table:table-cell office:value-type="float" office:value="4.81206284834">
                <text:p>4.81206284834</text:p>
              </table:table-cell>
            </table:table-row>
            <table:table-row>
              <table:table-cell office:value-type="string">
                <text:p>4_6_0.2_0.25</text:p>
              </table:table-cell>
              <table:table-cell office:value-type="float" office:value="0.854043830137">
                <text:p>0.854043830137</text:p>
              </table:table-cell>
              <table:table-cell office:value-type="float" office:value="4.72462367049">
                <text:p>4.72462367049</text:p>
              </table:table-cell>
            </table:table-row>
            <table:table-row>
              <table:table-cell office:value-type="string">
                <text:p>4_6_0.25_0.05</text:p>
              </table:table-cell>
              <table:table-cell office:value-type="float" office:value="0.903124994521">
                <text:p>0.903124994521</text:p>
              </table:table-cell>
              <table:table-cell office:value-type="float" office:value="4.99791648466">
                <text:p>4.99791648466</text:p>
              </table:table-cell>
            </table:table-row>
            <table:table-row>
              <table:table-cell office:value-type="string">
                <text:p>4_6_0.25_0.1</text:p>
              </table:table-cell>
              <table:table-cell office:value-type="float" office:value="0.887289767123">
                <text:p>0.887289767123</text:p>
              </table:table-cell>
              <table:table-cell office:value-type="float" office:value="4.9090401007">
                <text:p>4.9090401007</text:p>
              </table:table-cell>
            </table:table-row>
            <table:table-row>
              <table:table-cell office:value-type="string">
                <text:p>4_6_0.25_0.15</text:p>
              </table:table-cell>
              <table:table-cell office:value-type="float" office:value="0.870508404566">
                <text:p>0.870508404566</text:p>
              </table:table-cell>
              <table:table-cell office:value-type="float" office:value="4.81412393428">
                <text:p>4.81412393428</text:p>
              </table:table-cell>
            </table:table-row>
            <table:table-row>
              <table:table-cell office:value-type="string">
                <text:p>4_6_0.25_0.2</text:p>
              </table:table-cell>
              <table:table-cell office:value-type="float" office:value="0.853767975342">
                <text:p>0.853767975342</text:p>
              </table:table-cell>
              <table:table-cell office:value-type="float" office:value="4.72153651435">
                <text:p>4.72153651435</text:p>
              </table:table-cell>
            </table:table-row>
            <table:table-row>
              <table:table-cell office:value-type="string">
                <text:p>4_6_0.25_0.25</text:p>
              </table:table-cell>
              <table:table-cell office:value-type="float" office:value="0.838524066667">
                <text:p>0.838524066667</text:p>
              </table:table-cell>
              <table:table-cell office:value-type="float" office:value="4.63840446535">
                <text:p>4.63840446535</text:p>
              </table:table-cell>
            </table:table-row>
            <table:table-row>
              <table:table-cell office:value-type="string">
                <text:p>4_8_0.05_0.05</text:p>
              </table:table-cell>
              <table:table-cell office:value-type="float" office:value="0.968113237443">
                <text:p>0.968113237443</text:p>
              </table:table-cell>
              <table:table-cell office:value-type="float" office:value="6.15092770501">
                <text:p>6.15092770501</text:p>
              </table:table-cell>
            </table:table-row>
            <table:table-row>
              <table:table-cell office:value-type="string">
                <text:p>4_8_0.05_0.1</text:p>
              </table:table-cell>
              <table:table-cell office:value-type="float" office:value="0.95203427032">
                <text:p>0.95203427032</text:p>
              </table:table-cell>
              <table:table-cell office:value-type="float" office:value="6.04702009454">
                <text:p>6.04702009454</text:p>
              </table:table-cell>
            </table:table-row>
            <table:table-row>
              <table:table-cell office:value-type="string">
                <text:p>4_8_0.05_0.15</text:p>
              </table:table-cell>
              <table:table-cell office:value-type="float" office:value="0.935471293151">
                <text:p>0.935471293151</text:p>
              </table:table-cell>
              <table:table-cell office:value-type="float" office:value="5.94093604657">
                <text:p>5.94093604657</text:p>
              </table:table-cell>
            </table:table-row>
            <table:table-row>
              <table:table-cell office:value-type="string">
                <text:p>4_8_0.05_0.2</text:p>
              </table:table-cell>
              <table:table-cell office:value-type="float" office:value="0.919205686758">
                <text:p>0.919205686758</text:p>
              </table:table-cell>
              <table:table-cell office:value-type="float" office:value="5.83816955939">
                <text:p>5.83816955939</text:p>
              </table:table-cell>
            </table:table-row>
            <table:table-row>
              <table:table-cell office:value-type="string">
                <text:p>4_8_0.05_0.25</text:p>
              </table:table-cell>
              <table:table-cell office:value-type="float" office:value="0.90334332968">
                <text:p>0.90334332968</text:p>
              </table:table-cell>
              <table:table-cell office:value-type="float" office:value="5.73942650772">
                <text:p>5.73942650772</text:p>
              </table:table-cell>
            </table:table-row>
            <table:table-row>
              <table:table-cell office:value-type="string">
                <text:p>4_8_0.1_0.05</text:p>
              </table:table-cell>
              <table:table-cell office:value-type="float" office:value="0.952464808219">
                <text:p>0.952464808219</text:p>
              </table:table-cell>
              <table:table-cell office:value-type="float" office:value="6.04931620373">
                <text:p>6.04931620373</text:p>
              </table:table-cell>
            </table:table-row>
            <table:table-row>
              <table:table-cell office:value-type="string">
                <text:p>4_8_0.1_0.1</text:p>
              </table:table-cell>
              <table:table-cell office:value-type="float" office:value="0.936255884932">
                <text:p>0.936255884932</text:p>
              </table:table-cell>
              <table:table-cell office:value-type="float" office:value="5.94416825515">
                <text:p>5.94416825515</text:p>
              </table:table-cell>
            </table:table-row>
            <table:table-row>
              <table:table-cell office:value-type="string">
                <text:p>4_8_0.1_0.15</text:p>
              </table:table-cell>
              <table:table-cell office:value-type="float" office:value="0.919827182648">
                <text:p>0.919827182648</text:p>
              </table:table-cell>
              <table:table-cell office:value-type="float" office:value="5.84423266025">
                <text:p>5.84423266025</text:p>
              </table:table-cell>
            </table:table-row>
            <table:table-row>
              <table:table-cell office:value-type="string">
                <text:p>4_8_0.1_0.2</text:p>
              </table:table-cell>
              <table:table-cell office:value-type="float" office:value="0.903362852968">
                <text:p>0.903362852968</text:p>
              </table:table-cell>
              <table:table-cell office:value-type="float" office:value="5.73585096185">
                <text:p>5.73585096185</text:p>
              </table:table-cell>
            </table:table-row>
            <table:table-row>
              <table:table-cell office:value-type="string">
                <text:p>4_8_0.1_0.25</text:p>
              </table:table-cell>
              <table:table-cell office:value-type="float" office:value="0.887321604566">
                <text:p>0.887321604566</text:p>
              </table:table-cell>
              <table:table-cell office:value-type="float" office:value="5.6369305748">
                <text:p>5.6369305748</text:p>
              </table:table-cell>
            </table:table-row>
            <table:table-row>
              <table:table-cell office:value-type="string">
                <text:p>4_8_0.15_0.05</text:p>
              </table:table-cell>
              <table:table-cell office:value-type="float" office:value="0.935733322374">
                <text:p>0.935733322374</text:p>
              </table:table-cell>
              <table:table-cell office:value-type="float" office:value="5.9425995652">
                <text:p>5.9425995652</text:p>
              </table:table-cell>
            </table:table-row>
            <table:table-row>
              <table:table-cell office:value-type="string">
                <text:p>4_8_0.15_0.1</text:p>
              </table:table-cell>
              <table:table-cell office:value-type="float" office:value="0.920091457534">
                <text:p>0.920091457534</text:p>
              </table:table-cell>
              <table:table-cell office:value-type="float" office:value="5.84758371391">
                <text:p>5.84758371391</text:p>
              </table:table-cell>
            </table:table-row>
            <table:table-row>
              <table:table-cell office:value-type="string">
                <text:p>4_8_0.15_0.15</text:p>
              </table:table-cell>
              <table:table-cell office:value-type="float" office:value="0.903863936986">
                <text:p>0.903863936986</text:p>
              </table:table-cell>
              <table:table-cell office:value-type="float" office:value="5.74014373611">
                <text:p>5.74014373611</text:p>
              </table:table-cell>
            </table:table-row>
            <table:table-row>
              <table:table-cell office:value-type="string">
                <text:p>4_8_0.15_0.2</text:p>
              </table:table-cell>
              <table:table-cell office:value-type="float" office:value="0.887442677626">
                <text:p>0.887442677626</text:p>
              </table:table-cell>
              <table:table-cell office:value-type="float" office:value="5.63582897281">
                <text:p>5.63582897281</text:p>
              </table:table-cell>
            </table:table-row>
            <table:table-row>
              <table:table-cell office:value-type="string">
                <text:p>4_8_0.15_0.25</text:p>
              </table:table-cell>
              <table:table-cell office:value-type="float" office:value="0.87083350137">
                <text:p>0.87083350137</text:p>
              </table:table-cell>
              <table:table-cell office:value-type="float" office:value="5.52797530769">
                <text:p>5.52797530769</text:p>
              </table:table-cell>
            </table:table-row>
            <table:table-row>
              <table:table-cell office:value-type="string">
                <text:p>4_8_0.2_0.05</text:p>
              </table:table-cell>
              <table:table-cell office:value-type="float" office:value="0.919537100457">
                <text:p>0.919537100457</text:p>
              </table:table-cell>
              <table:table-cell office:value-type="float" office:value="5.84421977914">
                <text:p>5.84421977914</text:p>
              </table:table-cell>
            </table:table-row>
            <table:table-row>
              <table:table-cell office:value-type="string">
                <text:p>4_8_0.2_0.1</text:p>
              </table:table-cell>
              <table:table-cell office:value-type="float" office:value="0.903224151598">
                <text:p>0.903224151598</text:p>
              </table:table-cell>
              <table:table-cell office:value-type="float" office:value="5.74116495833">
                <text:p>5.74116495833</text:p>
              </table:table-cell>
            </table:table-row>
            <table:table-row>
              <table:table-cell office:value-type="string">
                <text:p>4_8_0.2_0.15</text:p>
              </table:table-cell>
              <table:table-cell office:value-type="float" office:value="0.887612944292">
                <text:p>0.887612944292</text:p>
              </table:table-cell>
              <table:table-cell office:value-type="float" office:value="5.64059787579">
                <text:p>5.64059787579</text:p>
              </table:table-cell>
            </table:table-row>
            <table:table-row>
              <table:table-cell office:value-type="string">
                <text:p>4_8_0.2_0.2</text:p>
              </table:table-cell>
              <table:table-cell office:value-type="float" office:value="0.871179228311">
                <text:p>0.871179228311</text:p>
              </table:table-cell>
              <table:table-cell office:value-type="float" office:value="5.53623488816">
                <text:p>5.53623488816</text:p>
              </table:table-cell>
            </table:table-row>
            <table:table-row>
              <table:table-cell office:value-type="string">
                <text:p>4_8_0.2_0.25</text:p>
              </table:table-cell>
              <table:table-cell office:value-type="float" office:value="0.854400223744">
                <text:p>0.854400223744</text:p>
              </table:table-cell>
              <table:table-cell office:value-type="float" office:value="5.42845708787">
                <text:p>5.42845708787</text:p>
              </table:table-cell>
            </table:table-row>
            <table:table-row>
              <table:table-cell office:value-type="string">
                <text:p>4_8_0.25_0.05</text:p>
              </table:table-cell>
              <table:table-cell office:value-type="float" office:value="0.903497431963">
                <text:p>0.903497431963</text:p>
              </table:table-cell>
              <table:table-cell office:value-type="float" office:value="5.74592786372">
                <text:p>5.74592786372</text:p>
              </table:table-cell>
            </table:table-row>
            <table:table-row>
              <table:table-cell office:value-type="string">
                <text:p>4_8_0.25_0.1</text:p>
              </table:table-cell>
              <table:table-cell office:value-type="float" office:value="0.887063438356">
                <text:p>0.887063438356</text:p>
              </table:table-cell>
              <table:table-cell office:value-type="float" office:value="5.63802999703">
                <text:p>5.63802999703</text:p>
              </table:table-cell>
            </table:table-row>
            <table:table-row>
              <table:table-cell office:value-type="string">
                <text:p>4_8_0.25_0.15</text:p>
              </table:table-cell>
              <table:table-cell office:value-type="float" office:value="0.870448439269">
                <text:p>0.870448439269</text:p>
              </table:table-cell>
              <table:table-cell office:value-type="float" office:value="5.52752715959">
                <text:p>5.52752715959</text:p>
              </table:table-cell>
            </table:table-row>
            <table:table-row>
              <table:table-cell office:value-type="string">
                <text:p>4_8_0.25_0.2</text:p>
              </table:table-cell>
              <table:table-cell office:value-type="float" office:value="0.853690282192">
                <text:p>0.853690282192</text:p>
              </table:table-cell>
              <table:table-cell office:value-type="float" office:value="5.42713221813">
                <text:p>5.42713221813</text:p>
              </table:table-cell>
            </table:table-row>
            <table:table-row>
              <table:table-cell office:value-type="string">
                <text:p>4_8_0.25_0.25</text:p>
              </table:table-cell>
              <table:table-cell office:value-type="float" office:value="0.836772734247">
                <text:p>0.836772734247</text:p>
              </table:table-cell>
              <table:table-cell office:value-type="float" office:value="5.31685882581">
                <text:p>5.31685882581</text:p>
              </table:table-cell>
            </table:table-row>
            <table:table-row>
              <table:table-cell office:value-type="string">
                <text:p>6_2_0.05_0.05</text:p>
              </table:table-cell>
              <table:table-cell office:value-type="float" office:value="0.969516012785">
                <text:p>0.969516012785</text:p>
              </table:table-cell>
              <table:table-cell office:value-type="float" office:value="3.20782992331">
                <text:p>3.20782992331</text:p>
              </table:table-cell>
            </table:table-row>
            <table:table-row>
              <table:table-cell office:value-type="string">
                <text:p>6_2_0.05_0.1</text:p>
              </table:table-cell>
              <table:table-cell office:value-type="float" office:value="0.953517147945">
                <text:p>0.953517147945</text:p>
              </table:table-cell>
              <table:table-cell office:value-type="float" office:value="3.15378359681">
                <text:p>3.15378359681</text:p>
              </table:table-cell>
            </table:table-row>
            <table:table-row>
              <table:table-cell office:value-type="string">
                <text:p>6_2_0.05_0.15</text:p>
              </table:table-cell>
              <table:table-cell office:value-type="float" office:value="0.936256273059">
                <text:p>0.936256273059</text:p>
              </table:table-cell>
              <table:table-cell office:value-type="float" office:value="3.09776430058">
                <text:p>3.09776430058</text:p>
              </table:table-cell>
            </table:table-row>
            <table:table-row>
              <table:table-cell office:value-type="string">
                <text:p>6_2_0.05_0.2</text:p>
              </table:table-cell>
              <table:table-cell office:value-type="float" office:value="0.921079022831">
                <text:p>0.921079022831</text:p>
              </table:table-cell>
              <table:table-cell office:value-type="float" office:value="3.04470939782">
                <text:p>3.04470939782</text:p>
              </table:table-cell>
            </table:table-row>
            <table:table-row>
              <table:table-cell office:value-type="string">
                <text:p>6_2_0.05_0.25</text:p>
              </table:table-cell>
              <table:table-cell office:value-type="float" office:value="0.903771359817">
                <text:p>0.903771359817</text:p>
              </table:table-cell>
              <table:table-cell office:value-type="float" office:value="2.98686996126">
                <text:p>2.98686996126</text:p>
              </table:table-cell>
            </table:table-row>
            <table:table-row>
              <table:table-cell office:value-type="string">
                <text:p>6_2_0.1_0.05</text:p>
              </table:table-cell>
              <table:table-cell office:value-type="float" office:value="0.953045649315">
                <text:p>0.953045649315</text:p>
              </table:table-cell>
              <table:table-cell office:value-type="float" office:value="3.14921114563">
                <text:p>3.14921114563</text:p>
              </table:table-cell>
            </table:table-row>
            <table:table-row>
              <table:table-cell office:value-type="string">
                <text:p>6_2_0.1_0.1</text:p>
              </table:table-cell>
              <table:table-cell office:value-type="float" office:value="0.936793191781">
                <text:p>0.936793191781</text:p>
              </table:table-cell>
              <table:table-cell office:value-type="float" office:value="3.09569562839">
                <text:p>3.09569562839</text:p>
              </table:table-cell>
            </table:table-row>
            <table:table-row>
              <table:table-cell office:value-type="string">
                <text:p>6_2_0.1_0.15</text:p>
              </table:table-cell>
              <table:table-cell office:value-type="float" office:value="0.920578483105">
                <text:p>0.920578483105</text:p>
              </table:table-cell>
              <table:table-cell office:value-type="float" office:value="3.04065735491">
                <text:p>3.04065735491</text:p>
              </table:table-cell>
            </table:table-row>
            <table:table-row>
              <table:table-cell office:value-type="string">
                <text:p>6_2_0.1_0.2</text:p>
              </table:table-cell>
              <table:table-cell office:value-type="float" office:value="0.904084772603">
                <text:p>0.904084772603</text:p>
              </table:table-cell>
              <table:table-cell office:value-type="float" office:value="2.98801297427">
                <text:p>2.98801297427</text:p>
              </table:table-cell>
            </table:table-row>
            <table:table-row>
              <table:table-cell office:value-type="string">
                <text:p>6_2_0.1_0.25</text:p>
              </table:table-cell>
              <table:table-cell office:value-type="float" office:value="0.886030552511">
                <text:p>0.886030552511</text:p>
              </table:table-cell>
              <table:table-cell office:value-type="float" office:value="2.92848028734">
                <text:p>2.92848028734</text:p>
              </table:table-cell>
            </table:table-row>
            <table:table-row>
              <table:table-cell office:value-type="string">
                <text:p>6_2_0.15_0.05</text:p>
              </table:table-cell>
              <table:table-cell office:value-type="float" office:value="0.936661425571">
                <text:p>0.936661425571</text:p>
              </table:table-cell>
              <table:table-cell office:value-type="float" office:value="3.09524148731">
                <text:p>3.09524148731</text:p>
              </table:table-cell>
            </table:table-row>
            <table:table-row>
              <table:table-cell office:value-type="string">
                <text:p>6_2_0.15_0.1</text:p>
              </table:table-cell>
              <table:table-cell office:value-type="float" office:value="0.920160975342">
                <text:p>0.920160975342</text:p>
              </table:table-cell>
              <table:table-cell office:value-type="float" office:value="3.04228941726">
                <text:p>3.04228941726</text:p>
              </table:table-cell>
            </table:table-row>
            <table:table-row>
              <table:table-cell office:value-type="string">
                <text:p>6_2_0.15_0.15</text:p>
              </table:table-cell>
              <table:table-cell office:value-type="float" office:value="0.903381773516">
                <text:p>0.903381773516</text:p>
              </table:table-cell>
              <table:table-cell office:value-type="float" office:value="2.98711731704">
                <text:p>2.98711731704</text:p>
              </table:table-cell>
            </table:table-row>
            <table:table-row>
              <table:table-cell office:value-type="string">
                <text:p>6_2_0.15_0.2</text:p>
              </table:table-cell>
              <table:table-cell office:value-type="float" office:value="0.886992986301">
                <text:p>0.886992986301</text:p>
              </table:table-cell>
              <table:table-cell office:value-type="float" office:value="2.93308102062">
                <text:p>2.93308102062</text:p>
              </table:table-cell>
            </table:table-row>
            <table:table-row>
              <table:table-cell office:value-type="string">
                <text:p>6_2_0.15_0.25</text:p>
              </table:table-cell>
              <table:table-cell office:value-type="float" office:value="0.870052231963">
                <text:p>0.870052231963</text:p>
              </table:table-cell>
              <table:table-cell office:value-type="float" office:value="2.87711774107">
                <text:p>2.87711774107</text:p>
              </table:table-cell>
            </table:table-row>
            <table:table-row>
              <table:table-cell office:value-type="string">
                <text:p>6_2_0.2_0.05</text:p>
              </table:table-cell>
              <table:table-cell office:value-type="float" office:value="0.920063360731">
                <text:p>0.920063360731</text:p>
              </table:table-cell>
              <table:table-cell office:value-type="float" office:value="3.04321849049">
                <text:p>3.04321849049</text:p>
              </table:table-cell>
            </table:table-row>
            <table:table-row>
              <table:table-cell office:value-type="string">
                <text:p>6_2_0.2_0.1</text:p>
              </table:table-cell>
              <table:table-cell office:value-type="float" office:value="0.903528810046">
                <text:p>0.903528810046</text:p>
              </table:table-cell>
              <table:table-cell office:value-type="float" office:value="2.98668381838">
                <text:p>2.98668381838</text:p>
              </table:table-cell>
            </table:table-row>
            <table:table-row>
              <table:table-cell office:value-type="string">
                <text:p>6_2_0.2_0.15</text:p>
              </table:table-cell>
              <table:table-cell office:value-type="float" office:value="0.886745973516">
                <text:p>0.886745973516</text:p>
              </table:table-cell>
              <table:table-cell office:value-type="float" office:value="2.93169240902">
                <text:p>2.93169240902</text:p>
              </table:table-cell>
            </table:table-row>
            <table:table-row>
              <table:table-cell office:value-type="string">
                <text:p>6_2_0.2_0.2</text:p>
              </table:table-cell>
              <table:table-cell office:value-type="float" office:value="0.870682133333">
                <text:p>0.870682133333</text:p>
              </table:table-cell>
              <table:table-cell office:value-type="float" office:value="2.87651249353">
                <text:p>2.87651249353</text:p>
              </table:table-cell>
            </table:table-row>
            <table:table-row>
              <table:table-cell office:value-type="string">
                <text:p>6_2_0.2_0.25</text:p>
              </table:table-cell>
              <table:table-cell office:value-type="float" office:value="0.854567000913">
                <text:p>0.854567000913</text:p>
              </table:table-cell>
              <table:table-cell office:value-type="float" office:value="2.82427533801">
                <text:p>2.82427533801</text:p>
              </table:table-cell>
            </table:table-row>
            <table:table-row>
              <table:table-cell office:value-type="string">
                <text:p>6_2_0.25_0.05</text:p>
              </table:table-cell>
              <table:table-cell office:value-type="float" office:value="0.903617859361">
                <text:p>0.903617859361</text:p>
              </table:table-cell>
              <table:table-cell office:value-type="float" office:value="2.98668628952">
                <text:p>2.98668628952</text:p>
              </table:table-cell>
            </table:table-row>
            <table:table-row>
              <table:table-cell office:value-type="string">
                <text:p>6_2_0.25_0.1</text:p>
              </table:table-cell>
              <table:table-cell office:value-type="float" office:value="0.887388063927">
                <text:p>0.887388063927</text:p>
              </table:table-cell>
              <table:table-cell office:value-type="float" office:value="2.93427143629">
                <text:p>2.93427143629</text:p>
              </table:table-cell>
            </table:table-row>
            <table:table-row>
              <table:table-cell office:value-type="string">
                <text:p>6_2_0.25_0.15</text:p>
              </table:table-cell>
              <table:table-cell office:value-type="float" office:value="0.871031508676">
                <text:p>0.871031508676</text:p>
              </table:table-cell>
              <table:table-cell office:value-type="float" office:value="2.8791375873">
                <text:p>2.8791375873</text:p>
              </table:table-cell>
            </table:table-row>
            <table:table-row>
              <table:table-cell office:value-type="string">
                <text:p>6_2_0.25_0.2</text:p>
              </table:table-cell>
              <table:table-cell office:value-type="float" office:value="0.85500846758">
                <text:p>0.85500846758</text:p>
              </table:table-cell>
              <table:table-cell office:value-type="float" office:value="2.82637342672">
                <text:p>2.82637342672</text:p>
              </table:table-cell>
            </table:table-row>
            <table:table-row>
              <table:table-cell office:value-type="string">
                <text:p>6_2_0.25_0.25</text:p>
              </table:table-cell>
              <table:table-cell office:value-type="float" office:value="0.838182711416">
                <text:p>0.838182711416</text:p>
              </table:table-cell>
              <table:table-cell office:value-type="float" office:value="2.77145805916">
                <text:p>2.77145805916</text:p>
              </table:table-cell>
            </table:table-row>
            <table:table-row>
              <table:table-cell office:value-type="string">
                <text:p>6_4_0.05_0.05</text:p>
              </table:table-cell>
              <table:table-cell office:value-type="float" office:value="0.968344152511">
                <text:p>0.968344152511</text:p>
              </table:table-cell>
              <table:table-cell office:value-type="float" office:value="4.38475546408">
                <text:p>4.38475546408</text:p>
              </table:table-cell>
            </table:table-row>
            <table:table-row>
              <table:table-cell office:value-type="string">
                <text:p>6_4_0.05_0.1</text:p>
              </table:table-cell>
              <table:table-cell office:value-type="float" office:value="0.952294312329">
                <text:p>0.952294312329</text:p>
              </table:table-cell>
              <table:table-cell office:value-type="float" office:value="4.31138949494">
                <text:p>4.31138949494</text:p>
              </table:table-cell>
            </table:table-row>
            <table:table-row>
              <table:table-cell office:value-type="string">
                <text:p>6_4_0.05_0.15</text:p>
              </table:table-cell>
              <table:table-cell office:value-type="float" office:value="0.936023049315">
                <text:p>0.936023049315</text:p>
              </table:table-cell>
              <table:table-cell office:value-type="float" office:value="4.23780755365">
                <text:p>4.23780755365</text:p>
              </table:table-cell>
            </table:table-row>
            <table:table-row>
              <table:table-cell office:value-type="string">
                <text:p>6_4_0.05_0.2</text:p>
              </table:table-cell>
              <table:table-cell office:value-type="float" office:value="0.919311831963">
                <text:p>0.919311831963</text:p>
              </table:table-cell>
              <table:table-cell office:value-type="float" office:value="4.16029862433">
                <text:p>4.16029862433</text:p>
              </table:table-cell>
            </table:table-row>
            <table:table-row>
              <table:table-cell office:value-type="string">
                <text:p>6_4_0.05_0.25</text:p>
              </table:table-cell>
              <table:table-cell office:value-type="float" office:value="0.902583900457">
                <text:p>0.902583900457</text:p>
              </table:table-cell>
              <table:table-cell office:value-type="float" office:value="4.0845531136">
                <text:p>4.0845531136</text:p>
              </table:table-cell>
            </table:table-row>
            <table:table-row>
              <table:table-cell office:value-type="string">
                <text:p>6_4_0.1_0.05</text:p>
              </table:table-cell>
              <table:table-cell office:value-type="float" office:value="0.951812837443">
                <text:p>0.951812837443</text:p>
              </table:table-cell>
              <table:table-cell office:value-type="float" office:value="4.3115030026">
                <text:p>4.3115030026</text:p>
              </table:table-cell>
            </table:table-row>
            <table:table-row>
              <table:table-cell office:value-type="string">
                <text:p>6_4_0.1_0.1</text:p>
              </table:table-cell>
              <table:table-cell office:value-type="float" office:value="0.936729274886">
                <text:p>0.936729274886</text:p>
              </table:table-cell>
              <table:table-cell office:value-type="float" office:value="4.24237646249">
                <text:p>4.24237646249</text:p>
              </table:table-cell>
            </table:table-row>
            <table:table-row>
              <table:table-cell office:value-type="string">
                <text:p>6_4_0.1_0.15</text:p>
              </table:table-cell>
              <table:table-cell office:value-type="float" office:value="0.920235155251">
                <text:p>0.920235155251</text:p>
              </table:table-cell>
              <table:table-cell office:value-type="float" office:value="4.16760253614">
                <text:p>4.16760253614</text:p>
              </table:table-cell>
            </table:table-row>
            <table:table-row>
              <table:table-cell office:value-type="string">
                <text:p>6_4_0.1_0.2</text:p>
              </table:table-cell>
              <table:table-cell office:value-type="float" office:value="0.903014844749">
                <text:p>0.903014844749</text:p>
              </table:table-cell>
              <table:table-cell office:value-type="float" office:value="4.0917322404">
                <text:p>4.0917322404</text:p>
              </table:table-cell>
            </table:table-row>
            <table:table-row>
              <table:table-cell office:value-type="string">
                <text:p>6_4_0.1_0.25</text:p>
              </table:table-cell>
              <table:table-cell office:value-type="float" office:value="0.887396618265">
                <text:p>0.887396618265</text:p>
              </table:table-cell>
              <table:table-cell office:value-type="float" office:value="4.02213955793">
                <text:p>4.02213955793</text:p>
              </table:table-cell>
            </table:table-row>
            <table:table-row>
              <table:table-cell office:value-type="string">
                <text:p>6_4_0.15_0.05</text:p>
              </table:table-cell>
              <table:table-cell office:value-type="float" office:value="0.93580523653">
                <text:p>0.93580523653</text:p>
              </table:table-cell>
              <table:table-cell office:value-type="float" office:value="4.23857605243">
                <text:p>4.23857605243</text:p>
              </table:table-cell>
            </table:table-row>
            <table:table-row>
              <table:table-cell office:value-type="string">
                <text:p>6_4_0.15_0.1</text:p>
              </table:table-cell>
              <table:table-cell office:value-type="float" office:value="0.919582780822">
                <text:p>0.919582780822</text:p>
              </table:table-cell>
              <table:table-cell office:value-type="float" office:value="4.16522953194">
                <text:p>4.16522953194</text:p>
              </table:table-cell>
            </table:table-row>
            <table:table-row>
              <table:table-cell office:value-type="string">
                <text:p>6_4_0.15_0.15</text:p>
              </table:table-cell>
              <table:table-cell office:value-type="float" office:value="0.903463678539">
                <text:p>0.903463678539</text:p>
              </table:table-cell>
              <table:table-cell office:value-type="float" office:value="4.08861263628">
                <text:p>4.08861263628</text:p>
              </table:table-cell>
            </table:table-row>
            <table:table-row>
              <table:table-cell office:value-type="string">
                <text:p>6_4_0.15_0.2</text:p>
              </table:table-cell>
              <table:table-cell office:value-type="float" office:value="0.886759013699">
                <text:p>0.886759013699</text:p>
              </table:table-cell>
              <table:table-cell office:value-type="float" office:value="4.01303017077">
                <text:p>4.01303017077</text:p>
              </table:table-cell>
            </table:table-row>
            <table:table-row>
              <table:table-cell office:value-type="string">
                <text:p>6_4_0.15_0.25</text:p>
              </table:table-cell>
              <table:table-cell office:value-type="float" office:value="0.870752050228">
                <text:p>0.870752050228</text:p>
              </table:table-cell>
              <table:table-cell office:value-type="float" office:value="3.94418046588">
                <text:p>3.94418046588</text:p>
              </table:table-cell>
            </table:table-row>
            <table:table-row>
              <table:table-cell office:value-type="string">
                <text:p>6_4_0.2_0.05</text:p>
              </table:table-cell>
              <table:table-cell office:value-type="float" office:value="0.919733922374">
                <text:p>0.919733922374</text:p>
              </table:table-cell>
              <table:table-cell office:value-type="float" office:value="4.16519878764">
                <text:p>4.16519878764</text:p>
              </table:table-cell>
            </table:table-row>
            <table:table-row>
              <table:table-cell office:value-type="string">
                <text:p>6_4_0.2_0.1</text:p>
              </table:table-cell>
              <table:table-cell office:value-type="float" office:value="0.903129472146">
                <text:p>0.903129472146</text:p>
              </table:table-cell>
              <table:table-cell office:value-type="float" office:value="4.08842261405">
                <text:p>4.08842261405</text:p>
              </table:table-cell>
            </table:table-row>
            <table:table-row>
              <table:table-cell office:value-type="string">
                <text:p>6_4_0.2_0.15</text:p>
              </table:table-cell>
              <table:table-cell office:value-type="float" office:value="0.887062468493">
                <text:p>0.887062468493</text:p>
              </table:table-cell>
              <table:table-cell office:value-type="float" office:value="4.01651734518">
                <text:p>4.01651734518</text:p>
              </table:table-cell>
            </table:table-row>
            <table:table-row>
              <table:table-cell office:value-type="string">
                <text:p>6_4_0.2_0.2</text:p>
              </table:table-cell>
              <table:table-cell office:value-type="float" office:value="0.870198116895">
                <text:p>0.870198116895</text:p>
              </table:table-cell>
              <table:table-cell office:value-type="float" office:value="3.94063482151">
                <text:p>3.94063482151</text:p>
              </table:table-cell>
            </table:table-row>
            <table:table-row>
              <table:table-cell office:value-type="string">
                <text:p>6_4_0.2_0.25</text:p>
              </table:table-cell>
              <table:table-cell office:value-type="float" office:value="0.854116725114">
                <text:p>0.854116725114</text:p>
              </table:table-cell>
              <table:table-cell office:value-type="float" office:value="3.86580177452">
                <text:p>3.86580177452</text:p>
              </table:table-cell>
            </table:table-row>
            <table:table-row>
              <table:table-cell office:value-type="string">
                <text:p>6_4_0.25_0.05</text:p>
              </table:table-cell>
              <table:table-cell office:value-type="float" office:value="0.903655406393">
                <text:p>0.903655406393</text:p>
              </table:table-cell>
              <table:table-cell office:value-type="float" office:value="4.09343636755">
                <text:p>4.09343636755</text:p>
              </table:table-cell>
            </table:table-row>
            <table:table-row>
              <table:table-cell office:value-type="string">
                <text:p>6_4_0.25_0.1</text:p>
              </table:table-cell>
              <table:table-cell office:value-type="float" office:value="0.886554131507">
                <text:p>0.886554131507</text:p>
              </table:table-cell>
              <table:table-cell office:value-type="float" office:value="4.01503095438">
                <text:p>4.01503095438</text:p>
              </table:table-cell>
            </table:table-row>
            <table:table-row>
              <table:table-cell office:value-type="string">
                <text:p>6_4_0.25_0.15</text:p>
              </table:table-cell>
              <table:table-cell office:value-type="float" office:value="0.870446653881">
                <text:p>0.870446653881</text:p>
              </table:table-cell>
              <table:table-cell office:value-type="float" office:value="3.94187512924">
                <text:p>3.94187512924</text:p>
              </table:table-cell>
            </table:table-row>
            <table:table-row>
              <table:table-cell office:value-type="string">
                <text:p>6_4_0.25_0.2</text:p>
              </table:table-cell>
              <table:table-cell office:value-type="float" office:value="0.853920512329">
                <text:p>0.853920512329</text:p>
              </table:table-cell>
              <table:table-cell office:value-type="float" office:value="3.86722813632">
                <text:p>3.86722813632</text:p>
              </table:table-cell>
            </table:table-row>
            <table:table-row>
              <table:table-cell office:value-type="string">
                <text:p>6_4_0.25_0.25</text:p>
              </table:table-cell>
              <table:table-cell office:value-type="float" office:value="0.837838606393">
                <text:p>0.837838606393</text:p>
              </table:table-cell>
              <table:table-cell office:value-type="float" office:value="3.79203549107">
                <text:p>3.79203549107</text:p>
              </table:table-cell>
            </table:table-row>
            <table:table-row>
              <table:table-cell office:value-type="string">
                <text:p>6_6_0.05_0.05</text:p>
              </table:table-cell>
              <table:table-cell office:value-type="float" office:value="0.967920934247">
                <text:p>0.967920934247</text:p>
              </table:table-cell>
              <table:table-cell office:value-type="float" office:value="5.34887457254">
                <text:p>5.34887457254</text:p>
              </table:table-cell>
            </table:table-row>
            <table:table-row>
              <table:table-cell office:value-type="string">
                <text:p>6_6_0.05_0.1</text:p>
              </table:table-cell>
              <table:table-cell office:value-type="float" office:value="0.951786331507">
                <text:p>0.951786331507</text:p>
              </table:table-cell>
              <table:table-cell office:value-type="float" office:value="5.26077569332">
                <text:p>5.26077569332</text:p>
              </table:table-cell>
            </table:table-row>
            <table:table-row>
              <table:table-cell office:value-type="string">
                <text:p>6_6_0.05_0.15</text:p>
              </table:table-cell>
              <table:table-cell office:value-type="float" office:value="0.935752861187">
                <text:p>0.935752861187</text:p>
              </table:table-cell>
              <table:table-cell office:value-type="float" office:value="5.174340653">
                <text:p>5.174340653</text:p>
              </table:table-cell>
            </table:table-row>
            <table:table-row>
              <table:table-cell office:value-type="string">
                <text:p>6_6_0.05_0.2</text:p>
              </table:table-cell>
              <table:table-cell office:value-type="float" office:value="0.919519914155">
                <text:p>0.919519914155</text:p>
              </table:table-cell>
              <table:table-cell office:value-type="float" office:value="5.08822708494">
                <text:p>5.08822708494</text:p>
              </table:table-cell>
            </table:table-row>
            <table:table-row>
              <table:table-cell office:value-type="string">
                <text:p>6_6_0.05_0.25</text:p>
              </table:table-cell>
              <table:table-cell office:value-type="float" office:value="0.902957994521">
                <text:p>0.902957994521</text:p>
              </table:table-cell>
              <table:table-cell office:value-type="float" office:value="4.99771473099">
                <text:p>4.99771473099</text:p>
              </table:table-cell>
            </table:table-row>
            <table:table-row>
              <table:table-cell office:value-type="string">
                <text:p>6_6_0.1_0.05</text:p>
              </table:table-cell>
              <table:table-cell office:value-type="float" office:value="0.952651515982">
                <text:p>0.952651515982</text:p>
              </table:table-cell>
              <table:table-cell office:value-type="float" office:value="5.27074639476">
                <text:p>5.27074639476</text:p>
              </table:table-cell>
            </table:table-row>
            <table:table-row>
              <table:table-cell office:value-type="string">
                <text:p>6_6_0.1_0.1</text:p>
              </table:table-cell>
              <table:table-cell office:value-type="float" office:value="0.936271533333">
                <text:p>0.936271533333</text:p>
              </table:table-cell>
              <table:table-cell office:value-type="float" office:value="5.1801589615">
                <text:p>5.1801589615</text:p>
              </table:table-cell>
            </table:table-row>
            <table:table-row>
              <table:table-cell office:value-type="string">
                <text:p>6_6_0.1_0.15</text:p>
              </table:table-cell>
              <table:table-cell office:value-type="float" office:value="0.919677343379">
                <text:p>0.919677343379</text:p>
              </table:table-cell>
              <table:table-cell office:value-type="float" office:value="5.09229960371">
                <text:p>5.09229960371</text:p>
              </table:table-cell>
            </table:table-row>
            <table:table-row>
              <table:table-cell office:value-type="string">
                <text:p>6_6_0.1_0.2</text:p>
              </table:table-cell>
              <table:table-cell office:value-type="float" office:value="0.903192924201">
                <text:p>0.903192924201</text:p>
              </table:table-cell>
              <table:table-cell office:value-type="float" office:value="5.0010676514">
                <text:p>5.0010676514</text:p>
              </table:table-cell>
            </table:table-row>
            <table:table-row>
              <table:table-cell office:value-type="string">
                <text:p>6_6_0.1_0.25</text:p>
              </table:table-cell>
              <table:table-cell office:value-type="float" office:value="0.886974653881">
                <text:p>0.886974653881</text:p>
              </table:table-cell>
              <table:table-cell office:value-type="float" office:value="4.90444589871">
                <text:p>4.90444589871</text:p>
              </table:table-cell>
            </table:table-row>
            <table:table-row>
              <table:table-cell office:value-type="string">
                <text:p>6_6_0.15_0.05</text:p>
              </table:table-cell>
              <table:table-cell office:value-type="float" office:value="0.935766692237">
                <text:p>0.935766692237</text:p>
              </table:table-cell>
              <table:table-cell office:value-type="float" office:value="5.17732852334">
                <text:p>5.17732852334</text:p>
              </table:table-cell>
            </table:table-row>
            <table:table-row>
              <table:table-cell office:value-type="string">
                <text:p>6_6_0.15_0.1</text:p>
              </table:table-cell>
              <table:table-cell office:value-type="float" office:value="0.919129726941">
                <text:p>0.919129726941</text:p>
              </table:table-cell>
              <table:table-cell office:value-type="float" office:value="5.08533826627">
                <text:p>5.08533826627</text:p>
              </table:table-cell>
            </table:table-row>
            <table:table-row>
              <table:table-cell office:value-type="string">
                <text:p>6_6_0.15_0.15</text:p>
              </table:table-cell>
              <table:table-cell office:value-type="float" office:value="0.90265310137">
                <text:p>0.90265310137</text:p>
              </table:table-cell>
              <table:table-cell office:value-type="float" office:value="4.99475974665">
                <text:p>4.99475974665</text:p>
              </table:table-cell>
            </table:table-row>
            <table:table-row>
              <table:table-cell office:value-type="string">
                <text:p>6_6_0.15_0.2</text:p>
              </table:table-cell>
              <table:table-cell office:value-type="float" office:value="0.8872631379">
                <text:p>0.8872631379</text:p>
              </table:table-cell>
              <table:table-cell office:value-type="float" office:value="4.90728477462">
                <text:p>4.90728477462</text:p>
              </table:table-cell>
            </table:table-row>
            <table:table-row>
              <table:table-cell office:value-type="string">
                <text:p>6_6_0.15_0.25</text:p>
              </table:table-cell>
              <table:table-cell office:value-type="float" office:value="0.869788548858">
                <text:p>0.869788548858</text:p>
              </table:table-cell>
              <table:table-cell office:value-type="float" office:value="4.80995824531">
                <text:p>4.80995824531</text:p>
              </table:table-cell>
            </table:table-row>
            <table:table-row>
              <table:table-cell office:value-type="string">
                <text:p>6_6_0.2_0.05</text:p>
              </table:table-cell>
              <table:table-cell office:value-type="float" office:value="0.918772989041">
                <text:p>0.918772989041</text:p>
              </table:table-cell>
              <table:table-cell office:value-type="float" office:value="5.08147219329">
                <text:p>5.08147219329</text:p>
              </table:table-cell>
            </table:table-row>
            <table:table-row>
              <table:table-cell office:value-type="string">
                <text:p>6_6_0.2_0.1</text:p>
              </table:table-cell>
              <table:table-cell office:value-type="float" office:value="0.902808182648">
                <text:p>0.902808182648</text:p>
              </table:table-cell>
              <table:table-cell office:value-type="float" office:value="4.99700582176">
                <text:p>4.99700582176</text:p>
              </table:table-cell>
            </table:table-row>
            <table:table-row>
              <table:table-cell office:value-type="string">
                <text:p>6_6_0.2_0.15</text:p>
              </table:table-cell>
              <table:table-cell office:value-type="float" office:value="0.886343852055">
                <text:p>0.886343852055</text:p>
              </table:table-cell>
              <table:table-cell office:value-type="float" office:value="4.9045165522">
                <text:p>4.9045165522</text:p>
              </table:table-cell>
            </table:table-row>
            <table:table-row>
              <table:table-cell office:value-type="string">
                <text:p>6_6_0.2_0.2</text:p>
              </table:table-cell>
              <table:table-cell office:value-type="float" office:value="0.870708389041">
                <text:p>0.870708389041</text:p>
              </table:table-cell>
              <table:table-cell office:value-type="float" office:value="4.82083806948">
                <text:p>4.82083806948</text:p>
              </table:table-cell>
            </table:table-row>
            <table:table-row>
              <table:table-cell office:value-type="string">
                <text:p>6_6_0.2_0.25</text:p>
              </table:table-cell>
              <table:table-cell office:value-type="float" office:value="0.854469511416">
                <text:p>0.854469511416</text:p>
              </table:table-cell>
              <table:table-cell office:value-type="float" office:value="4.72463173998">
                <text:p>4.72463173998</text:p>
              </table:table-cell>
            </table:table-row>
            <table:table-row>
              <table:table-cell office:value-type="string">
                <text:p>6_6_0.25_0.05</text:p>
              </table:table-cell>
              <table:table-cell office:value-type="float" office:value="0.903221913242">
                <text:p>0.903221913242</text:p>
              </table:table-cell>
              <table:table-cell office:value-type="float" office:value="4.99457099451">
                <text:p>4.99457099451</text:p>
              </table:table-cell>
            </table:table-row>
            <table:table-row>
              <table:table-cell office:value-type="string">
                <text:p>6_6_0.25_0.1</text:p>
              </table:table-cell>
              <table:table-cell office:value-type="float" office:value="0.886600934247">
                <text:p>0.886600934247</text:p>
              </table:table-cell>
              <table:table-cell office:value-type="float" office:value="4.90291357116">
                <text:p>4.90291357116</text:p>
              </table:table-cell>
            </table:table-row>
            <table:table-row>
              <table:table-cell office:value-type="string">
                <text:p>6_6_0.25_0.15</text:p>
              </table:table-cell>
              <table:table-cell office:value-type="float" office:value="0.870295297717">
                <text:p>0.870295297717</text:p>
              </table:table-cell>
              <table:table-cell office:value-type="float" office:value="4.81277438425">
                <text:p>4.81277438425</text:p>
              </table:table-cell>
            </table:table-row>
            <table:table-row>
              <table:table-cell office:value-type="string">
                <text:p>6_6_0.25_0.2</text:p>
              </table:table-cell>
              <table:table-cell office:value-type="float" office:value="0.853965739726">
                <text:p>0.853965739726</text:p>
              </table:table-cell>
              <table:table-cell office:value-type="float" office:value="4.72009940681">
                <text:p>4.72009940681</text:p>
              </table:table-cell>
            </table:table-row>
            <table:table-row>
              <table:table-cell office:value-type="string">
                <text:p>6_6_0.25_0.25</text:p>
              </table:table-cell>
              <table:table-cell office:value-type="float" office:value="0.837367714155">
                <text:p>0.837367714155</text:p>
              </table:table-cell>
              <table:table-cell office:value-type="float" office:value="4.63405535427">
                <text:p>4.63405535427</text:p>
              </table:table-cell>
            </table:table-row>
            <table:table-row>
              <table:table-cell office:value-type="string">
                <text:p>6_8_0.05_0.05</text:p>
              </table:table-cell>
              <table:table-cell office:value-type="float" office:value="0.968108515068">
                <text:p>0.968108515068</text:p>
              </table:table-cell>
              <table:table-cell office:value-type="float" office:value="6.15336323611">
                <text:p>6.15336323611</text:p>
              </table:table-cell>
            </table:table-row>
            <table:table-row>
              <table:table-cell office:value-type="string">
                <text:p>6_8_0.05_0.1</text:p>
              </table:table-cell>
              <table:table-cell office:value-type="float" office:value="0.952024103196">
                <text:p>0.952024103196</text:p>
              </table:table-cell>
              <table:table-cell office:value-type="float" office:value="6.05204096226">
                <text:p>6.05204096226</text:p>
              </table:table-cell>
            </table:table-row>
            <table:table-row>
              <table:table-cell office:value-type="string">
                <text:p>6_8_0.05_0.15</text:p>
              </table:table-cell>
              <table:table-cell office:value-type="float" office:value="0.935420883105">
                <text:p>0.935420883105</text:p>
              </table:table-cell>
              <table:table-cell office:value-type="float" office:value="5.9412662793">
                <text:p>5.9412662793</text:p>
              </table:table-cell>
            </table:table-row>
            <table:table-row>
              <table:table-cell office:value-type="string">
                <text:p>6_8_0.05_0.2</text:p>
              </table:table-cell>
              <table:table-cell office:value-type="float" office:value="0.919619217352">
                <text:p>0.919619217352</text:p>
              </table:table-cell>
              <table:table-cell office:value-type="float" office:value="5.84085090949">
                <text:p>5.84085090949</text:p>
              </table:table-cell>
            </table:table-row>
            <table:table-row>
              <table:table-cell office:value-type="string">
                <text:p>6_8_0.05_0.25</text:p>
              </table:table-cell>
              <table:table-cell office:value-type="float" office:value="0.903287590868">
                <text:p>0.903287590868</text:p>
              </table:table-cell>
              <table:table-cell office:value-type="float" office:value="5.73907174777">
                <text:p>5.73907174777</text:p>
              </table:table-cell>
            </table:table-row>
            <table:table-row>
              <table:table-cell office:value-type="string">
                <text:p>6_8_0.1_0.05</text:p>
              </table:table-cell>
              <table:table-cell office:value-type="float" office:value="0.952306619178">
                <text:p>0.952306619178</text:p>
              </table:table-cell>
              <table:table-cell office:value-type="float" office:value="6.05109740218">
                <text:p>6.05109740218</text:p>
              </table:table-cell>
            </table:table-row>
            <table:table-row>
              <table:table-cell office:value-type="string">
                <text:p>6_8_0.1_0.1</text:p>
              </table:table-cell>
              <table:table-cell office:value-type="float" office:value="0.935844825571">
                <text:p>0.935844825571</text:p>
              </table:table-cell>
              <table:table-cell office:value-type="float" office:value="5.94797131504">
                <text:p>5.94797131504</text:p>
              </table:table-cell>
            </table:table-row>
            <table:table-row>
              <table:table-cell office:value-type="string">
                <text:p>6_8_0.1_0.15</text:p>
              </table:table-cell>
              <table:table-cell office:value-type="float" office:value="0.919091942466">
                <text:p>0.919091942466</text:p>
              </table:table-cell>
              <table:table-cell office:value-type="float" office:value="5.8394045192">
                <text:p>5.8394045192</text:p>
              </table:table-cell>
            </table:table-row>
            <table:table-row>
              <table:table-cell office:value-type="string">
                <text:p>6_8_0.1_0.2</text:p>
              </table:table-cell>
              <table:table-cell office:value-type="float" office:value="0.902854437443">
                <text:p>0.902854437443</text:p>
              </table:table-cell>
              <table:table-cell office:value-type="float" office:value="5.73794600921">
                <text:p>5.73794600921</text:p>
              </table:table-cell>
            </table:table-row>
            <table:table-row>
              <table:table-cell office:value-type="string">
                <text:p>6_8_0.1_0.25</text:p>
              </table:table-cell>
              <table:table-cell office:value-type="float" office:value="0.886953874886">
                <text:p>0.886953874886</text:p>
              </table:table-cell>
              <table:table-cell office:value-type="float" office:value="5.63520374011">
                <text:p>5.63520374011</text:p>
              </table:table-cell>
            </table:table-row>
            <table:table-row>
              <table:table-cell office:value-type="string">
                <text:p>6_8_0.15_0.05</text:p>
              </table:table-cell>
              <table:table-cell office:value-type="float" office:value="0.935440539726">
                <text:p>0.935440539726</text:p>
              </table:table-cell>
              <table:table-cell office:value-type="float" office:value="5.94084432076">
                <text:p>5.94084432076</text:p>
              </table:table-cell>
            </table:table-row>
            <table:table-row>
              <table:table-cell office:value-type="string">
                <text:p>6_8_0.15_0.1</text:p>
              </table:table-cell>
              <table:table-cell office:value-type="float" office:value="0.91982370137">
                <text:p>0.91982370137</text:p>
              </table:table-cell>
              <table:table-cell office:value-type="float" office:value="5.84334849411">
                <text:p>5.84334849411</text:p>
              </table:table-cell>
            </table:table-row>
            <table:table-row>
              <table:table-cell office:value-type="string">
                <text:p>6_8_0.15_0.15</text:p>
              </table:table-cell>
              <table:table-cell office:value-type="float" office:value="0.903280138813">
                <text:p>0.903280138813</text:p>
              </table:table-cell>
              <table:table-cell office:value-type="float" office:value="5.73509242979">
                <text:p>5.73509242979</text:p>
              </table:table-cell>
            </table:table-row>
            <table:table-row>
              <table:table-cell office:value-type="string">
                <text:p>6_8_0.15_0.2</text:p>
              </table:table-cell>
              <table:table-cell office:value-type="float" office:value="0.886967690411">
                <text:p>0.886967690411</text:p>
              </table:table-cell>
              <table:table-cell office:value-type="float" office:value="5.63155657605">
                <text:p>5.63155657605</text:p>
              </table:table-cell>
            </table:table-row>
            <table:table-row>
              <table:table-cell office:value-type="string">
                <text:p>6_8_0.15_0.25</text:p>
              </table:table-cell>
              <table:table-cell office:value-type="float" office:value="0.870643961644">
                <text:p>0.870643961644</text:p>
              </table:table-cell>
              <table:table-cell office:value-type="float" office:value="5.53084306503">
                <text:p>5.53084306503</text:p>
              </table:table-cell>
            </table:table-row>
            <table:table-row>
              <table:table-cell office:value-type="string">
                <text:p>6_8_0.2_0.05</text:p>
              </table:table-cell>
              <table:table-cell office:value-type="float" office:value="0.919709274886">
                <text:p>0.919709274886</text:p>
              </table:table-cell>
              <table:table-cell office:value-type="float" office:value="5.84331293093">
                <text:p>5.84331293093</text:p>
              </table:table-cell>
            </table:table-row>
            <table:table-row>
              <table:table-cell office:value-type="string">
                <text:p>6_8_0.2_0.1</text:p>
              </table:table-cell>
              <table:table-cell office:value-type="float" office:value="0.903132336073">
                <text:p>0.903132336073</text:p>
              </table:table-cell>
              <table:table-cell office:value-type="float" office:value="5.73789577106">
                <text:p>5.73789577106</text:p>
              </table:table-cell>
            </table:table-row>
            <table:table-row>
              <table:table-cell office:value-type="string">
                <text:p>6_8_0.2_0.15</text:p>
              </table:table-cell>
              <table:table-cell office:value-type="float" office:value="0.886955506849">
                <text:p>0.886955506849</text:p>
              </table:table-cell>
              <table:table-cell office:value-type="float" office:value="5.63443315775">
                <text:p>5.63443315775</text:p>
              </table:table-cell>
            </table:table-row>
            <table:table-row>
              <table:table-cell office:value-type="string">
                <text:p>6_8_0.2_0.2</text:p>
              </table:table-cell>
              <table:table-cell office:value-type="float" office:value="0.869783863014">
                <text:p>0.869783863014</text:p>
              </table:table-cell>
              <table:table-cell office:value-type="float" office:value="5.5243477786">
                <text:p>5.5243477786</text:p>
              </table:table-cell>
            </table:table-row>
            <table:table-row>
              <table:table-cell office:value-type="string">
                <text:p>6_8_0.2_0.25</text:p>
              </table:table-cell>
              <table:table-cell office:value-type="float" office:value="0.853415420091">
                <text:p>0.853415420091</text:p>
              </table:table-cell>
              <table:table-cell office:value-type="float" office:value="5.42153803119">
                <text:p>5.42153803119</text:p>
              </table:table-cell>
            </table:table-row>
            <table:table-row>
              <table:table-cell office:value-type="string">
                <text:p>6_8_0.25_0.05</text:p>
              </table:table-cell>
              <table:table-cell office:value-type="float" office:value="0.903163277626">
                <text:p>0.903163277626</text:p>
              </table:table-cell>
              <table:table-cell office:value-type="float" office:value="5.73640118844">
                <text:p>5.73640118844</text:p>
              </table:table-cell>
            </table:table-row>
            <table:table-row>
              <table:table-cell office:value-type="string">
                <text:p>6_8_0.25_0.1</text:p>
              </table:table-cell>
              <table:table-cell office:value-type="float" office:value="0.8863277379">
                <text:p>0.8863277379</text:p>
              </table:table-cell>
              <table:table-cell office:value-type="float" office:value="5.63085552006">
                <text:p>5.63085552006</text:p>
              </table:table-cell>
            </table:table-row>
            <table:table-row>
              <table:table-cell office:value-type="string">
                <text:p>6_8_0.25_0.15</text:p>
              </table:table-cell>
              <table:table-cell office:value-type="float" office:value="0.87044156347">
                <text:p>0.87044156347</text:p>
              </table:table-cell>
              <table:table-cell office:value-type="float" office:value="5.52991937309">
                <text:p>5.52991937309</text:p>
              </table:table-cell>
            </table:table-row>
            <table:table-row>
              <table:table-cell office:value-type="string">
                <text:p>6_8_0.25_0.2</text:p>
              </table:table-cell>
              <table:table-cell office:value-type="float" office:value="0.854047654795">
                <text:p>0.854047654795</text:p>
              </table:table-cell>
              <table:table-cell office:value-type="float" office:value="5.42795018361">
                <text:p>5.42795018361</text:p>
              </table:table-cell>
            </table:table-row>
            <table:table-row>
              <table:table-cell office:value-type="string">
                <text:p>6_8_0.25_0.25</text:p>
              </table:table-cell>
              <table:table-cell office:value-type="float" office:value="0.837982506849">
                <text:p>0.837982506849</text:p>
              </table:table-cell>
              <table:table-cell office:value-type="float" office:value="5.32597042271">
                <text:p>5.32597042271</text:p>
              </table:table-cell>
            </table:table-row>
            <table:table-row>
              <table:table-cell office:value-type="string">
                <text:p>8_2_0.05_0.05</text:p>
              </table:table-cell>
              <table:table-cell office:value-type="float" office:value="0.968890127854">
                <text:p>0.968890127854</text:p>
              </table:table-cell>
              <table:table-cell office:value-type="float" office:value="3.20279488495">
                <text:p>3.20279488495</text:p>
              </table:table-cell>
            </table:table-row>
            <table:table-row>
              <table:table-cell office:value-type="string">
                <text:p>8_2_0.05_0.1</text:p>
              </table:table-cell>
              <table:table-cell office:value-type="float" office:value="0.953095325114">
                <text:p>0.953095325114</text:p>
              </table:table-cell>
              <table:table-cell office:value-type="float" office:value="3.14979952243">
                <text:p>3.14979952243</text:p>
              </table:table-cell>
            </table:table-row>
            <table:table-row>
              <table:table-cell office:value-type="string">
                <text:p>8_2_0.05_0.15</text:p>
              </table:table-cell>
              <table:table-cell office:value-type="float" office:value="0.936283455708">
                <text:p>0.936283455708</text:p>
              </table:table-cell>
              <table:table-cell office:value-type="float" office:value="3.09560784156">
                <text:p>3.09560784156</text:p>
              </table:table-cell>
            </table:table-row>
            <table:table-row>
              <table:table-cell office:value-type="string">
                <text:p>8_2_0.05_0.2</text:p>
              </table:table-cell>
              <table:table-cell office:value-type="float" office:value="0.920770891324">
                <text:p>0.920770891324</text:p>
              </table:table-cell>
              <table:table-cell office:value-type="float" office:value="3.0462088043">
                <text:p>3.0462088043</text:p>
              </table:table-cell>
            </table:table-row>
            <table:table-row>
              <table:table-cell office:value-type="string">
                <text:p>8_2_0.05_0.25</text:p>
              </table:table-cell>
              <table:table-cell office:value-type="float" office:value="0.903434613699">
                <text:p>0.903434613699</text:p>
              </table:table-cell>
              <table:table-cell office:value-type="float" office:value="2.98862788872">
                <text:p>2.98862788872</text:p>
              </table:table-cell>
            </table:table-row>
            <table:table-row>
              <table:table-cell office:value-type="string">
                <text:p>8_2_0.1_0.05</text:p>
              </table:table-cell>
              <table:table-cell office:value-type="float" office:value="0.952727578082">
                <text:p>0.952727578082</text:p>
              </table:table-cell>
              <table:table-cell office:value-type="float" office:value="3.14989958698">
                <text:p>3.14989958698</text:p>
              </table:table-cell>
            </table:table-row>
            <table:table-row>
              <table:table-cell office:value-type="string">
                <text:p>8_2_0.1_0.1</text:p>
              </table:table-cell>
              <table:table-cell office:value-type="float" office:value="0.936363968037">
                <text:p>0.936363968037</text:p>
              </table:table-cell>
              <table:table-cell office:value-type="float" office:value="3.0947091546">
                <text:p>3.0947091546</text:p>
              </table:table-cell>
            </table:table-row>
            <table:table-row>
              <table:table-cell office:value-type="string">
                <text:p>8_2_0.1_0.15</text:p>
              </table:table-cell>
              <table:table-cell office:value-type="float" office:value="0.919287105023">
                <text:p>0.919287105023</text:p>
              </table:table-cell>
              <table:table-cell office:value-type="float" office:value="3.04029282424">
                <text:p>3.04029282424</text:p>
              </table:table-cell>
            </table:table-row>
            <table:table-row>
              <table:table-cell office:value-type="string">
                <text:p>8_2_0.1_0.2</text:p>
              </table:table-cell>
              <table:table-cell office:value-type="float" office:value="0.904069421918">
                <text:p>0.904069421918</text:p>
              </table:table-cell>
              <table:table-cell office:value-type="float" office:value="2.988859249">
                <text:p>2.988859249</text:p>
              </table:table-cell>
            </table:table-row>
            <table:table-row>
              <table:table-cell office:value-type="string">
                <text:p>8_2_0.1_0.25</text:p>
              </table:table-cell>
              <table:table-cell office:value-type="float" office:value="0.887604939726">
                <text:p>0.887604939726</text:p>
              </table:table-cell>
              <table:table-cell office:value-type="float" office:value="2.93344637803">
                <text:p>2.93344637803</text:p>
              </table:table-cell>
            </table:table-row>
            <table:table-row>
              <table:table-cell office:value-type="string">
                <text:p>8_2_0.15_0.05</text:p>
              </table:table-cell>
              <table:table-cell office:value-type="float" office:value="0.936133747945">
                <text:p>0.936133747945</text:p>
              </table:table-cell>
              <table:table-cell office:value-type="float" office:value="3.09530091471">
                <text:p>3.09530091471</text:p>
              </table:table-cell>
            </table:table-row>
            <table:table-row>
              <table:table-cell office:value-type="string">
                <text:p>8_2_0.15_0.1</text:p>
              </table:table-cell>
              <table:table-cell office:value-type="float" office:value="0.919692580822">
                <text:p>0.919692580822</text:p>
              </table:table-cell>
              <table:table-cell office:value-type="float" office:value="3.04124355088">
                <text:p>3.04124355088</text:p>
              </table:table-cell>
            </table:table-row>
            <table:table-row>
              <table:table-cell office:value-type="string">
                <text:p>8_2_0.15_0.15</text:p>
              </table:table-cell>
              <table:table-cell office:value-type="float" office:value="0.90409803105">
                <text:p>0.90409803105</text:p>
              </table:table-cell>
              <table:table-cell office:value-type="float" office:value="2.98919171053">
                <text:p>2.98919171053</text:p>
              </table:table-cell>
            </table:table-row>
            <table:table-row>
              <table:table-cell office:value-type="string">
                <text:p>8_2_0.15_0.2</text:p>
              </table:table-cell>
              <table:table-cell office:value-type="float" office:value="0.8870743379">
                <text:p>0.8870743379</text:p>
              </table:table-cell>
              <table:table-cell office:value-type="float" office:value="2.93205874039">
                <text:p>2.93205874039</text:p>
              </table:table-cell>
            </table:table-row>
            <table:table-row>
              <table:table-cell office:value-type="string">
                <text:p>8_2_0.15_0.25</text:p>
              </table:table-cell>
              <table:table-cell office:value-type="float" office:value="0.870351253881">
                <text:p>0.870351253881</text:p>
              </table:table-cell>
              <table:table-cell office:value-type="float" office:value="2.87717944465">
                <text:p>2.87717944465</text:p>
              </table:table-cell>
            </table:table-row>
            <table:table-row>
              <table:table-cell office:value-type="string">
                <text:p>8_2_0.2_0.05</text:p>
              </table:table-cell>
              <table:table-cell office:value-type="float" office:value="0.920102786301">
                <text:p>0.920102786301</text:p>
              </table:table-cell>
              <table:table-cell office:value-type="float" office:value="3.04285170619">
                <text:p>3.04285170619</text:p>
              </table:table-cell>
            </table:table-row>
            <table:table-row>
              <table:table-cell office:value-type="string">
                <text:p>8_2_0.2_0.1</text:p>
              </table:table-cell>
              <table:table-cell office:value-type="float" office:value="0.903519222831">
                <text:p>0.903519222831</text:p>
              </table:table-cell>
              <table:table-cell office:value-type="float" office:value="2.98626082555">
                <text:p>2.98626082555</text:p>
              </table:table-cell>
            </table:table-row>
            <table:table-row>
              <table:table-cell office:value-type="string">
                <text:p>8_2_0.2_0.15</text:p>
              </table:table-cell>
              <table:table-cell office:value-type="float" office:value="0.886786580822">
                <text:p>0.886786580822</text:p>
              </table:table-cell>
              <table:table-cell office:value-type="float" office:value="2.93095680404">
                <text:p>2.93095680404</text:p>
              </table:table-cell>
            </table:table-row>
            <table:table-row>
              <table:table-cell office:value-type="string">
                <text:p>8_2_0.2_0.2</text:p>
              </table:table-cell>
              <table:table-cell office:value-type="float" office:value="0.870557673059">
                <text:p>0.870557673059</text:p>
              </table:table-cell>
              <table:table-cell office:value-type="float" office:value="2.87795814174">
                <text:p>2.87795814174</text:p>
              </table:table-cell>
            </table:table-row>
            <table:table-row>
              <table:table-cell office:value-type="string">
                <text:p>8_2_0.2_0.25</text:p>
              </table:table-cell>
              <table:table-cell office:value-type="float" office:value="0.854691545205">
                <text:p>0.854691545205</text:p>
              </table:table-cell>
              <table:table-cell office:value-type="float" office:value="2.82499734117">
                <text:p>2.82499734117</text:p>
              </table:table-cell>
            </table:table-row>
            <table:table-row>
              <table:table-cell office:value-type="string">
                <text:p>8_2_0.25_0.05</text:p>
              </table:table-cell>
              <table:table-cell office:value-type="float" office:value="0.903369769863">
                <text:p>0.903369769863</text:p>
              </table:table-cell>
              <table:table-cell office:value-type="float" office:value="2.985762389">
                <text:p>2.985762389</text:p>
              </table:table-cell>
            </table:table-row>
            <table:table-row>
              <table:table-cell office:value-type="string">
                <text:p>8_2_0.25_0.1</text:p>
              </table:table-cell>
              <table:table-cell office:value-type="float" office:value="0.886728037443">
                <text:p>0.886728037443</text:p>
              </table:table-cell>
              <table:table-cell office:value-type="float" office:value="2.93304408911">
                <text:p>2.93304408911</text:p>
              </table:table-cell>
            </table:table-row>
            <table:table-row>
              <table:table-cell office:value-type="string">
                <text:p>8_2_0.25_0.15</text:p>
              </table:table-cell>
              <table:table-cell office:value-type="float" office:value="0.870370691324">
                <text:p>0.870370691324</text:p>
              </table:table-cell>
              <table:table-cell office:value-type="float" office:value="2.87897249063">
                <text:p>2.87897249063</text:p>
              </table:table-cell>
            </table:table-row>
            <table:table-row>
              <table:table-cell office:value-type="string">
                <text:p>8_2_0.25_0.2</text:p>
              </table:table-cell>
              <table:table-cell office:value-type="float" office:value="0.853112245662">
                <text:p>0.853112245662</text:p>
              </table:table-cell>
              <table:table-cell office:value-type="float" office:value="2.81894544513">
                <text:p>2.81894544513</text:p>
              </table:table-cell>
            </table:table-row>
            <table:table-row>
              <table:table-cell office:value-type="string">
                <text:p>8_2_0.25_0.25</text:p>
              </table:table-cell>
              <table:table-cell office:value-type="float" office:value="0.837427873059">
                <text:p>0.837427873059</text:p>
              </table:table-cell>
              <table:table-cell office:value-type="float" office:value="2.76955335414">
                <text:p>2.76955335414</text:p>
              </table:table-cell>
            </table:table-row>
            <table:table-row>
              <table:table-cell office:value-type="string">
                <text:p>8_4_0.05_0.05</text:p>
              </table:table-cell>
              <table:table-cell office:value-type="float" office:value="0.968067343379">
                <text:p>0.968067343379</text:p>
              </table:table-cell>
              <table:table-cell office:value-type="float" office:value="4.38998731445">
                <text:p>4.38998731445</text:p>
              </table:table-cell>
            </table:table-row>
            <table:table-row>
              <table:table-cell office:value-type="string">
                <text:p>8_4_0.05_0.1</text:p>
              </table:table-cell>
              <table:table-cell office:value-type="float" office:value="0.951834726941">
                <text:p>0.951834726941</text:p>
              </table:table-cell>
              <table:table-cell office:value-type="float" office:value="4.30923554665">
                <text:p>4.30923554665</text:p>
              </table:table-cell>
            </table:table-row>
            <table:table-row>
              <table:table-cell office:value-type="string">
                <text:p>8_4_0.05_0.15</text:p>
              </table:table-cell>
              <table:table-cell office:value-type="float" office:value="0.936044579909">
                <text:p>0.936044579909</text:p>
              </table:table-cell>
              <table:table-cell office:value-type="float" office:value="4.2388900977">
                <text:p>4.2388900977</text:p>
              </table:table-cell>
            </table:table-row>
            <table:table-row>
              <table:table-cell office:value-type="string">
                <text:p>8_4_0.05_0.2</text:p>
              </table:table-cell>
              <table:table-cell office:value-type="float" office:value="0.919278551598">
                <text:p>0.919278551598</text:p>
              </table:table-cell>
              <table:table-cell office:value-type="float" office:value="4.16604673909">
                <text:p>4.16604673909</text:p>
              </table:table-cell>
            </table:table-row>
            <table:table-row>
              <table:table-cell office:value-type="string">
                <text:p>8_4_0.05_0.25</text:p>
              </table:table-cell>
              <table:table-cell office:value-type="float" office:value="0.903346376256">
                <text:p>0.903346376256</text:p>
              </table:table-cell>
              <table:table-cell office:value-type="float" office:value="4.09285561274">
                <text:p>4.09285561274</text:p>
              </table:table-cell>
            </table:table-row>
            <table:table-row>
              <table:table-cell office:value-type="string">
                <text:p>8_4_0.1_0.05</text:p>
              </table:table-cell>
              <table:table-cell office:value-type="float" office:value="0.952387201826">
                <text:p>0.952387201826</text:p>
              </table:table-cell>
              <table:table-cell office:value-type="float" office:value="4.31309853232">
                <text:p>4.31309853232</text:p>
              </table:table-cell>
            </table:table-row>
            <table:table-row>
              <table:table-cell office:value-type="string">
                <text:p>8_4_0.1_0.1</text:p>
              </table:table-cell>
              <table:table-cell office:value-type="float" office:value="0.935562100457">
                <text:p>0.935562100457</text:p>
              </table:table-cell>
              <table:table-cell office:value-type="float" office:value="4.23804130859">
                <text:p>4.23804130859</text:p>
              </table:table-cell>
            </table:table-row>
            <table:table-row>
              <table:table-cell office:value-type="string">
                <text:p>8_4_0.1_0.15</text:p>
              </table:table-cell>
              <table:table-cell office:value-type="float" office:value="0.91928929863">
                <text:p>0.91928929863</text:p>
              </table:table-cell>
              <table:table-cell office:value-type="float" office:value="4.16386260229">
                <text:p>4.16386260229</text:p>
              </table:table-cell>
            </table:table-row>
            <table:table-row>
              <table:table-cell office:value-type="string">
                <text:p>8_4_0.1_0.2</text:p>
              </table:table-cell>
              <table:table-cell office:value-type="float" office:value="0.902799941553">
                <text:p>0.902799941553</text:p>
              </table:table-cell>
              <table:table-cell office:value-type="float" office:value="4.09122256368">
                <text:p>4.09122256368</text:p>
              </table:table-cell>
            </table:table-row>
            <table:table-row>
              <table:table-cell office:value-type="string">
                <text:p>8_4_0.1_0.25</text:p>
              </table:table-cell>
              <table:table-cell office:value-type="float" office:value="0.887048358904">
                <text:p>0.887048358904</text:p>
              </table:table-cell>
              <table:table-cell office:value-type="float" office:value="4.01980338707">
                <text:p>4.01980338707</text:p>
              </table:table-cell>
            </table:table-row>
            <table:table-row>
              <table:table-cell office:value-type="string">
                <text:p>8_4_0.15_0.05</text:p>
              </table:table-cell>
              <table:table-cell office:value-type="float" office:value="0.935940045662">
                <text:p>0.935940045662</text:p>
              </table:table-cell>
              <table:table-cell office:value-type="float" office:value="4.23719451696">
                <text:p>4.23719451696</text:p>
              </table:table-cell>
            </table:table-row>
            <table:table-row>
              <table:table-cell office:value-type="string">
                <text:p>8_4_0.15_0.1</text:p>
              </table:table-cell>
              <table:table-cell office:value-type="float" office:value="0.919681639269">
                <text:p>0.919681639269</text:p>
              </table:table-cell>
              <table:table-cell office:value-type="float" office:value="4.16498775059">
                <text:p>4.16498775059</text:p>
              </table:table-cell>
            </table:table-row>
            <table:table-row>
              <table:table-cell office:value-type="string">
                <text:p>8_4_0.15_0.15</text:p>
              </table:table-cell>
              <table:table-cell office:value-type="float" office:value="0.903463119635">
                <text:p>0.903463119635</text:p>
              </table:table-cell>
              <table:table-cell office:value-type="float" office:value="4.08700895995">
                <text:p>4.08700895995</text:p>
              </table:table-cell>
            </table:table-row>
            <table:table-row>
              <table:table-cell office:value-type="string">
                <text:p>8_4_0.15_0.2</text:p>
              </table:table-cell>
              <table:table-cell office:value-type="float" office:value="0.887127589041">
                <text:p>0.887127589041</text:p>
              </table:table-cell>
              <table:table-cell office:value-type="float" office:value="4.01315079145">
                <text:p>4.01315079145</text:p>
              </table:table-cell>
            </table:table-row>
            <table:table-row>
              <table:table-cell office:value-type="string">
                <text:p>8_4_0.15_0.25</text:p>
              </table:table-cell>
              <table:table-cell office:value-type="float" office:value="0.870845842922">
                <text:p>0.870845842922</text:p>
              </table:table-cell>
              <table:table-cell office:value-type="float" office:value="3.94486719809">
                <text:p>3.94486719809</text:p>
              </table:table-cell>
            </table:table-row>
            <table:table-row>
              <table:table-cell office:value-type="string">
                <text:p>8_4_0.2_0.05</text:p>
              </table:table-cell>
              <table:table-cell office:value-type="float" office:value="0.919636087671">
                <text:p>0.919636087671</text:p>
              </table:table-cell>
              <table:table-cell office:value-type="float" office:value="4.16460772201">
                <text:p>4.16460772201</text:p>
              </table:table-cell>
            </table:table-row>
            <table:table-row>
              <table:table-cell office:value-type="string">
                <text:p>8_4_0.2_0.1</text:p>
              </table:table-cell>
              <table:table-cell office:value-type="float" office:value="0.903242398174">
                <text:p>0.903242398174</text:p>
              </table:table-cell>
              <table:table-cell office:value-type="float" office:value="4.08985761558">
                <text:p>4.08985761558</text:p>
              </table:table-cell>
            </table:table-row>
            <table:table-row>
              <table:table-cell office:value-type="string">
                <text:p>8_4_0.2_0.15</text:p>
              </table:table-cell>
              <table:table-cell office:value-type="float" office:value="0.887600759817">
                <text:p>0.887600759817</text:p>
              </table:table-cell>
              <table:table-cell office:value-type="float" office:value="4.018814372">
                <text:p>4.018814372</text:p>
              </table:table-cell>
            </table:table-row>
            <table:table-row>
              <table:table-cell office:value-type="string">
                <text:p>8_4_0.2_0.2</text:p>
              </table:table-cell>
              <table:table-cell office:value-type="float" office:value="0.870252189954">
                <text:p>0.870252189954</text:p>
              </table:table-cell>
              <table:table-cell office:value-type="float" office:value="3.94371292034">
                <text:p>3.94371292034</text:p>
              </table:table-cell>
            </table:table-row>
            <table:table-row>
              <table:table-cell office:value-type="string">
                <text:p>8_4_0.2_0.25</text:p>
              </table:table-cell>
              <table:table-cell office:value-type="float" office:value="0.853989684018">
                <text:p>0.853989684018</text:p>
              </table:table-cell>
              <table:table-cell office:value-type="float" office:value="3.86845601698">
                <text:p>3.86845601698</text:p>
              </table:table-cell>
            </table:table-row>
            <table:table-row>
              <table:table-cell office:value-type="string">
                <text:p>8_4_0.25_0.05</text:p>
              </table:table-cell>
              <table:table-cell office:value-type="float" office:value="0.903412522374">
                <text:p>0.903412522374</text:p>
              </table:table-cell>
              <table:table-cell office:value-type="float" office:value="4.09128709538">
                <text:p>4.09128709538</text:p>
              </table:table-cell>
            </table:table-row>
            <table:table-row>
              <table:table-cell office:value-type="string">
                <text:p>8_4_0.25_0.1</text:p>
              </table:table-cell>
              <table:table-cell office:value-type="float" office:value="0.886670930594">
                <text:p>0.886670930594</text:p>
              </table:table-cell>
              <table:table-cell office:value-type="float" office:value="4.0180899433">
                <text:p>4.0180899433</text:p>
              </table:table-cell>
            </table:table-row>
            <table:table-row>
              <table:table-cell office:value-type="string">
                <text:p>8_4_0.25_0.15</text:p>
              </table:table-cell>
              <table:table-cell office:value-type="float" office:value="0.869967127854">
                <text:p>0.869967127854</text:p>
              </table:table-cell>
              <table:table-cell office:value-type="float" office:value="3.93998698092">
                <text:p>3.93998698092</text:p>
              </table:table-cell>
            </table:table-row>
            <table:table-row>
              <table:table-cell office:value-type="string">
                <text:p>8_4_0.25_0.2</text:p>
              </table:table-cell>
              <table:table-cell office:value-type="float" office:value="0.853401459361">
                <text:p>0.853401459361</text:p>
              </table:table-cell>
              <table:table-cell office:value-type="float" office:value="3.8665758591">
                <text:p>3.8665758591</text:p>
              </table:table-cell>
            </table:table-row>
            <table:table-row>
              <table:table-cell office:value-type="string">
                <text:p>8_4_0.25_0.25</text:p>
              </table:table-cell>
              <table:table-cell office:value-type="float" office:value="0.837871687671">
                <text:p>0.837871687671</text:p>
              </table:table-cell>
              <table:table-cell office:value-type="float" office:value="3.79633235623">
                <text:p>3.79633235623</text:p>
              </table:table-cell>
            </table:table-row>
            <table:table-row>
              <table:table-cell office:value-type="string">
                <text:p>8_6_0.05_0.05</text:p>
              </table:table-cell>
              <table:table-cell office:value-type="float" office:value="0.968437490411">
                <text:p>0.968437490411</text:p>
              </table:table-cell>
              <table:table-cell office:value-type="float" office:value="5.35254747874">
                <text:p>5.35254747874</text:p>
              </table:table-cell>
            </table:table-row>
            <table:table-row>
              <table:table-cell office:value-type="string">
                <text:p>8_6_0.05_0.1</text:p>
              </table:table-cell>
              <table:table-cell office:value-type="float" office:value="0.952539242922">
                <text:p>0.952539242922</text:p>
              </table:table-cell>
              <table:table-cell office:value-type="float" office:value="5.27123084878">
                <text:p>5.27123084878</text:p>
              </table:table-cell>
            </table:table-row>
            <table:table-row>
              <table:table-cell office:value-type="string">
                <text:p>8_6_0.05_0.15</text:p>
              </table:table-cell>
              <table:table-cell office:value-type="float" office:value="0.936165394521">
                <text:p>0.936165394521</text:p>
              </table:table-cell>
              <table:table-cell office:value-type="float" office:value="5.17866623352">
                <text:p>5.17866623352</text:p>
              </table:table-cell>
            </table:table-row>
            <table:table-row>
              <table:table-cell office:value-type="string">
                <text:p>8_6_0.05_0.2</text:p>
              </table:table-cell>
              <table:table-cell office:value-type="float" office:value="0.919012541553">
                <text:p>0.919012541553</text:p>
              </table:table-cell>
              <table:table-cell office:value-type="float" office:value="5.08260928213">
                <text:p>5.08260928213</text:p>
              </table:table-cell>
            </table:table-row>
            <table:table-row>
              <table:table-cell office:value-type="string">
                <text:p>8_6_0.05_0.25</text:p>
              </table:table-cell>
              <table:table-cell office:value-type="float" office:value="0.903470603653">
                <text:p>0.903470603653</text:p>
              </table:table-cell>
              <table:table-cell office:value-type="float" office:value="4.99539534547">
                <text:p>4.99539534547</text:p>
              </table:table-cell>
            </table:table-row>
            <table:table-row>
              <table:table-cell office:value-type="string">
                <text:p>8_6_0.1_0.05</text:p>
              </table:table-cell>
              <table:table-cell office:value-type="float" office:value="0.952004668493">
                <text:p>0.952004668493</text:p>
              </table:table-cell>
              <table:table-cell office:value-type="float" office:value="5.26570109194">
                <text:p>5.26570109194</text:p>
              </table:table-cell>
            </table:table-row>
            <table:table-row>
              <table:table-cell office:value-type="string">
                <text:p>8_6_0.1_0.1</text:p>
              </table:table-cell>
              <table:table-cell office:value-type="float" office:value="0.935879694064">
                <text:p>0.935879694064</text:p>
              </table:table-cell>
              <table:table-cell office:value-type="float" office:value="5.17618058288">
                <text:p>5.17618058288</text:p>
              </table:table-cell>
            </table:table-row>
            <table:table-row>
              <table:table-cell office:value-type="string">
                <text:p>8_6_0.1_0.15</text:p>
              </table:table-cell>
              <table:table-cell office:value-type="float" office:value="0.919098291324">
                <text:p>0.919098291324</text:p>
              </table:table-cell>
              <table:table-cell office:value-type="float" office:value="5.08389814974">
                <text:p>5.08389814974</text:p>
              </table:table-cell>
            </table:table-row>
            <table:table-row>
              <table:table-cell office:value-type="string">
                <text:p>8_6_0.1_0.2</text:p>
              </table:table-cell>
              <table:table-cell office:value-type="float" office:value="0.902712914155">
                <text:p>0.902712914155</text:p>
              </table:table-cell>
              <table:table-cell office:value-type="float" office:value="4.99325156961">
                <text:p>4.99325156961</text:p>
              </table:table-cell>
            </table:table-row>
            <table:table-row>
              <table:table-cell office:value-type="string">
                <text:p>8_6_0.1_0.25</text:p>
              </table:table-cell>
              <table:table-cell office:value-type="float" office:value="0.886542637443">
                <text:p>0.886542637443</text:p>
              </table:table-cell>
              <table:table-cell office:value-type="float" office:value="4.90195643136">
                <text:p>4.90195643136</text:p>
              </table:table-cell>
            </table:table-row>
            <table:table-row>
              <table:table-cell office:value-type="string">
                <text:p>8_6_0.15_0.05</text:p>
              </table:table-cell>
              <table:table-cell office:value-type="float" office:value="0.935183958904">
                <text:p>0.935183958904</text:p>
              </table:table-cell>
              <table:table-cell office:value-type="float" office:value="5.17158596792">
                <text:p>5.17158596792</text:p>
              </table:table-cell>
            </table:table-row>
            <table:table-row>
              <table:table-cell office:value-type="string">
                <text:p>8_6_0.15_0.1</text:p>
              </table:table-cell>
              <table:table-cell office:value-type="float" office:value="0.919315443836">
                <text:p>0.919315443836</text:p>
              </table:table-cell>
              <table:table-cell office:value-type="float" office:value="5.08600475261">
                <text:p>5.08600475261</text:p>
              </table:table-cell>
            </table:table-row>
            <table:table-row>
              <table:table-cell office:value-type="string">
                <text:p>8_6_0.15_0.15</text:p>
              </table:table-cell>
              <table:table-cell office:value-type="float" office:value="0.902882800913">
                <text:p>0.902882800913</text:p>
              </table:table-cell>
              <table:table-cell office:value-type="float" office:value="4.99615420944">
                <text:p>4.99615420944</text:p>
              </table:table-cell>
            </table:table-row>
            <table:table-row>
              <table:table-cell office:value-type="string">
                <text:p>8_6_0.15_0.2</text:p>
              </table:table-cell>
              <table:table-cell office:value-type="float" office:value="0.886946744292">
                <text:p>0.886946744292</text:p>
              </table:table-cell>
              <table:table-cell office:value-type="float" office:value="4.90279510624">
                <text:p>4.90279510624</text:p>
              </table:table-cell>
            </table:table-row>
            <table:table-row>
              <table:table-cell office:value-type="string">
                <text:p>8_6_0.15_0.25</text:p>
              </table:table-cell>
              <table:table-cell office:value-type="float" office:value="0.869884375342">
                <text:p>0.869884375342</text:p>
              </table:table-cell>
              <table:table-cell office:value-type="float" office:value="4.80815726412">
                <text:p>4.80815726412</text:p>
              </table:table-cell>
            </table:table-row>
            <table:table-row>
              <table:table-cell office:value-type="string">
                <text:p>8_6_0.2_0.05</text:p>
              </table:table-cell>
              <table:table-cell office:value-type="float" office:value="0.919587453881">
                <text:p>0.919587453881</text:p>
              </table:table-cell>
              <table:table-cell office:value-type="float" office:value="5.08768887777">
                <text:p>5.08768887777</text:p>
              </table:table-cell>
            </table:table-row>
            <table:table-row>
              <table:table-cell office:value-type="string">
                <text:p>8_6_0.2_0.1</text:p>
              </table:table-cell>
              <table:table-cell office:value-type="float" office:value="0.903333021005">
                <text:p>0.903333021005</text:p>
              </table:table-cell>
              <table:table-cell office:value-type="float" office:value="4.99533393146">
                <text:p>4.99533393146</text:p>
              </table:table-cell>
            </table:table-row>
            <table:table-row>
              <table:table-cell office:value-type="string">
                <text:p>8_6_0.2_0.15</text:p>
              </table:table-cell>
              <table:table-cell office:value-type="float" office:value="0.88703583653">
                <text:p>0.88703583653</text:p>
              </table:table-cell>
              <table:table-cell office:value-type="float" office:value="4.90519659256">
                <text:p>4.90519659256</text:p>
              </table:table-cell>
            </table:table-row>
            <table:table-row>
              <table:table-cell office:value-type="string">
                <text:p>8_6_0.2_0.2</text:p>
              </table:table-cell>
              <table:table-cell office:value-type="float" office:value="0.870233368037">
                <text:p>0.870233368037</text:p>
              </table:table-cell>
              <table:table-cell office:value-type="float" office:value="4.81411034442">
                <text:p>4.81411034442</text:p>
              </table:table-cell>
            </table:table-row>
            <table:table-row>
              <table:table-cell office:value-type="string">
                <text:p>8_6_0.2_0.25</text:p>
              </table:table-cell>
              <table:table-cell office:value-type="float" office:value="0.853823707763">
                <text:p>0.853823707763</text:p>
              </table:table-cell>
              <table:table-cell office:value-type="float" office:value="4.72330382389">
                <text:p>4.72330382389</text:p>
              </table:table-cell>
            </table:table-row>
            <table:table-row>
              <table:table-cell office:value-type="string">
                <text:p>8_6_0.25_0.05</text:p>
              </table:table-cell>
              <table:table-cell office:value-type="float" office:value="0.903104909589">
                <text:p>0.903104909589</text:p>
              </table:table-cell>
              <table:table-cell office:value-type="float" office:value="4.99796781046">
                <text:p>4.99796781046</text:p>
              </table:table-cell>
            </table:table-row>
            <table:table-row>
              <table:table-cell office:value-type="string">
                <text:p>8_6_0.25_0.1</text:p>
              </table:table-cell>
              <table:table-cell office:value-type="float" office:value="0.886800604566">
                <text:p>0.886800604566</text:p>
              </table:table-cell>
              <table:table-cell office:value-type="float" office:value="4.90608837318">
                <text:p>4.90608837318</text:p>
              </table:table-cell>
            </table:table-row>
            <table:table-row>
              <table:table-cell office:value-type="string">
                <text:p>8_6_0.25_0.15</text:p>
              </table:table-cell>
              <table:table-cell office:value-type="float" office:value="0.870677343379">
                <text:p>0.870677343379</text:p>
              </table:table-cell>
              <table:table-cell office:value-type="float" office:value="4.81674247099">
                <text:p>4.81674247099</text:p>
              </table:table-cell>
            </table:table-row>
            <table:table-row>
              <table:table-cell office:value-type="string">
                <text:p>8_6_0.25_0.2</text:p>
              </table:table-cell>
              <table:table-cell office:value-type="float" office:value="0.85426990137">
                <text:p>0.85426990137</text:p>
              </table:table-cell>
              <table:table-cell office:value-type="float" office:value="4.72636868211">
                <text:p>4.72636868211</text:p>
              </table:table-cell>
            </table:table-row>
            <table:table-row>
              <table:table-cell office:value-type="string">
                <text:p>8_6_0.25_0.25</text:p>
              </table:table-cell>
              <table:table-cell office:value-type="float" office:value="0.837850748858">
                <text:p>0.837850748858</text:p>
              </table:table-cell>
              <table:table-cell office:value-type="float" office:value="4.63552740487">
                <text:p>4.63552740487</text:p>
              </table:table-cell>
            </table:table-row>
            <table:table-row>
              <table:table-cell office:value-type="string">
                <text:p>8_8_0.05_0.05</text:p>
              </table:table-cell>
              <table:table-cell office:value-type="float" office:value="0.96711383105">
                <text:p>0.96711383105</text:p>
              </table:table-cell>
              <table:table-cell office:value-type="float" office:value="6.14267695103">
                <text:p>6.14267695103</text:p>
              </table:table-cell>
            </table:table-row>
            <table:table-row>
              <table:table-cell office:value-type="string">
                <text:p>8_8_0.05_0.1</text:p>
              </table:table-cell>
              <table:table-cell office:value-type="float" office:value="0.951806931507">
                <text:p>0.951806931507</text:p>
              </table:table-cell>
              <table:table-cell office:value-type="float" office:value="6.04589868856">
                <text:p>6.04589868856</text:p>
              </table:table-cell>
            </table:table-row>
            <table:table-row>
              <table:table-cell office:value-type="string">
                <text:p>8_8_0.05_0.15</text:p>
              </table:table-cell>
              <table:table-cell office:value-type="float" office:value="0.935870638356">
                <text:p>0.935870638356</text:p>
              </table:table-cell>
              <table:table-cell office:value-type="float" office:value="5.94389485163">
                <text:p>5.94389485163</text:p>
              </table:table-cell>
            </table:table-row>
            <table:table-row>
              <table:table-cell office:value-type="string">
                <text:p>8_8_0.05_0.2</text:p>
              </table:table-cell>
              <table:table-cell office:value-type="float" office:value="0.91942383379">
                <text:p>0.91942383379</text:p>
              </table:table-cell>
              <table:table-cell office:value-type="float" office:value="5.8399394953">
                <text:p>5.8399394953</text:p>
              </table:table-cell>
            </table:table-row>
            <table:table-row>
              <table:table-cell office:value-type="string">
                <text:p>8_8_0.05_0.25</text:p>
              </table:table-cell>
              <table:table-cell office:value-type="float" office:value="0.903368984475">
                <text:p>0.903368984475</text:p>
              </table:table-cell>
              <table:table-cell office:value-type="float" office:value="5.7368004576">
                <text:p>5.7368004576</text:p>
              </table:table-cell>
            </table:table-row>
            <table:table-row>
              <table:table-cell office:value-type="string">
                <text:p>8_8_0.1_0.05</text:p>
              </table:table-cell>
              <table:table-cell office:value-type="float" office:value="0.952439905936">
                <text:p>0.952439905936</text:p>
              </table:table-cell>
              <table:table-cell office:value-type="float" office:value="6.04974150283">
                <text:p>6.04974150283</text:p>
              </table:table-cell>
            </table:table-row>
            <table:table-row>
              <table:table-cell office:value-type="string">
                <text:p>8_8_0.1_0.1</text:p>
              </table:table-cell>
              <table:table-cell office:value-type="float" office:value="0.935783591781">
                <text:p>0.935783591781</text:p>
              </table:table-cell>
              <table:table-cell office:value-type="float" office:value="5.9433419036">
                <text:p>5.9433419036</text:p>
              </table:table-cell>
            </table:table-row>
            <table:table-row>
              <table:table-cell office:value-type="string">
                <text:p>8_8_0.1_0.15</text:p>
              </table:table-cell>
              <table:table-cell office:value-type="float" office:value="0.919537707763">
                <text:p>0.919537707763</text:p>
              </table:table-cell>
              <table:table-cell office:value-type="float" office:value="5.84528982527">
                <text:p>5.84528982527</text:p>
              </table:table-cell>
            </table:table-row>
            <table:table-row>
              <table:table-cell office:value-type="string">
                <text:p>8_8_0.1_0.2</text:p>
              </table:table-cell>
              <table:table-cell office:value-type="float" office:value="0.903597057534">
                <text:p>0.903597057534</text:p>
              </table:table-cell>
              <table:table-cell office:value-type="float" office:value="5.74423434605">
                <text:p>5.74423434605</text:p>
              </table:table-cell>
            </table:table-row>
            <table:table-row>
              <table:table-cell office:value-type="string">
                <text:p>8_8_0.1_0.25</text:p>
              </table:table-cell>
              <table:table-cell office:value-type="float" office:value="0.886646924201">
                <text:p>0.886646924201</text:p>
              </table:table-cell>
              <table:table-cell office:value-type="float" office:value="5.62918267629">
                <text:p>5.62918267629</text:p>
              </table:table-cell>
            </table:table-row>
            <table:table-row>
              <table:table-cell office:value-type="string">
                <text:p>8_8_0.15_0.05</text:p>
              </table:table-cell>
              <table:table-cell office:value-type="float" office:value="0.936170412785">
                <text:p>0.936170412785</text:p>
              </table:table-cell>
              <table:table-cell office:value-type="float" office:value="5.94536052655">
                <text:p>5.94536052655</text:p>
              </table:table-cell>
            </table:table-row>
            <table:table-row>
              <table:table-cell office:value-type="string">
                <text:p>8_8_0.15_0.1</text:p>
              </table:table-cell>
              <table:table-cell office:value-type="float" office:value="0.918498341553">
                <text:p>0.918498341553</text:p>
              </table:table-cell>
              <table:table-cell office:value-type="float" office:value="5.83152897129">
                <text:p>5.83152897129</text:p>
              </table:table-cell>
            </table:table-row>
            <table:table-row>
              <table:table-cell office:value-type="string">
                <text:p>8_8_0.15_0.15</text:p>
              </table:table-cell>
              <table:table-cell office:value-type="float" office:value="0.902082238356">
                <text:p>0.902082238356</text:p>
              </table:table-cell>
              <table:table-cell office:value-type="float" office:value="5.72904960718">
                <text:p>5.72904960718</text:p>
              </table:table-cell>
            </table:table-row>
            <table:table-row>
              <table:table-cell office:value-type="string">
                <text:p>8_8_0.15_0.2</text:p>
              </table:table-cell>
              <table:table-cell office:value-type="float" office:value="0.887079336073">
                <text:p>0.887079336073</text:p>
              </table:table-cell>
              <table:table-cell office:value-type="float" office:value="5.63435918661">
                <text:p>5.63435918661</text:p>
              </table:table-cell>
            </table:table-row>
            <table:table-row>
              <table:table-cell office:value-type="string">
                <text:p>8_8_0.15_0.25</text:p>
              </table:table-cell>
              <table:table-cell office:value-type="float" office:value="0.870680356164">
                <text:p>0.870680356164</text:p>
              </table:table-cell>
              <table:table-cell office:value-type="float" office:value="5.53014187435">
                <text:p>5.53014187435</text:p>
              </table:table-cell>
            </table:table-row>
            <table:table-row>
              <table:table-cell office:value-type="string">
                <text:p>8_8_0.2_0.05</text:p>
              </table:table-cell>
              <table:table-cell office:value-type="float" office:value="0.918646354338">
                <text:p>0.918646354338</text:p>
              </table:table-cell>
              <table:table-cell office:value-type="float" office:value="5.83721157439">
                <text:p>5.83721157439</text:p>
              </table:table-cell>
            </table:table-row>
            <table:table-row>
              <table:table-cell office:value-type="string">
                <text:p>8_8_0.2_0.1</text:p>
              </table:table-cell>
              <table:table-cell office:value-type="float" office:value="0.902975961644">
                <text:p>0.902975961644</text:p>
              </table:table-cell>
              <table:table-cell office:value-type="float" office:value="5.73360539518">
                <text:p>5.73360539518</text:p>
              </table:table-cell>
            </table:table-row>
            <table:table-row>
              <table:table-cell office:value-type="string">
                <text:p>8_8_0.2_0.15</text:p>
              </table:table-cell>
              <table:table-cell office:value-type="float" office:value="0.887067143379">
                <text:p>0.887067143379</text:p>
              </table:table-cell>
              <table:table-cell office:value-type="float" office:value="5.63265020015">
                <text:p>5.63265020015</text:p>
              </table:table-cell>
            </table:table-row>
            <table:table-row>
              <table:table-cell office:value-type="string">
                <text:p>8_8_0.2_0.2</text:p>
              </table:table-cell>
              <table:table-cell office:value-type="float" office:value="0.870480044749">
                <text:p>0.870480044749</text:p>
              </table:table-cell>
              <table:table-cell office:value-type="float" office:value="5.52758094368">
                <text:p>5.52758094368</text:p>
              </table:table-cell>
            </table:table-row>
            <table:table-row>
              <table:table-cell office:value-type="string">
                <text:p>8_8_0.2_0.25</text:p>
              </table:table-cell>
              <table:table-cell office:value-type="float" office:value="0.854270168037">
                <text:p>0.854270168037</text:p>
              </table:table-cell>
              <table:table-cell office:value-type="float" office:value="5.42396191629">
                <text:p>5.42396191629</text:p>
              </table:table-cell>
            </table:table-row>
            <table:table-row>
              <table:table-cell office:value-type="string">
                <text:p>8_8_0.25_0.05</text:p>
              </table:table-cell>
              <table:table-cell office:value-type="float" office:value="0.902595418265">
                <text:p>0.902595418265</text:p>
              </table:table-cell>
              <table:table-cell office:value-type="float" office:value="5.73484982422">
                <text:p>5.73484982422</text:p>
              </table:table-cell>
            </table:table-row>
            <table:table-row>
              <table:table-cell office:value-type="string">
                <text:p>8_8_0.25_0.1</text:p>
              </table:table-cell>
              <table:table-cell office:value-type="float" office:value="0.885473739726">
                <text:p>0.885473739726</text:p>
              </table:table-cell>
              <table:table-cell office:value-type="float" office:value="5.62606450898">
                <text:p>5.62606450898</text:p>
              </table:table-cell>
            </table:table-row>
            <table:table-row>
              <table:table-cell office:value-type="string">
                <text:p>8_8_0.25_0.15</text:p>
              </table:table-cell>
              <table:table-cell office:value-type="float" office:value="0.870068317808">
                <text:p>0.870068317808</text:p>
              </table:table-cell>
              <table:table-cell office:value-type="float" office:value="5.52851103045">
                <text:p>5.52851103045</text:p>
              </table:table-cell>
            </table:table-row>
            <table:table-row>
              <table:table-cell office:value-type="string">
                <text:p>8_8_0.25_0.2</text:p>
              </table:table-cell>
              <table:table-cell office:value-type="float" office:value="0.854061805479">
                <text:p>0.854061805479</text:p>
              </table:table-cell>
              <table:table-cell office:value-type="float" office:value="5.42878830038">
                <text:p>5.42878830038</text:p>
              </table:table-cell>
            </table:table-row>
            <table:table-row>
              <table:table-cell office:value-type="string">
                <text:p>8_8_0.25_0.25</text:p>
              </table:table-cell>
              <table:table-cell office:value-type="float" office:value="0.837727505023">
                <text:p>0.837727505023</text:p>
              </table:table-cell>
              <table:table-cell office:value-type="float" office:value="5.32348116883">
                <text:p>5.32348116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